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5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4"/>
    <style:style style:name="ce4" style:family="table-cell" style:parent-style-name="Default" style:data-style-name="N0">
      <style:text-properties fo:color="#008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 style:data-style-name="N0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ZadanieA" table:style-name="ta1">
        <table:table-column table:style-name="co1" table:default-cell-style-name="ce2"/>
        <table:table-column table:style-name="co2" table:default-cell-style-name="Default"/>
        <table:table-column table:style-name="co2" table:number-columns-repeated="2" table:default-cell-style-name="ce3"/>
        <table:table-column table:style-name="co2" table:visibility="collapse" table:default-cell-style-name="Default"/>
        <table:table-column table:style-name="co3" table:visibility="collapse" table:default-cell-style-name="ce4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czba zakupionych sztuk</text:p>
          </table:table-cell>
          <table:table-cell/>
          <table:table-cell table:style-name="Default" office:value-type="string" calcext:value-type="string">
            <text:p>Producent a</text:p>
          </table:table-cell>
          <table:table-cell table:style-name="Default" office:value-type="string" calcext:value-type="string">
            <text:p>Producent b</text:p>
          </table:table-cell>
          <table:table-cell/>
          <table:table-cell table:style-name="Default" office:value-type="string" calcext:value-type="string">
            <text:p>a&lt;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A2] &lt;= 500; [.A2]*(1-0.15)*12; [.A2]*(1-0.25)*12)" office:value-type="currency" office:currency="PLN" office:value="102" calcext:value-type="currency">
            <text:p>102,00 zł</text:p>
          </table:table-cell>
          <table:table-cell table:formula="of:=IF([.A2] &lt;= 300; [.A2]*(1-0.1)*12;&#10;     IF([.A2] &lt;= 600; 300*(1-0.1)*12 + ([.A2]-300)*(1-0.25)*12; &#10;&#10;[.A2]*(1-0.35)*12))" office:value-type="currency" office:currency="PLN" office:value="108" calcext:value-type="currency">
            <text:p>108,00 zł</text:p>
          </table:table-cell>
          <table:table-cell/>
          <table:table-cell table:formula="of:=IF([.C2]&lt;[.D2]; &quot;tak&quot;; &quot;&quot;)" office:value-type="string" office:string-value="tak" calcext:value-type="string">
            <text:p>tak</text:p>
          </table:table-cell>
          <table:table-cell table:style-name="ce2" office:value-type="string" calcext:value-type="string">
            <text:p>Przedział:</text:p>
          </table:table-cell>
          <table:table-cell table:style-name="ce2" office:value-type="string" calcext:value-type="string">
            <text:p>&lt;10,440&gt; i &lt;510,600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A3] &lt;= 500; [.A3]*(1-0.15)*12; [.A3]*(1-0.25)*12)" office:value-type="currency" office:currency="PLN" office:value="204" calcext:value-type="currency">
            <text:p>204,00 zł</text:p>
          </table:table-cell>
          <table:table-cell table:formula="of:=IF([.A3] &lt;= 300; [.A3]*(1-0.1)*12;&#10;     IF([.A3] &lt;= 600; 300*(1-0.1)*12 + ([.A3]-300)*(1-0.25)*12; &#10;&#10;[.A3]*(1-0.35)*12))" office:value-type="currency" office:currency="PLN" office:value="216" calcext:value-type="currency">
            <text:p>216,00 zł</text:p>
          </table:table-cell>
          <table:table-cell/>
          <table:table-cell table:formula="of:=IF([.C3]&lt;[.D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A4] &lt;= 500; [.A4]*(1-0.15)*12; [.A4]*(1-0.25)*12)" office:value-type="currency" office:currency="PLN" office:value="306" calcext:value-type="currency">
            <text:p>306,00 zł</text:p>
          </table:table-cell>
          <table:table-cell table:formula="of:=IF([.A4] &lt;= 300; [.A4]*(1-0.1)*12;&#10;     IF([.A4] &lt;= 600; 300*(1-0.1)*12 + ([.A4]-300)*(1-0.25)*12; &#10;&#10;[.A4]*(1-0.35)*12))" office:value-type="currency" office:currency="PLN" office:value="324" calcext:value-type="currency">
            <text:p>324,00 zł</text:p>
          </table:table-cell>
          <table:table-cell/>
          <table:table-cell table:formula="of:=IF([.C4]&lt;[.D4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A5] &lt;= 500; [.A5]*(1-0.15)*12; [.A5]*(1-0.25)*12)" office:value-type="currency" office:currency="PLN" office:value="408" calcext:value-type="currency">
            <text:p>408,00 zł</text:p>
          </table:table-cell>
          <table:table-cell table:formula="of:=IF([.A5] &lt;= 300; [.A5]*(1-0.1)*12;&#10;     IF([.A5] &lt;= 600; 300*(1-0.1)*12 + ([.A5]-300)*(1-0.25)*12; &#10;&#10;[.A5]*(1-0.35)*12))" office:value-type="currency" office:currency="PLN" office:value="432" calcext:value-type="currency">
            <text:p>432,00 zł</text:p>
          </table:table-cell>
          <table:table-cell/>
          <table:table-cell table:formula="of:=IF([.C5]&lt;[.D5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A6] &lt;= 500; [.A6]*(1-0.15)*12; [.A6]*(1-0.25)*12)" office:value-type="currency" office:currency="PLN" office:value="510" calcext:value-type="currency">
            <text:p>510,00 zł</text:p>
          </table:table-cell>
          <table:table-cell table:formula="of:=IF([.A6] &lt;= 300; [.A6]*(1-0.1)*12;&#10;     IF([.A6] &lt;= 600; 300*(1-0.1)*12 + ([.A6]-300)*(1-0.25)*12; &#10;&#10;[.A6]*(1-0.35)*12))" office:value-type="currency" office:currency="PLN" office:value="540" calcext:value-type="currency">
            <text:p>540,00 zł</text:p>
          </table:table-cell>
          <table:table-cell/>
          <table:table-cell table:formula="of:=IF([.C6]&lt;[.D6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A7] &lt;= 500; [.A7]*(1-0.15)*12; [.A7]*(1-0.25)*12)" office:value-type="currency" office:currency="PLN" office:value="612" calcext:value-type="currency">
            <text:p>612,00 zł</text:p>
          </table:table-cell>
          <table:table-cell table:formula="of:=IF([.A7] &lt;= 300; [.A7]*(1-0.1)*12;&#10;     IF([.A7] &lt;= 600; 300*(1-0.1)*12 + ([.A7]-300)*(1-0.25)*12; &#10;&#10;[.A7]*(1-0.35)*12))" office:value-type="currency" office:currency="PLN" office:value="648" calcext:value-type="currency">
            <text:p>648,00 zł</text:p>
          </table:table-cell>
          <table:table-cell/>
          <table:table-cell table:formula="of:=IF([.C7]&lt;[.D7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A8] &lt;= 500; [.A8]*(1-0.15)*12; [.A8]*(1-0.25)*12)" office:value-type="currency" office:currency="PLN" office:value="714" calcext:value-type="currency">
            <text:p>714,00 zł</text:p>
          </table:table-cell>
          <table:table-cell table:formula="of:=IF([.A8] &lt;= 300; [.A8]*(1-0.1)*12;&#10;     IF([.A8] &lt;= 600; 300*(1-0.1)*12 + ([.A8]-300)*(1-0.25)*12; &#10;&#10;[.A8]*(1-0.35)*12))" office:value-type="currency" office:currency="PLN" office:value="756" calcext:value-type="currency">
            <text:p>756,00 zł</text:p>
          </table:table-cell>
          <table:table-cell/>
          <table:table-cell table:formula="of:=IF([.C8]&lt;[.D8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A9] &lt;= 500; [.A9]*(1-0.15)*12; [.A9]*(1-0.25)*12)" office:value-type="currency" office:currency="PLN" office:value="816" calcext:value-type="currency">
            <text:p>816,00 zł</text:p>
          </table:table-cell>
          <table:table-cell table:formula="of:=IF([.A9] &lt;= 300; [.A9]*(1-0.1)*12;&#10;     IF([.A9] &lt;= 600; 300*(1-0.1)*12 + ([.A9]-300)*(1-0.25)*12; &#10;&#10;[.A9]*(1-0.35)*12))" office:value-type="currency" office:currency="PLN" office:value="864" calcext:value-type="currency">
            <text:p>864,00 zł</text:p>
          </table:table-cell>
          <table:table-cell/>
          <table:table-cell table:formula="of:=IF([.C9]&lt;[.D9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A10] &lt;= 500; [.A10]*(1-0.15)*12; [.A10]*(1-0.25)*12)" office:value-type="currency" office:currency="PLN" office:value="918" calcext:value-type="currency">
            <text:p>918,00 zł</text:p>
          </table:table-cell>
          <table:table-cell table:formula="of:=IF([.A10] &lt;= 300; [.A10]*(1-0.1)*12;&#10;     IF([.A10] &lt;= 600; 300*(1-0.1)*12 + ([.A10]-300)*(1-0.25)*12; &#10;&#10;[.A10]*(1-0.35)*12))" office:value-type="currency" office:currency="PLN" office:value="972" calcext:value-type="currency">
            <text:p>972,00 zł</text:p>
          </table:table-cell>
          <table:table-cell/>
          <table:table-cell table:formula="of:=IF([.C10]&lt;[.D10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A11] &lt;= 500; [.A11]*(1-0.15)*12; [.A11]*(1-0.25)*12)" office:value-type="currency" office:currency="PLN" office:value="1020" calcext:value-type="currency">
            <text:p>1 020,00 zł</text:p>
          </table:table-cell>
          <table:table-cell table:formula="of:=IF([.A11] &lt;= 300; [.A11]*(1-0.1)*12;&#10;     IF([.A11] &lt;= 600; 300*(1-0.1)*12 + ([.A11]-300)*(1-0.25)*12; &#10;&#10;[.A11]*(1-0.35)*12))" office:value-type="currency" office:currency="PLN" office:value="1080" calcext:value-type="currency">
            <text:p>1 080,00 zł</text:p>
          </table:table-cell>
          <table:table-cell/>
          <table:table-cell table:formula="of:=IF([.C11]&lt;[.D1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A12] &lt;= 500; [.A12]*(1-0.15)*12; [.A12]*(1-0.25)*12)" office:value-type="currency" office:currency="PLN" office:value="1122" calcext:value-type="currency">
            <text:p>1 122,00 zł</text:p>
          </table:table-cell>
          <table:table-cell table:formula="of:=IF([.A12] &lt;= 300; [.A12]*(1-0.1)*12;&#10;     IF([.A12] &lt;= 600; 300*(1-0.1)*12 + ([.A12]-300)*(1-0.25)*12; &#10;&#10;[.A12]*(1-0.35)*12))" office:value-type="currency" office:currency="PLN" office:value="1188" calcext:value-type="currency">
            <text:p>1 188,00 zł</text:p>
          </table:table-cell>
          <table:table-cell/>
          <table:table-cell table:formula="of:=IF([.C12]&lt;[.D12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A13] &lt;= 500; [.A13]*(1-0.15)*12; [.A13]*(1-0.25)*12)" office:value-type="currency" office:currency="PLN" office:value="1224" calcext:value-type="currency">
            <text:p>1 224,00 zł</text:p>
          </table:table-cell>
          <table:table-cell table:formula="of:=IF([.A13] &lt;= 300; [.A13]*(1-0.1)*12;&#10;     IF([.A13] &lt;= 600; 300*(1-0.1)*12 + ([.A13]-300)*(1-0.25)*12; &#10;&#10;[.A13]*(1-0.35)*12))" office:value-type="currency" office:currency="PLN" office:value="1296" calcext:value-type="currency">
            <text:p>1 296,00 zł</text:p>
          </table:table-cell>
          <table:table-cell/>
          <table:table-cell table:formula="of:=IF([.C13]&lt;[.D1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A14] &lt;= 500; [.A14]*(1-0.15)*12; [.A14]*(1-0.25)*12)" office:value-type="currency" office:currency="PLN" office:value="1326" calcext:value-type="currency">
            <text:p>1 326,00 zł</text:p>
          </table:table-cell>
          <table:table-cell table:formula="of:=IF([.A14] &lt;= 300; [.A14]*(1-0.1)*12;&#10;     IF([.A14] &lt;= 600; 300*(1-0.1)*12 + ([.A14]-300)*(1-0.25)*12; &#10;&#10;[.A14]*(1-0.35)*12))" office:value-type="currency" office:currency="PLN" office:value="1404" calcext:value-type="currency">
            <text:p>1 404,00 zł</text:p>
          </table:table-cell>
          <table:table-cell/>
          <table:table-cell table:formula="of:=IF([.C14]&lt;[.D14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A15] &lt;= 500; [.A15]*(1-0.15)*12; [.A15]*(1-0.25)*12)" office:value-type="currency" office:currency="PLN" office:value="1428" calcext:value-type="currency">
            <text:p>1 428,00 zł</text:p>
          </table:table-cell>
          <table:table-cell table:formula="of:=IF([.A15] &lt;= 300; [.A15]*(1-0.1)*12;&#10;     IF([.A15] &lt;= 600; 300*(1-0.1)*12 + ([.A15]-300)*(1-0.25)*12; &#10;&#10;[.A15]*(1-0.35)*12))" office:value-type="currency" office:currency="PLN" office:value="1512" calcext:value-type="currency">
            <text:p>1 512,00 zł</text:p>
          </table:table-cell>
          <table:table-cell/>
          <table:table-cell table:formula="of:=IF([.C15]&lt;[.D15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A16] &lt;= 500; [.A16]*(1-0.15)*12; [.A16]*(1-0.25)*12)" office:value-type="currency" office:currency="PLN" office:value="1530" calcext:value-type="currency">
            <text:p>1 530,00 zł</text:p>
          </table:table-cell>
          <table:table-cell table:formula="of:=IF([.A16] &lt;= 300; [.A16]*(1-0.1)*12;&#10;     IF([.A16] &lt;= 600; 300*(1-0.1)*12 + ([.A16]-300)*(1-0.25)*12; &#10;&#10;[.A16]*(1-0.35)*12))" office:value-type="currency" office:currency="PLN" office:value="1620" calcext:value-type="currency">
            <text:p>1 620,00 zł</text:p>
          </table:table-cell>
          <table:table-cell/>
          <table:table-cell table:formula="of:=IF([.C16]&lt;[.D16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A17] &lt;= 500; [.A17]*(1-0.15)*12; [.A17]*(1-0.25)*12)" office:value-type="currency" office:currency="PLN" office:value="1632" calcext:value-type="currency">
            <text:p>1 632,00 zł</text:p>
          </table:table-cell>
          <table:table-cell table:formula="of:=IF([.A17] &lt;= 300; [.A17]*(1-0.1)*12;&#10;     IF([.A17] &lt;= 600; 300*(1-0.1)*12 + ([.A17]-300)*(1-0.25)*12; &#10;&#10;[.A17]*(1-0.35)*12))" office:value-type="currency" office:currency="PLN" office:value="1728" calcext:value-type="currency">
            <text:p>1 728,00 zł</text:p>
          </table:table-cell>
          <table:table-cell/>
          <table:table-cell table:formula="of:=IF([.C17]&lt;[.D17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A18] &lt;= 500; [.A18]*(1-0.15)*12; [.A18]*(1-0.25)*12)" office:value-type="currency" office:currency="PLN" office:value="1734" calcext:value-type="currency">
            <text:p>1 734,00 zł</text:p>
          </table:table-cell>
          <table:table-cell table:formula="of:=IF([.A18] &lt;= 300; [.A18]*(1-0.1)*12;&#10;     IF([.A18] &lt;= 600; 300*(1-0.1)*12 + ([.A18]-300)*(1-0.25)*12; &#10;&#10;[.A18]*(1-0.35)*12))" office:value-type="currency" office:currency="PLN" office:value="1836" calcext:value-type="currency">
            <text:p>1 836,00 zł</text:p>
          </table:table-cell>
          <table:table-cell/>
          <table:table-cell table:formula="of:=IF([.C18]&lt;[.D18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A19] &lt;= 500; [.A19]*(1-0.15)*12; [.A19]*(1-0.25)*12)" office:value-type="currency" office:currency="PLN" office:value="1836" calcext:value-type="currency">
            <text:p>1 836,00 zł</text:p>
          </table:table-cell>
          <table:table-cell table:formula="of:=IF([.A19] &lt;= 300; [.A19]*(1-0.1)*12;&#10;     IF([.A19] &lt;= 600; 300*(1-0.1)*12 + ([.A19]-300)*(1-0.25)*12; &#10;&#10;[.A19]*(1-0.35)*12))" office:value-type="currency" office:currency="PLN" office:value="1944" calcext:value-type="currency">
            <text:p>1 944,00 zł</text:p>
          </table:table-cell>
          <table:table-cell/>
          <table:table-cell table:formula="of:=IF([.C19]&lt;[.D19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A20] &lt;= 500; [.A20]*(1-0.15)*12; [.A20]*(1-0.25)*12)" office:value-type="currency" office:currency="PLN" office:value="1938" calcext:value-type="currency">
            <text:p>1 938,00 zł</text:p>
          </table:table-cell>
          <table:table-cell table:formula="of:=IF([.A20] &lt;= 300; [.A20]*(1-0.1)*12;&#10;     IF([.A20] &lt;= 600; 300*(1-0.1)*12 + ([.A20]-300)*(1-0.25)*12; &#10;&#10;[.A20]*(1-0.35)*12))" office:value-type="currency" office:currency="PLN" office:value="2052" calcext:value-type="currency">
            <text:p>2 052,00 zł</text:p>
          </table:table-cell>
          <table:table-cell/>
          <table:table-cell table:formula="of:=IF([.C20]&lt;[.D20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A21] &lt;= 500; [.A21]*(1-0.15)*12; [.A21]*(1-0.25)*12)" office:value-type="currency" office:currency="PLN" office:value="2040" calcext:value-type="currency">
            <text:p>2 040,00 zł</text:p>
          </table:table-cell>
          <table:table-cell table:formula="of:=IF([.A21] &lt;= 300; [.A21]*(1-0.1)*12;&#10;     IF([.A21] &lt;= 600; 300*(1-0.1)*12 + ([.A21]-300)*(1-0.25)*12; &#10;&#10;[.A21]*(1-0.35)*12))" office:value-type="currency" office:currency="PLN" office:value="2160" calcext:value-type="currency">
            <text:p>2 160,00 zł</text:p>
          </table:table-cell>
          <table:table-cell/>
          <table:table-cell table:formula="of:=IF([.C21]&lt;[.D2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A22] &lt;= 500; [.A22]*(1-0.15)*12; [.A22]*(1-0.25)*12)" office:value-type="currency" office:currency="PLN" office:value="2142" calcext:value-type="currency">
            <text:p>2 142,00 zł</text:p>
          </table:table-cell>
          <table:table-cell table:formula="of:=IF([.A22] &lt;= 300; [.A22]*(1-0.1)*12;&#10;     IF([.A22] &lt;= 600; 300*(1-0.1)*12 + ([.A22]-300)*(1-0.25)*12; &#10;&#10;[.A22]*(1-0.35)*12))" office:value-type="currency" office:currency="PLN" office:value="2268" calcext:value-type="currency">
            <text:p>2 268,00 zł</text:p>
          </table:table-cell>
          <table:table-cell/>
          <table:table-cell table:formula="of:=IF([.C22]&lt;[.D22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A23] &lt;= 500; [.A23]*(1-0.15)*12; [.A23]*(1-0.25)*12)" office:value-type="currency" office:currency="PLN" office:value="2244" calcext:value-type="currency">
            <text:p>2 244,00 zł</text:p>
          </table:table-cell>
          <table:table-cell table:formula="of:=IF([.A23] &lt;= 300; [.A23]*(1-0.1)*12;&#10;     IF([.A23] &lt;= 600; 300*(1-0.1)*12 + ([.A23]-300)*(1-0.25)*12; &#10;&#10;[.A23]*(1-0.35)*12))" office:value-type="currency" office:currency="PLN" office:value="2376" calcext:value-type="currency">
            <text:p>2 376,00 zł</text:p>
          </table:table-cell>
          <table:table-cell/>
          <table:table-cell table:formula="of:=IF([.C23]&lt;[.D2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A24] &lt;= 500; [.A24]*(1-0.15)*12; [.A24]*(1-0.25)*12)" office:value-type="currency" office:currency="PLN" office:value="2346" calcext:value-type="currency">
            <text:p>2 346,00 zł</text:p>
          </table:table-cell>
          <table:table-cell table:formula="of:=IF([.A24] &lt;= 300; [.A24]*(1-0.1)*12;&#10;     IF([.A24] &lt;= 600; 300*(1-0.1)*12 + ([.A24]-300)*(1-0.25)*12; &#10;&#10;[.A24]*(1-0.35)*12))" office:value-type="currency" office:currency="PLN" office:value="2484" calcext:value-type="currency">
            <text:p>2 484,00 zł</text:p>
          </table:table-cell>
          <table:table-cell/>
          <table:table-cell table:formula="of:=IF([.C24]&lt;[.D24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A25] &lt;= 500; [.A25]*(1-0.15)*12; [.A25]*(1-0.25)*12)" office:value-type="currency" office:currency="PLN" office:value="2448" calcext:value-type="currency">
            <text:p>2 448,00 zł</text:p>
          </table:table-cell>
          <table:table-cell table:formula="of:=IF([.A25] &lt;= 300; [.A25]*(1-0.1)*12;&#10;     IF([.A25] &lt;= 600; 300*(1-0.1)*12 + ([.A25]-300)*(1-0.25)*12; &#10;&#10;[.A25]*(1-0.35)*12))" office:value-type="currency" office:currency="PLN" office:value="2592" calcext:value-type="currency">
            <text:p>2 592,00 zł</text:p>
          </table:table-cell>
          <table:table-cell/>
          <table:table-cell table:formula="of:=IF([.C25]&lt;[.D25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A26] &lt;= 500; [.A26]*(1-0.15)*12; [.A26]*(1-0.25)*12)" office:value-type="currency" office:currency="PLN" office:value="2550" calcext:value-type="currency">
            <text:p>2 550,00 zł</text:p>
          </table:table-cell>
          <table:table-cell table:formula="of:=IF([.A26] &lt;= 300; [.A26]*(1-0.1)*12;&#10;     IF([.A26] &lt;= 600; 300*(1-0.1)*12 + ([.A26]-300)*(1-0.25)*12; &#10;&#10;[.A26]*(1-0.35)*12))" office:value-type="currency" office:currency="PLN" office:value="2700" calcext:value-type="currency">
            <text:p>2 700,00 zł</text:p>
          </table:table-cell>
          <table:table-cell/>
          <table:table-cell table:formula="of:=IF([.C26]&lt;[.D26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A27] &lt;= 500; [.A27]*(1-0.15)*12; [.A27]*(1-0.25)*12)" office:value-type="currency" office:currency="PLN" office:value="2652" calcext:value-type="currency">
            <text:p>2 652,00 zł</text:p>
          </table:table-cell>
          <table:table-cell table:formula="of:=IF([.A27] &lt;= 300; [.A27]*(1-0.1)*12;&#10;     IF([.A27] &lt;= 600; 300*(1-0.1)*12 + ([.A27]-300)*(1-0.25)*12; &#10;&#10;[.A27]*(1-0.35)*12))" office:value-type="currency" office:currency="PLN" office:value="2808" calcext:value-type="currency">
            <text:p>2 808,00 zł</text:p>
          </table:table-cell>
          <table:table-cell/>
          <table:table-cell table:formula="of:=IF([.C27]&lt;[.D27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A28] &lt;= 500; [.A28]*(1-0.15)*12; [.A28]*(1-0.25)*12)" office:value-type="currency" office:currency="PLN" office:value="2754" calcext:value-type="currency">
            <text:p>2 754,00 zł</text:p>
          </table:table-cell>
          <table:table-cell table:formula="of:=IF([.A28] &lt;= 300; [.A28]*(1-0.1)*12;&#10;     IF([.A28] &lt;= 600; 300*(1-0.1)*12 + ([.A28]-300)*(1-0.25)*12; &#10;&#10;[.A28]*(1-0.35)*12))" office:value-type="currency" office:currency="PLN" office:value="2916" calcext:value-type="currency">
            <text:p>2 916,00 zł</text:p>
          </table:table-cell>
          <table:table-cell/>
          <table:table-cell table:formula="of:=IF([.C28]&lt;[.D28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A29] &lt;= 500; [.A29]*(1-0.15)*12; [.A29]*(1-0.25)*12)" office:value-type="currency" office:currency="PLN" office:value="2856" calcext:value-type="currency">
            <text:p>2 856,00 zł</text:p>
          </table:table-cell>
          <table:table-cell table:formula="of:=IF([.A29] &lt;= 300; [.A29]*(1-0.1)*12;&#10;     IF([.A29] &lt;= 600; 300*(1-0.1)*12 + ([.A29]-300)*(1-0.25)*12; &#10;&#10;[.A29]*(1-0.35)*12))" office:value-type="currency" office:currency="PLN" office:value="3024" calcext:value-type="currency">
            <text:p>3 024,00 zł</text:p>
          </table:table-cell>
          <table:table-cell/>
          <table:table-cell table:formula="of:=IF([.C29]&lt;[.D29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A30] &lt;= 500; [.A30]*(1-0.15)*12; [.A30]*(1-0.25)*12)" office:value-type="currency" office:currency="PLN" office:value="2958" calcext:value-type="currency">
            <text:p>2 958,00 zł</text:p>
          </table:table-cell>
          <table:table-cell table:formula="of:=IF([.A30] &lt;= 300; [.A30]*(1-0.1)*12;&#10;     IF([.A30] &lt;= 600; 300*(1-0.1)*12 + ([.A30]-300)*(1-0.25)*12; &#10;&#10;[.A30]*(1-0.35)*12))" office:value-type="currency" office:currency="PLN" office:value="3132" calcext:value-type="currency">
            <text:p>3 132,00 zł</text:p>
          </table:table-cell>
          <table:table-cell/>
          <table:table-cell table:formula="of:=IF([.C30]&lt;[.D30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A31] &lt;= 500; [.A31]*(1-0.15)*12; [.A31]*(1-0.25)*12)" office:value-type="currency" office:currency="PLN" office:value="3060" calcext:value-type="currency">
            <text:p>3 060,00 zł</text:p>
          </table:table-cell>
          <table:table-cell table:formula="of:=IF([.A31] &lt;= 300; [.A31]*(1-0.1)*12;&#10;     IF([.A31] &lt;= 600; 300*(1-0.1)*12 + ([.A31]-300)*(1-0.25)*12; &#10;&#10;[.A31]*(1-0.35)*12))" office:value-type="currency" office:currency="PLN" office:value="3240" calcext:value-type="currency">
            <text:p>3 240,00 zł</text:p>
          </table:table-cell>
          <table:table-cell/>
          <table:table-cell table:formula="of:=IF([.C31]&lt;[.D3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A32] &lt;= 500; [.A32]*(1-0.15)*12; [.A32]*(1-0.25)*12)" office:value-type="currency" office:currency="PLN" office:value="3162" calcext:value-type="currency">
            <text:p>3 162,00 zł</text:p>
          </table:table-cell>
          <table:table-cell table:formula="of:=IF([.A32] &lt;= 300; [.A32]*(1-0.1)*12;&#10;     IF([.A32] &lt;= 600; 300*(1-0.1)*12 + ([.A32]-300)*(1-0.25)*12; &#10;&#10;[.A32]*(1-0.35)*12))" office:value-type="currency" office:currency="PLN" office:value="3330" calcext:value-type="currency">
            <text:p>3 330,00 zł</text:p>
          </table:table-cell>
          <table:table-cell/>
          <table:table-cell table:formula="of:=IF([.C32]&lt;[.D32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A33] &lt;= 500; [.A33]*(1-0.15)*12; [.A33]*(1-0.25)*12)" office:value-type="currency" office:currency="PLN" office:value="3264" calcext:value-type="currency">
            <text:p>3 264,00 zł</text:p>
          </table:table-cell>
          <table:table-cell table:formula="of:=IF([.A33] &lt;= 300; [.A33]*(1-0.1)*12;&#10;     IF([.A33] &lt;= 600; 300*(1-0.1)*12 + ([.A33]-300)*(1-0.25)*12; &#10;&#10;[.A33]*(1-0.35)*12))" office:value-type="currency" office:currency="PLN" office:value="3420" calcext:value-type="currency">
            <text:p>3 420,00 zł</text:p>
          </table:table-cell>
          <table:table-cell/>
          <table:table-cell table:formula="of:=IF([.C33]&lt;[.D3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A34] &lt;= 500; [.A34]*(1-0.15)*12; [.A34]*(1-0.25)*12)" office:value-type="currency" office:currency="PLN" office:value="3366" calcext:value-type="currency">
            <text:p>3 366,00 zł</text:p>
          </table:table-cell>
          <table:table-cell table:formula="of:=IF([.A34] &lt;= 300; [.A34]*(1-0.1)*12;&#10;     IF([.A34] &lt;= 600; 300*(1-0.1)*12 + ([.A34]-300)*(1-0.25)*12; &#10;&#10;[.A34]*(1-0.35)*12))" office:value-type="currency" office:currency="PLN" office:value="3510" calcext:value-type="currency">
            <text:p>3 510,00 zł</text:p>
          </table:table-cell>
          <table:table-cell/>
          <table:table-cell table:formula="of:=IF([.C34]&lt;[.D34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A35] &lt;= 500; [.A35]*(1-0.15)*12; [.A35]*(1-0.25)*12)" office:value-type="currency" office:currency="PLN" office:value="3468" calcext:value-type="currency">
            <text:p>3 468,00 zł</text:p>
          </table:table-cell>
          <table:table-cell table:formula="of:=IF([.A35] &lt;= 300; [.A35]*(1-0.1)*12;&#10;     IF([.A35] &lt;= 600; 300*(1-0.1)*12 + ([.A35]-300)*(1-0.25)*12; &#10;&#10;[.A35]*(1-0.35)*12))" office:value-type="currency" office:currency="PLN" office:value="3600" calcext:value-type="currency">
            <text:p>3 600,00 zł</text:p>
          </table:table-cell>
          <table:table-cell/>
          <table:table-cell table:formula="of:=IF([.C35]&lt;[.D35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A36] &lt;= 500; [.A36]*(1-0.15)*12; [.A36]*(1-0.25)*12)" office:value-type="currency" office:currency="PLN" office:value="3570" calcext:value-type="currency">
            <text:p>3 570,00 zł</text:p>
          </table:table-cell>
          <table:table-cell table:formula="of:=IF([.A36] &lt;= 300; [.A36]*(1-0.1)*12;&#10;     IF([.A36] &lt;= 600; 300*(1-0.1)*12 + ([.A36]-300)*(1-0.25)*12; &#10;&#10;[.A36]*(1-0.35)*12))" office:value-type="currency" office:currency="PLN" office:value="3690" calcext:value-type="currency">
            <text:p>3 690,00 zł</text:p>
          </table:table-cell>
          <table:table-cell/>
          <table:table-cell table:formula="of:=IF([.C36]&lt;[.D36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A37] &lt;= 500; [.A37]*(1-0.15)*12; [.A37]*(1-0.25)*12)" office:value-type="currency" office:currency="PLN" office:value="3672" calcext:value-type="currency">
            <text:p>3 672,00 zł</text:p>
          </table:table-cell>
          <table:table-cell table:formula="of:=IF([.A37] &lt;= 300; [.A37]*(1-0.1)*12;&#10;     IF([.A37] &lt;= 600; 300*(1-0.1)*12 + ([.A37]-300)*(1-0.25)*12; &#10;&#10;[.A37]*(1-0.35)*12))" office:value-type="currency" office:currency="PLN" office:value="3780" calcext:value-type="currency">
            <text:p>3 780,00 zł</text:p>
          </table:table-cell>
          <table:table-cell/>
          <table:table-cell table:formula="of:=IF([.C37]&lt;[.D37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A38] &lt;= 500; [.A38]*(1-0.15)*12; [.A38]*(1-0.25)*12)" office:value-type="currency" office:currency="PLN" office:value="3774" calcext:value-type="currency">
            <text:p>3 774,00 zł</text:p>
          </table:table-cell>
          <table:table-cell table:formula="of:=IF([.A38] &lt;= 300; [.A38]*(1-0.1)*12;&#10;     IF([.A38] &lt;= 600; 300*(1-0.1)*12 + ([.A38]-300)*(1-0.25)*12; &#10;&#10;[.A38]*(1-0.35)*12))" office:value-type="currency" office:currency="PLN" office:value="3870" calcext:value-type="currency">
            <text:p>3 870,00 zł</text:p>
          </table:table-cell>
          <table:table-cell/>
          <table:table-cell table:formula="of:=IF([.C38]&lt;[.D38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A39] &lt;= 500; [.A39]*(1-0.15)*12; [.A39]*(1-0.25)*12)" office:value-type="currency" office:currency="PLN" office:value="3876" calcext:value-type="currency">
            <text:p>3 876,00 zł</text:p>
          </table:table-cell>
          <table:table-cell table:formula="of:=IF([.A39] &lt;= 300; [.A39]*(1-0.1)*12;&#10;     IF([.A39] &lt;= 600; 300*(1-0.1)*12 + ([.A39]-300)*(1-0.25)*12; &#10;&#10;[.A39]*(1-0.35)*12))" office:value-type="currency" office:currency="PLN" office:value="3960" calcext:value-type="currency">
            <text:p>3 960,00 zł</text:p>
          </table:table-cell>
          <table:table-cell/>
          <table:table-cell table:formula="of:=IF([.C39]&lt;[.D39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A40] &lt;= 500; [.A40]*(1-0.15)*12; [.A40]*(1-0.25)*12)" office:value-type="currency" office:currency="PLN" office:value="3978" calcext:value-type="currency">
            <text:p>3 978,00 zł</text:p>
          </table:table-cell>
          <table:table-cell table:formula="of:=IF([.A40] &lt;= 300; [.A40]*(1-0.1)*12;&#10;     IF([.A40] &lt;= 600; 300*(1-0.1)*12 + ([.A40]-300)*(1-0.25)*12; &#10;&#10;[.A40]*(1-0.35)*12))" office:value-type="currency" office:currency="PLN" office:value="4050" calcext:value-type="currency">
            <text:p>4 050,00 zł</text:p>
          </table:table-cell>
          <table:table-cell/>
          <table:table-cell table:formula="of:=IF([.C40]&lt;[.D40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A41] &lt;= 500; [.A41]*(1-0.15)*12; [.A41]*(1-0.25)*12)" office:value-type="currency" office:currency="PLN" office:value="4080" calcext:value-type="currency">
            <text:p>4 080,00 zł</text:p>
          </table:table-cell>
          <table:table-cell table:formula="of:=IF([.A41] &lt;= 300; [.A41]*(1-0.1)*12;&#10;     IF([.A41] &lt;= 600; 300*(1-0.1)*12 + ([.A41]-300)*(1-0.25)*12; &#10;&#10;[.A41]*(1-0.35)*12))" office:value-type="currency" office:currency="PLN" office:value="4140" calcext:value-type="currency">
            <text:p>4 140,00 zł</text:p>
          </table:table-cell>
          <table:table-cell/>
          <table:table-cell table:formula="of:=IF([.C41]&lt;[.D4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A42] &lt;= 500; [.A42]*(1-0.15)*12; [.A42]*(1-0.25)*12)" office:value-type="currency" office:currency="PLN" office:value="4182" calcext:value-type="currency">
            <text:p>4 182,00 zł</text:p>
          </table:table-cell>
          <table:table-cell table:formula="of:=IF([.A42] &lt;= 300; [.A42]*(1-0.1)*12;&#10;     IF([.A42] &lt;= 600; 300*(1-0.1)*12 + ([.A42]-300)*(1-0.25)*12; &#10;&#10;[.A42]*(1-0.35)*12))" office:value-type="currency" office:currency="PLN" office:value="4230" calcext:value-type="currency">
            <text:p>4 230,00 zł</text:p>
          </table:table-cell>
          <table:table-cell/>
          <table:table-cell table:formula="of:=IF([.C42]&lt;[.D42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A43] &lt;= 500; [.A43]*(1-0.15)*12; [.A43]*(1-0.25)*12)" office:value-type="currency" office:currency="PLN" office:value="4284" calcext:value-type="currency">
            <text:p>4 284,00 zł</text:p>
          </table:table-cell>
          <table:table-cell table:formula="of:=IF([.A43] &lt;= 300; [.A43]*(1-0.1)*12;&#10;     IF([.A43] &lt;= 600; 300*(1-0.1)*12 + ([.A43]-300)*(1-0.25)*12; &#10;&#10;[.A43]*(1-0.35)*12))" office:value-type="currency" office:currency="PLN" office:value="4320" calcext:value-type="currency">
            <text:p>4 320,00 zł</text:p>
          </table:table-cell>
          <table:table-cell/>
          <table:table-cell table:formula="of:=IF([.C43]&lt;[.D4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A44] &lt;= 500; [.A44]*(1-0.15)*12; [.A44]*(1-0.25)*12)" office:value-type="currency" office:currency="PLN" office:value="4386" calcext:value-type="currency">
            <text:p>4 386,00 zł</text:p>
          </table:table-cell>
          <table:table-cell table:formula="of:=IF([.A44] &lt;= 300; [.A44]*(1-0.1)*12;&#10;     IF([.A44] &lt;= 600; 300*(1-0.1)*12 + ([.A44]-300)*(1-0.25)*12; &#10;&#10;[.A44]*(1-0.35)*12))" office:value-type="currency" office:currency="PLN" office:value="4410" calcext:value-type="currency">
            <text:p>4 410,00 zł</text:p>
          </table:table-cell>
          <table:table-cell/>
          <table:table-cell table:formula="of:=IF([.C44]&lt;[.D44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A45] &lt;= 500; [.A45]*(1-0.15)*12; [.A45]*(1-0.25)*12)" office:value-type="currency" office:currency="PLN" office:value="4488" calcext:value-type="currency">
            <text:p>4 488,00 zł</text:p>
          </table:table-cell>
          <table:table-cell table:formula="of:=IF([.A45] &lt;= 300; [.A45]*(1-0.1)*12;&#10;     IF([.A45] &lt;= 600; 300*(1-0.1)*12 + ([.A45]-300)*(1-0.25)*12; &#10;&#10;[.A45]*(1-0.35)*12))" office:value-type="currency" office:currency="PLN" office:value="4500" calcext:value-type="currency">
            <text:p>4 500,00 zł</text:p>
          </table:table-cell>
          <table:table-cell/>
          <table:table-cell table:formula="of:=IF([.C45]&lt;[.D45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/>
          <table:table-cell table:formula="of:=IF([.A46] &lt;= 500; [.A46]*(1-0.15)*12; [.A46]*(1-0.25)*12)" office:value-type="currency" office:currency="PLN" office:value="4590" calcext:value-type="currency">
            <text:p>4 590,00 zł</text:p>
          </table:table-cell>
          <table:table-cell table:formula="of:=IF([.A46] &lt;= 300; [.A46]*(1-0.1)*12;&#10;     IF([.A46] &lt;= 600; 300*(1-0.1)*12 + ([.A46]-300)*(1-0.25)*12; &#10;&#10;[.A46]*(1-0.35)*12))" office:value-type="currency" office:currency="PLN" office:value="4590" calcext:value-type="currency">
            <text:p>4 590,00 zł</text:p>
          </table:table-cell>
          <table:table-cell/>
          <table:table-cell table:formula="of:=IF([.C46]&lt;[.D46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/>
          <table:table-cell table:formula="of:=IF([.A47] &lt;= 500; [.A47]*(1-0.15)*12; [.A47]*(1-0.25)*12)" office:value-type="currency" office:currency="PLN" office:value="4692" calcext:value-type="currency">
            <text:p>4 692,00 zł</text:p>
          </table:table-cell>
          <table:table-cell table:formula="of:=IF([.A47] &lt;= 300; [.A47]*(1-0.1)*12;&#10;     IF([.A47] &lt;= 600; 300*(1-0.1)*12 + ([.A47]-300)*(1-0.25)*12; &#10;&#10;[.A47]*(1-0.35)*12))" office:value-type="currency" office:currency="PLN" office:value="4680" calcext:value-type="currency">
            <text:p>4 680,00 zł</text:p>
          </table:table-cell>
          <table:table-cell/>
          <table:table-cell table:formula="of:=IF([.C47]&lt;[.D47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70" calcext:value-type="float">
            <text:p>470</text:p>
          </table:table-cell>
          <table:table-cell/>
          <table:table-cell table:formula="of:=IF([.A48] &lt;= 500; [.A48]*(1-0.15)*12; [.A48]*(1-0.25)*12)" office:value-type="currency" office:currency="PLN" office:value="4794" calcext:value-type="currency">
            <text:p>4 794,00 zł</text:p>
          </table:table-cell>
          <table:table-cell table:formula="of:=IF([.A48] &lt;= 300; [.A48]*(1-0.1)*12;&#10;     IF([.A48] &lt;= 600; 300*(1-0.1)*12 + ([.A48]-300)*(1-0.25)*12; &#10;&#10;[.A48]*(1-0.35)*12))" office:value-type="currency" office:currency="PLN" office:value="4770" calcext:value-type="currency">
            <text:p>4 770,00 zł</text:p>
          </table:table-cell>
          <table:table-cell/>
          <table:table-cell table:formula="of:=IF([.C48]&lt;[.D48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80" calcext:value-type="float">
            <text:p>480</text:p>
          </table:table-cell>
          <table:table-cell/>
          <table:table-cell table:formula="of:=IF([.A49] &lt;= 500; [.A49]*(1-0.15)*12; [.A49]*(1-0.25)*12)" office:value-type="currency" office:currency="PLN" office:value="4896" calcext:value-type="currency">
            <text:p>4 896,00 zł</text:p>
          </table:table-cell>
          <table:table-cell table:formula="of:=IF([.A49] &lt;= 300; [.A49]*(1-0.1)*12;&#10;     IF([.A49] &lt;= 600; 300*(1-0.1)*12 + ([.A49]-300)*(1-0.25)*12; &#10;&#10;[.A49]*(1-0.35)*12))" office:value-type="currency" office:currency="PLN" office:value="4860" calcext:value-type="currency">
            <text:p>4 860,00 zł</text:p>
          </table:table-cell>
          <table:table-cell/>
          <table:table-cell table:formula="of:=IF([.C49]&lt;[.D49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490" calcext:value-type="float">
            <text:p>490</text:p>
          </table:table-cell>
          <table:table-cell/>
          <table:table-cell table:formula="of:=IF([.A50] &lt;= 500; [.A50]*(1-0.15)*12; [.A50]*(1-0.25)*12)" office:value-type="currency" office:currency="PLN" office:value="4998" calcext:value-type="currency">
            <text:p>4 998,00 zł</text:p>
          </table:table-cell>
          <table:table-cell table:formula="of:=IF([.A50] &lt;= 300; [.A50]*(1-0.1)*12;&#10;     IF([.A50] &lt;= 600; 300*(1-0.1)*12 + ([.A50]-300)*(1-0.25)*12; &#10;&#10;[.A50]*(1-0.35)*12))" office:value-type="currency" office:currency="PLN" office:value="4950" calcext:value-type="currency">
            <text:p>4 950,00 zł</text:p>
          </table:table-cell>
          <table:table-cell/>
          <table:table-cell table:formula="of:=IF([.C50]&lt;[.D50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/>
          <table:table-cell table:formula="of:=IF([.A51] &lt;= 500; [.A51]*(1-0.15)*12; [.A51]*(1-0.25)*12)" office:value-type="currency" office:currency="PLN" office:value="5100" calcext:value-type="currency">
            <text:p>5 100,00 zł</text:p>
          </table:table-cell>
          <table:table-cell table:formula="of:=IF([.A51] &lt;= 300; [.A51]*(1-0.1)*12;&#10;     IF([.A51] &lt;= 600; 300*(1-0.1)*12 + ([.A51]-300)*(1-0.25)*12; &#10;&#10;[.A51]*(1-0.35)*12))" office:value-type="currency" office:currency="PLN" office:value="5040" calcext:value-type="currency">
            <text:p>5 040,00 zł</text:p>
          </table:table-cell>
          <table:table-cell/>
          <table:table-cell table:formula="of:=IF([.C51]&lt;[.D5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IF([.A52] &lt;= 500; [.A52]*(1-0.15)*12; [.A52]*(1-0.25)*12)" office:value-type="currency" office:currency="PLN" office:value="4590" calcext:value-type="currency">
            <text:p>4 590,00 zł</text:p>
          </table:table-cell>
          <table:table-cell table:formula="of:=IF([.A52] &lt;= 300; [.A52]*(1-0.1)*12;&#10;     IF([.A52] &lt;= 600; 300*(1-0.1)*12 + ([.A52]-300)*(1-0.25)*12; &#10;&#10;[.A52]*(1-0.35)*12))" office:value-type="currency" office:currency="PLN" office:value="5130" calcext:value-type="currency">
            <text:p>5 130,00 zł</text:p>
          </table:table-cell>
          <table:table-cell/>
          <table:table-cell table:formula="of:=IF([.C52]&lt;[.D52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IF([.A53] &lt;= 500; [.A53]*(1-0.15)*12; [.A53]*(1-0.25)*12)" office:value-type="currency" office:currency="PLN" office:value="4680" calcext:value-type="currency">
            <text:p>4 680,00 zł</text:p>
          </table:table-cell>
          <table:table-cell table:formula="of:=IF([.A53] &lt;= 300; [.A53]*(1-0.1)*12;&#10;     IF([.A53] &lt;= 600; 300*(1-0.1)*12 + ([.A53]-300)*(1-0.25)*12; &#10;&#10;[.A53]*(1-0.35)*12))" office:value-type="currency" office:currency="PLN" office:value="5220" calcext:value-type="currency">
            <text:p>5 220,00 zł</text:p>
          </table:table-cell>
          <table:table-cell/>
          <table:table-cell table:formula="of:=IF([.C53]&lt;[.D5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formula="of:=IF([.A54] &lt;= 500; [.A54]*(1-0.15)*12; [.A54]*(1-0.25)*12)" office:value-type="currency" office:currency="PLN" office:value="4770" calcext:value-type="currency">
            <text:p>4 770,00 zł</text:p>
          </table:table-cell>
          <table:table-cell table:formula="of:=IF([.A54] &lt;= 300; [.A54]*(1-0.1)*12;&#10;     IF([.A54] &lt;= 600; 300*(1-0.1)*12 + ([.A54]-300)*(1-0.25)*12; &#10;&#10;[.A54]*(1-0.35)*12))" office:value-type="currency" office:currency="PLN" office:value="5310" calcext:value-type="currency">
            <text:p>5 310,00 zł</text:p>
          </table:table-cell>
          <table:table-cell/>
          <table:table-cell table:formula="of:=IF([.C54]&lt;[.D54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IF([.A55] &lt;= 500; [.A55]*(1-0.15)*12; [.A55]*(1-0.25)*12)" office:value-type="currency" office:currency="PLN" office:value="4860" calcext:value-type="currency">
            <text:p>4 860,00 zł</text:p>
          </table:table-cell>
          <table:table-cell table:formula="of:=IF([.A55] &lt;= 300; [.A55]*(1-0.1)*12;&#10;     IF([.A55] &lt;= 600; 300*(1-0.1)*12 + ([.A55]-300)*(1-0.25)*12; &#10;&#10;[.A55]*(1-0.35)*12))" office:value-type="currency" office:currency="PLN" office:value="5400" calcext:value-type="currency">
            <text:p>5 400,00 zł</text:p>
          </table:table-cell>
          <table:table-cell/>
          <table:table-cell table:formula="of:=IF([.C55]&lt;[.D55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formula="of:=IF([.A56] &lt;= 500; [.A56]*(1-0.15)*12; [.A56]*(1-0.25)*12)" office:value-type="currency" office:currency="PLN" office:value="4950" calcext:value-type="currency">
            <text:p>4 950,00 zł</text:p>
          </table:table-cell>
          <table:table-cell table:formula="of:=IF([.A56] &lt;= 300; [.A56]*(1-0.1)*12;&#10;     IF([.A56] &lt;= 600; 300*(1-0.1)*12 + ([.A56]-300)*(1-0.25)*12; &#10;&#10;[.A56]*(1-0.35)*12))" office:value-type="currency" office:currency="PLN" office:value="5490" calcext:value-type="currency">
            <text:p>5 490,00 zł</text:p>
          </table:table-cell>
          <table:table-cell/>
          <table:table-cell table:formula="of:=IF([.C56]&lt;[.D56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IF([.A57] &lt;= 500; [.A57]*(1-0.15)*12; [.A57]*(1-0.25)*12)" office:value-type="currency" office:currency="PLN" office:value="5040" calcext:value-type="currency">
            <text:p>5 040,00 zł</text:p>
          </table:table-cell>
          <table:table-cell table:formula="of:=IF([.A57] &lt;= 300; [.A57]*(1-0.1)*12;&#10;     IF([.A57] &lt;= 600; 300*(1-0.1)*12 + ([.A57]-300)*(1-0.25)*12; &#10;&#10;[.A57]*(1-0.35)*12))" office:value-type="currency" office:currency="PLN" office:value="5580" calcext:value-type="currency">
            <text:p>5 580,00 zł</text:p>
          </table:table-cell>
          <table:table-cell/>
          <table:table-cell table:formula="of:=IF([.C57]&lt;[.D57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IF([.A58] &lt;= 500; [.A58]*(1-0.15)*12; [.A58]*(1-0.25)*12)" office:value-type="currency" office:currency="PLN" office:value="5130" calcext:value-type="currency">
            <text:p>5 130,00 zł</text:p>
          </table:table-cell>
          <table:table-cell table:formula="of:=IF([.A58] &lt;= 300; [.A58]*(1-0.1)*12;&#10;     IF([.A58] &lt;= 600; 300*(1-0.1)*12 + ([.A58]-300)*(1-0.25)*12; &#10;&#10;[.A58]*(1-0.35)*12))" office:value-type="currency" office:currency="PLN" office:value="5670" calcext:value-type="currency">
            <text:p>5 670,00 zł</text:p>
          </table:table-cell>
          <table:table-cell/>
          <table:table-cell table:formula="of:=IF([.C58]&lt;[.D58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IF([.A59] &lt;= 500; [.A59]*(1-0.15)*12; [.A59]*(1-0.25)*12)" office:value-type="currency" office:currency="PLN" office:value="5220" calcext:value-type="currency">
            <text:p>5 220,00 zł</text:p>
          </table:table-cell>
          <table:table-cell table:formula="of:=IF([.A59] &lt;= 300; [.A59]*(1-0.1)*12;&#10;     IF([.A59] &lt;= 600; 300*(1-0.1)*12 + ([.A59]-300)*(1-0.25)*12; &#10;&#10;[.A59]*(1-0.35)*12))" office:value-type="currency" office:currency="PLN" office:value="5760" calcext:value-type="currency">
            <text:p>5 760,00 zł</text:p>
          </table:table-cell>
          <table:table-cell/>
          <table:table-cell table:formula="of:=IF([.C59]&lt;[.D59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formula="of:=IF([.A60] &lt;= 500; [.A60]*(1-0.15)*12; [.A60]*(1-0.25)*12)" office:value-type="currency" office:currency="PLN" office:value="5310" calcext:value-type="currency">
            <text:p>5 310,00 zł</text:p>
          </table:table-cell>
          <table:table-cell table:formula="of:=IF([.A60] &lt;= 300; [.A60]*(1-0.1)*12;&#10;     IF([.A60] &lt;= 600; 300*(1-0.1)*12 + ([.A60]-300)*(1-0.25)*12; &#10;&#10;[.A60]*(1-0.35)*12))" office:value-type="currency" office:currency="PLN" office:value="5850" calcext:value-type="currency">
            <text:p>5 850,00 zł</text:p>
          </table:table-cell>
          <table:table-cell/>
          <table:table-cell table:formula="of:=IF([.C60]&lt;[.D60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IF([.A61] &lt;= 500; [.A61]*(1-0.15)*12; [.A61]*(1-0.25)*12)" office:value-type="currency" office:currency="PLN" office:value="5400" calcext:value-type="currency">
            <text:p>5 400,00 zł</text:p>
          </table:table-cell>
          <table:table-cell table:formula="of:=IF([.A61] &lt;= 300; [.A61]*(1-0.1)*12;&#10;     IF([.A61] &lt;= 600; 300*(1-0.1)*12 + ([.A61]-300)*(1-0.25)*12; &#10;&#10;[.A61]*(1-0.35)*12))" office:value-type="currency" office:currency="PLN" office:value="5940" calcext:value-type="currency">
            <text:p>5 940,00 zł</text:p>
          </table:table-cell>
          <table:table-cell/>
          <table:table-cell table:formula="of:=IF([.C61]&lt;[.D6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/>
          <table:table-cell table:formula="of:=IF([.A62] &lt;= 500; [.A62]*(1-0.15)*12; [.A62]*(1-0.25)*12)" office:value-type="currency" office:currency="PLN" office:value="5490" calcext:value-type="currency">
            <text:p>5 490,00 zł</text:p>
          </table:table-cell>
          <table:table-cell table:formula="of:=IF([.A62] &lt;= 300; [.A62]*(1-0.1)*12;&#10;     IF([.A62] &lt;= 600; 300*(1-0.1)*12 + ([.A62]-300)*(1-0.25)*12; &#10;&#10;[.A62]*(1-0.35)*12))" office:value-type="currency" office:currency="PLN" office:value="4758" calcext:value-type="currency">
            <text:p>4 758,00 zł</text:p>
          </table:table-cell>
          <table:table-cell/>
          <table:table-cell table:formula="of:=IF([.C62]&lt;[.D62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/>
          <table:table-cell table:formula="of:=IF([.A63] &lt;= 500; [.A63]*(1-0.15)*12; [.A63]*(1-0.25)*12)" office:value-type="currency" office:currency="PLN" office:value="5580" calcext:value-type="currency">
            <text:p>5 580,00 zł</text:p>
          </table:table-cell>
          <table:table-cell table:formula="of:=IF([.A63] &lt;= 300; [.A63]*(1-0.1)*12;&#10;     IF([.A63] &lt;= 600; 300*(1-0.1)*12 + ([.A63]-300)*(1-0.25)*12; &#10;&#10;[.A63]*(1-0.35)*12))" office:value-type="currency" office:currency="PLN" office:value="4836" calcext:value-type="currency">
            <text:p>4 836,00 zł</text:p>
          </table:table-cell>
          <table:table-cell/>
          <table:table-cell table:formula="of:=IF([.C63]&lt;[.D63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/>
          <table:table-cell table:formula="of:=IF([.A64] &lt;= 500; [.A64]*(1-0.15)*12; [.A64]*(1-0.25)*12)" office:value-type="currency" office:currency="PLN" office:value="5670" calcext:value-type="currency">
            <text:p>5 670,00 zł</text:p>
          </table:table-cell>
          <table:table-cell table:formula="of:=IF([.A64] &lt;= 300; [.A64]*(1-0.1)*12;&#10;     IF([.A64] &lt;= 600; 300*(1-0.1)*12 + ([.A64]-300)*(1-0.25)*12; &#10;&#10;[.A64]*(1-0.35)*12))" office:value-type="currency" office:currency="PLN" office:value="4914" calcext:value-type="currency">
            <text:p>4 914,00 zł</text:p>
          </table:table-cell>
          <table:table-cell/>
          <table:table-cell table:formula="of:=IF([.C64]&lt;[.D64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40" calcext:value-type="float">
            <text:p>640</text:p>
          </table:table-cell>
          <table:table-cell/>
          <table:table-cell table:formula="of:=IF([.A65] &lt;= 500; [.A65]*(1-0.15)*12; [.A65]*(1-0.25)*12)" office:value-type="currency" office:currency="PLN" office:value="5760" calcext:value-type="currency">
            <text:p>5 760,00 zł</text:p>
          </table:table-cell>
          <table:table-cell table:formula="of:=IF([.A65] &lt;= 300; [.A65]*(1-0.1)*12;&#10;     IF([.A65] &lt;= 600; 300*(1-0.1)*12 + ([.A65]-300)*(1-0.25)*12; &#10;&#10;[.A65]*(1-0.35)*12))" office:value-type="currency" office:currency="PLN" office:value="4992" calcext:value-type="currency">
            <text:p>4 992,00 zł</text:p>
          </table:table-cell>
          <table:table-cell/>
          <table:table-cell table:formula="of:=IF([.C65]&lt;[.D65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/>
          <table:table-cell table:formula="of:=IF([.A66] &lt;= 500; [.A66]*(1-0.15)*12; [.A66]*(1-0.25)*12)" office:value-type="currency" office:currency="PLN" office:value="5850" calcext:value-type="currency">
            <text:p>5 850,00 zł</text:p>
          </table:table-cell>
          <table:table-cell table:formula="of:=IF([.A66] &lt;= 300; [.A66]*(1-0.1)*12;&#10;     IF([.A66] &lt;= 600; 300*(1-0.1)*12 + ([.A66]-300)*(1-0.25)*12; &#10;&#10;[.A66]*(1-0.35)*12))" office:value-type="currency" office:currency="PLN" office:value="5070" calcext:value-type="currency">
            <text:p>5 070,00 zł</text:p>
          </table:table-cell>
          <table:table-cell/>
          <table:table-cell table:formula="of:=IF([.C66]&lt;[.D66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60" calcext:value-type="float">
            <text:p>660</text:p>
          </table:table-cell>
          <table:table-cell/>
          <table:table-cell table:formula="of:=IF([.A67] &lt;= 500; [.A67]*(1-0.15)*12; [.A67]*(1-0.25)*12)" office:value-type="currency" office:currency="PLN" office:value="5940" calcext:value-type="currency">
            <text:p>5 940,00 zł</text:p>
          </table:table-cell>
          <table:table-cell table:formula="of:=IF([.A67] &lt;= 300; [.A67]*(1-0.1)*12;&#10;     IF([.A67] &lt;= 600; 300*(1-0.1)*12 + ([.A67]-300)*(1-0.25)*12; &#10;&#10;[.A67]*(1-0.35)*12))" office:value-type="currency" office:currency="PLN" office:value="5148" calcext:value-type="currency">
            <text:p>5 148,00 zł</text:p>
          </table:table-cell>
          <table:table-cell/>
          <table:table-cell table:formula="of:=IF([.C67]&lt;[.D67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70" calcext:value-type="float">
            <text:p>670</text:p>
          </table:table-cell>
          <table:table-cell/>
          <table:table-cell table:formula="of:=IF([.A68] &lt;= 500; [.A68]*(1-0.15)*12; [.A68]*(1-0.25)*12)" office:value-type="currency" office:currency="PLN" office:value="6030" calcext:value-type="currency">
            <text:p>6 030,00 zł</text:p>
          </table:table-cell>
          <table:table-cell table:formula="of:=IF([.A68] &lt;= 300; [.A68]*(1-0.1)*12;&#10;     IF([.A68] &lt;= 600; 300*(1-0.1)*12 + ([.A68]-300)*(1-0.25)*12; &#10;&#10;[.A68]*(1-0.35)*12))" office:value-type="currency" office:currency="PLN" office:value="5226" calcext:value-type="currency">
            <text:p>5 226,00 zł</text:p>
          </table:table-cell>
          <table:table-cell/>
          <table:table-cell table:formula="of:=IF([.C68]&lt;[.D68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80" calcext:value-type="float">
            <text:p>680</text:p>
          </table:table-cell>
          <table:table-cell/>
          <table:table-cell table:formula="of:=IF([.A69] &lt;= 500; [.A69]*(1-0.15)*12; [.A69]*(1-0.25)*12)" office:value-type="currency" office:currency="PLN" office:value="6120" calcext:value-type="currency">
            <text:p>6 120,00 zł</text:p>
          </table:table-cell>
          <table:table-cell table:formula="of:=IF([.A69] &lt;= 300; [.A69]*(1-0.1)*12;&#10;     IF([.A69] &lt;= 600; 300*(1-0.1)*12 + ([.A69]-300)*(1-0.25)*12; &#10;&#10;[.A69]*(1-0.35)*12))" office:value-type="currency" office:currency="PLN" office:value="5304" calcext:value-type="currency">
            <text:p>5 304,00 zł</text:p>
          </table:table-cell>
          <table:table-cell/>
          <table:table-cell table:formula="of:=IF([.C69]&lt;[.D69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690" calcext:value-type="float">
            <text:p>690</text:p>
          </table:table-cell>
          <table:table-cell/>
          <table:table-cell table:formula="of:=IF([.A70] &lt;= 500; [.A70]*(1-0.15)*12; [.A70]*(1-0.25)*12)" office:value-type="currency" office:currency="PLN" office:value="6210" calcext:value-type="currency">
            <text:p>6 210,00 zł</text:p>
          </table:table-cell>
          <table:table-cell table:formula="of:=IF([.A70] &lt;= 300; [.A70]*(1-0.1)*12;&#10;     IF([.A70] &lt;= 600; 300*(1-0.1)*12 + ([.A70]-300)*(1-0.25)*12; &#10;&#10;[.A70]*(1-0.35)*12))" office:value-type="currency" office:currency="PLN" office:value="5382" calcext:value-type="currency">
            <text:p>5 382,00 zł</text:p>
          </table:table-cell>
          <table:table-cell/>
          <table:table-cell table:formula="of:=IF([.C70]&lt;[.D70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/>
          <table:table-cell table:formula="of:=IF([.A71] &lt;= 500; [.A71]*(1-0.15)*12; [.A71]*(1-0.25)*12)" office:value-type="currency" office:currency="PLN" office:value="6300" calcext:value-type="currency">
            <text:p>6 300,00 zł</text:p>
          </table:table-cell>
          <table:table-cell table:formula="of:=IF([.A71] &lt;= 300; [.A71]*(1-0.1)*12;&#10;     IF([.A71] &lt;= 600; 300*(1-0.1)*12 + ([.A71]-300)*(1-0.25)*12; &#10;&#10;[.A71]*(1-0.35)*12))" office:value-type="currency" office:currency="PLN" office:value="5460" calcext:value-type="currency">
            <text:p>5 460,00 zł</text:p>
          </table:table-cell>
          <table:table-cell/>
          <table:table-cell table:formula="of:=IF([.C71]&lt;[.D71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/>
          <table:table-cell table:formula="of:=IF([.A72] &lt;= 500; [.A72]*(1-0.15)*12; [.A72]*(1-0.25)*12)" office:value-type="currency" office:currency="PLN" office:value="6390" calcext:value-type="currency">
            <text:p>6 390,00 zł</text:p>
          </table:table-cell>
          <table:table-cell table:formula="of:=IF([.A72] &lt;= 300; [.A72]*(1-0.1)*12;&#10;     IF([.A72] &lt;= 600; 300*(1-0.1)*12 + ([.A72]-300)*(1-0.25)*12; &#10;&#10;[.A72]*(1-0.35)*12))" office:value-type="currency" office:currency="PLN" office:value="5538" calcext:value-type="currency">
            <text:p>5 538,00 zł</text:p>
          </table:table-cell>
          <table:table-cell/>
          <table:table-cell table:formula="of:=IF([.C72]&lt;[.D72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/>
          <table:table-cell table:formula="of:=IF([.A73] &lt;= 500; [.A73]*(1-0.15)*12; [.A73]*(1-0.25)*12)" office:value-type="currency" office:currency="PLN" office:value="6480" calcext:value-type="currency">
            <text:p>6 480,00 zł</text:p>
          </table:table-cell>
          <table:table-cell table:formula="of:=IF([.A73] &lt;= 300; [.A73]*(1-0.1)*12;&#10;     IF([.A73] &lt;= 600; 300*(1-0.1)*12 + ([.A73]-300)*(1-0.25)*12; &#10;&#10;[.A73]*(1-0.35)*12))" office:value-type="currency" office:currency="PLN" office:value="5616" calcext:value-type="currency">
            <text:p>5 616,00 zł</text:p>
          </table:table-cell>
          <table:table-cell/>
          <table:table-cell table:formula="of:=IF([.C73]&lt;[.D73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30" calcext:value-type="float">
            <text:p>730</text:p>
          </table:table-cell>
          <table:table-cell/>
          <table:table-cell table:formula="of:=IF([.A74] &lt;= 500; [.A74]*(1-0.15)*12; [.A74]*(1-0.25)*12)" office:value-type="currency" office:currency="PLN" office:value="6570" calcext:value-type="currency">
            <text:p>6 570,00 zł</text:p>
          </table:table-cell>
          <table:table-cell table:formula="of:=IF([.A74] &lt;= 300; [.A74]*(1-0.1)*12;&#10;     IF([.A74] &lt;= 600; 300*(1-0.1)*12 + ([.A74]-300)*(1-0.25)*12; &#10;&#10;[.A74]*(1-0.35)*12))" office:value-type="currency" office:currency="PLN" office:value="5694" calcext:value-type="currency">
            <text:p>5 694,00 zł</text:p>
          </table:table-cell>
          <table:table-cell/>
          <table:table-cell table:formula="of:=IF([.C74]&lt;[.D74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40" calcext:value-type="float">
            <text:p>740</text:p>
          </table:table-cell>
          <table:table-cell/>
          <table:table-cell table:formula="of:=IF([.A75] &lt;= 500; [.A75]*(1-0.15)*12; [.A75]*(1-0.25)*12)" office:value-type="currency" office:currency="PLN" office:value="6660" calcext:value-type="currency">
            <text:p>6 660,00 zł</text:p>
          </table:table-cell>
          <table:table-cell table:formula="of:=IF([.A75] &lt;= 300; [.A75]*(1-0.1)*12;&#10;     IF([.A75] &lt;= 600; 300*(1-0.1)*12 + ([.A75]-300)*(1-0.25)*12; &#10;&#10;[.A75]*(1-0.35)*12))" office:value-type="currency" office:currency="PLN" office:value="5772" calcext:value-type="currency">
            <text:p>5 772,00 zł</text:p>
          </table:table-cell>
          <table:table-cell/>
          <table:table-cell table:formula="of:=IF([.C75]&lt;[.D75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/>
          <table:table-cell table:formula="of:=IF([.A76] &lt;= 500; [.A76]*(1-0.15)*12; [.A76]*(1-0.25)*12)" office:value-type="currency" office:currency="PLN" office:value="6750" calcext:value-type="currency">
            <text:p>6 750,00 zł</text:p>
          </table:table-cell>
          <table:table-cell table:formula="of:=IF([.A76] &lt;= 300; [.A76]*(1-0.1)*12;&#10;     IF([.A76] &lt;= 600; 300*(1-0.1)*12 + ([.A76]-300)*(1-0.25)*12; &#10;&#10;[.A76]*(1-0.35)*12))" office:value-type="currency" office:currency="PLN" office:value="5850" calcext:value-type="currency">
            <text:p>5 850,00 zł</text:p>
          </table:table-cell>
          <table:table-cell/>
          <table:table-cell table:formula="of:=IF([.C76]&lt;[.D76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/>
          <table:table-cell table:formula="of:=IF([.A77] &lt;= 500; [.A77]*(1-0.15)*12; [.A77]*(1-0.25)*12)" office:value-type="currency" office:currency="PLN" office:value="6840" calcext:value-type="currency">
            <text:p>6 840,00 zł</text:p>
          </table:table-cell>
          <table:table-cell table:formula="of:=IF([.A77] &lt;= 300; [.A77]*(1-0.1)*12;&#10;     IF([.A77] &lt;= 600; 300*(1-0.1)*12 + ([.A77]-300)*(1-0.25)*12; &#10;&#10;[.A77]*(1-0.35)*12))" office:value-type="currency" office:currency="PLN" office:value="5928" calcext:value-type="currency">
            <text:p>5 928,00 zł</text:p>
          </table:table-cell>
          <table:table-cell/>
          <table:table-cell table:formula="of:=IF([.C77]&lt;[.D77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70" calcext:value-type="float">
            <text:p>770</text:p>
          </table:table-cell>
          <table:table-cell/>
          <table:table-cell table:formula="of:=IF([.A78] &lt;= 500; [.A78]*(1-0.15)*12; [.A78]*(1-0.25)*12)" office:value-type="currency" office:currency="PLN" office:value="6930" calcext:value-type="currency">
            <text:p>6 930,00 zł</text:p>
          </table:table-cell>
          <table:table-cell table:formula="of:=IF([.A78] &lt;= 300; [.A78]*(1-0.1)*12;&#10;     IF([.A78] &lt;= 600; 300*(1-0.1)*12 + ([.A78]-300)*(1-0.25)*12; &#10;&#10;[.A78]*(1-0.35)*12))" office:value-type="currency" office:currency="PLN" office:value="6006" calcext:value-type="currency">
            <text:p>6 006,00 zł</text:p>
          </table:table-cell>
          <table:table-cell/>
          <table:table-cell table:formula="of:=IF([.C78]&lt;[.D78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/>
          <table:table-cell table:formula="of:=IF([.A79] &lt;= 500; [.A79]*(1-0.15)*12; [.A79]*(1-0.25)*12)" office:value-type="currency" office:currency="PLN" office:value="7020" calcext:value-type="currency">
            <text:p>7 020,00 zł</text:p>
          </table:table-cell>
          <table:table-cell table:formula="of:=IF([.A79] &lt;= 300; [.A79]*(1-0.1)*12;&#10;     IF([.A79] &lt;= 600; 300*(1-0.1)*12 + ([.A79]-300)*(1-0.25)*12; &#10;&#10;[.A79]*(1-0.35)*12))" office:value-type="currency" office:currency="PLN" office:value="6084" calcext:value-type="currency">
            <text:p>6 084,00 zł</text:p>
          </table:table-cell>
          <table:table-cell/>
          <table:table-cell table:formula="of:=IF([.C79]&lt;[.D79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790" calcext:value-type="float">
            <text:p>790</text:p>
          </table:table-cell>
          <table:table-cell/>
          <table:table-cell table:formula="of:=IF([.A80] &lt;= 500; [.A80]*(1-0.15)*12; [.A80]*(1-0.25)*12)" office:value-type="currency" office:currency="PLN" office:value="7110" calcext:value-type="currency">
            <text:p>7 110,00 zł</text:p>
          </table:table-cell>
          <table:table-cell table:formula="of:=IF([.A80] &lt;= 300; [.A80]*(1-0.1)*12;&#10;     IF([.A80] &lt;= 600; 300*(1-0.1)*12 + ([.A80]-300)*(1-0.25)*12; &#10;&#10;[.A80]*(1-0.35)*12))" office:value-type="currency" office:currency="PLN" office:value="6162" calcext:value-type="currency">
            <text:p>6 162,00 zł</text:p>
          </table:table-cell>
          <table:table-cell/>
          <table:table-cell table:formula="of:=IF([.C80]&lt;[.D80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00" calcext:value-type="float">
            <text:p>800</text:p>
          </table:table-cell>
          <table:table-cell/>
          <table:table-cell table:formula="of:=IF([.A81] &lt;= 500; [.A81]*(1-0.15)*12; [.A81]*(1-0.25)*12)" office:value-type="currency" office:currency="PLN" office:value="7200" calcext:value-type="currency">
            <text:p>7 200,00 zł</text:p>
          </table:table-cell>
          <table:table-cell table:formula="of:=IF([.A81] &lt;= 300; [.A81]*(1-0.1)*12;&#10;     IF([.A81] &lt;= 600; 300*(1-0.1)*12 + ([.A81]-300)*(1-0.25)*12; &#10;&#10;[.A81]*(1-0.35)*12))" office:value-type="currency" office:currency="PLN" office:value="6240" calcext:value-type="currency">
            <text:p>6 240,00 zł</text:p>
          </table:table-cell>
          <table:table-cell/>
          <table:table-cell table:formula="of:=IF([.C81]&lt;[.D81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/>
          <table:table-cell table:formula="of:=IF([.A82] &lt;= 500; [.A82]*(1-0.15)*12; [.A82]*(1-0.25)*12)" office:value-type="currency" office:currency="PLN" office:value="7290" calcext:value-type="currency">
            <text:p>7 290,00 zł</text:p>
          </table:table-cell>
          <table:table-cell table:formula="of:=IF([.A82] &lt;= 300; [.A82]*(1-0.1)*12;&#10;     IF([.A82] &lt;= 600; 300*(1-0.1)*12 + ([.A82]-300)*(1-0.25)*12; &#10;&#10;[.A82]*(1-0.35)*12))" office:value-type="currency" office:currency="PLN" office:value="6318" calcext:value-type="currency">
            <text:p>6 318,00 zł</text:p>
          </table:table-cell>
          <table:table-cell/>
          <table:table-cell table:formula="of:=IF([.C82]&lt;[.D82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/>
          <table:table-cell table:formula="of:=IF([.A83] &lt;= 500; [.A83]*(1-0.15)*12; [.A83]*(1-0.25)*12)" office:value-type="currency" office:currency="PLN" office:value="7380" calcext:value-type="currency">
            <text:p>7 380,00 zł</text:p>
          </table:table-cell>
          <table:table-cell table:formula="of:=IF([.A83] &lt;= 300; [.A83]*(1-0.1)*12;&#10;     IF([.A83] &lt;= 600; 300*(1-0.1)*12 + ([.A83]-300)*(1-0.25)*12; &#10;&#10;[.A83]*(1-0.35)*12))" office:value-type="currency" office:currency="PLN" office:value="6396" calcext:value-type="currency">
            <text:p>6 396,00 zł</text:p>
          </table:table-cell>
          <table:table-cell/>
          <table:table-cell table:formula="of:=IF([.C83]&lt;[.D83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/>
          <table:table-cell table:formula="of:=IF([.A84] &lt;= 500; [.A84]*(1-0.15)*12; [.A84]*(1-0.25)*12)" office:value-type="currency" office:currency="PLN" office:value="7470" calcext:value-type="currency">
            <text:p>7 470,00 zł</text:p>
          </table:table-cell>
          <table:table-cell table:formula="of:=IF([.A84] &lt;= 300; [.A84]*(1-0.1)*12;&#10;     IF([.A84] &lt;= 600; 300*(1-0.1)*12 + ([.A84]-300)*(1-0.25)*12; &#10;&#10;[.A84]*(1-0.35)*12))" office:value-type="currency" office:currency="PLN" office:value="6474" calcext:value-type="currency">
            <text:p>6 474,00 zł</text:p>
          </table:table-cell>
          <table:table-cell/>
          <table:table-cell table:formula="of:=IF([.C84]&lt;[.D84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/>
          <table:table-cell table:formula="of:=IF([.A85] &lt;= 500; [.A85]*(1-0.15)*12; [.A85]*(1-0.25)*12)" office:value-type="currency" office:currency="PLN" office:value="7560" calcext:value-type="currency">
            <text:p>7 560,00 zł</text:p>
          </table:table-cell>
          <table:table-cell table:formula="of:=IF([.A85] &lt;= 300; [.A85]*(1-0.1)*12;&#10;     IF([.A85] &lt;= 600; 300*(1-0.1)*12 + ([.A85]-300)*(1-0.25)*12; &#10;&#10;[.A85]*(1-0.35)*12))" office:value-type="currency" office:currency="PLN" office:value="6552" calcext:value-type="currency">
            <text:p>6 552,00 zł</text:p>
          </table:table-cell>
          <table:table-cell/>
          <table:table-cell table:formula="of:=IF([.C85]&lt;[.D85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50" calcext:value-type="float">
            <text:p>850</text:p>
          </table:table-cell>
          <table:table-cell/>
          <table:table-cell table:formula="of:=IF([.A86] &lt;= 500; [.A86]*(1-0.15)*12; [.A86]*(1-0.25)*12)" office:value-type="currency" office:currency="PLN" office:value="7650" calcext:value-type="currency">
            <text:p>7 650,00 zł</text:p>
          </table:table-cell>
          <table:table-cell table:formula="of:=IF([.A86] &lt;= 300; [.A86]*(1-0.1)*12;&#10;     IF([.A86] &lt;= 600; 300*(1-0.1)*12 + ([.A86]-300)*(1-0.25)*12; &#10;&#10;[.A86]*(1-0.35)*12))" office:value-type="currency" office:currency="PLN" office:value="6630" calcext:value-type="currency">
            <text:p>6 630,00 zł</text:p>
          </table:table-cell>
          <table:table-cell/>
          <table:table-cell table:formula="of:=IF([.C86]&lt;[.D86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/>
          <table:table-cell table:formula="of:=IF([.A87] &lt;= 500; [.A87]*(1-0.15)*12; [.A87]*(1-0.25)*12)" office:value-type="currency" office:currency="PLN" office:value="7740" calcext:value-type="currency">
            <text:p>7 740,00 zł</text:p>
          </table:table-cell>
          <table:table-cell table:formula="of:=IF([.A87] &lt;= 300; [.A87]*(1-0.1)*12;&#10;     IF([.A87] &lt;= 600; 300*(1-0.1)*12 + ([.A87]-300)*(1-0.25)*12; &#10;&#10;[.A87]*(1-0.35)*12))" office:value-type="currency" office:currency="PLN" office:value="6708" calcext:value-type="currency">
            <text:p>6 708,00 zł</text:p>
          </table:table-cell>
          <table:table-cell/>
          <table:table-cell table:formula="of:=IF([.C87]&lt;[.D87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70" calcext:value-type="float">
            <text:p>870</text:p>
          </table:table-cell>
          <table:table-cell/>
          <table:table-cell table:formula="of:=IF([.A88] &lt;= 500; [.A88]*(1-0.15)*12; [.A88]*(1-0.25)*12)" office:value-type="currency" office:currency="PLN" office:value="7830" calcext:value-type="currency">
            <text:p>7 830,00 zł</text:p>
          </table:table-cell>
          <table:table-cell table:formula="of:=IF([.A88] &lt;= 300; [.A88]*(1-0.1)*12;&#10;     IF([.A88] &lt;= 600; 300*(1-0.1)*12 + ([.A88]-300)*(1-0.25)*12; &#10;&#10;[.A88]*(1-0.35)*12))" office:value-type="currency" office:currency="PLN" office:value="6786" calcext:value-type="currency">
            <text:p>6 786,00 zł</text:p>
          </table:table-cell>
          <table:table-cell/>
          <table:table-cell table:formula="of:=IF([.C88]&lt;[.D88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80" calcext:value-type="float">
            <text:p>880</text:p>
          </table:table-cell>
          <table:table-cell/>
          <table:table-cell table:formula="of:=IF([.A89] &lt;= 500; [.A89]*(1-0.15)*12; [.A89]*(1-0.25)*12)" office:value-type="currency" office:currency="PLN" office:value="7920" calcext:value-type="currency">
            <text:p>7 920,00 zł</text:p>
          </table:table-cell>
          <table:table-cell table:formula="of:=IF([.A89] &lt;= 300; [.A89]*(1-0.1)*12;&#10;     IF([.A89] &lt;= 600; 300*(1-0.1)*12 + ([.A89]-300)*(1-0.25)*12; &#10;&#10;[.A89]*(1-0.35)*12))" office:value-type="currency" office:currency="PLN" office:value="6864" calcext:value-type="currency">
            <text:p>6 864,00 zł</text:p>
          </table:table-cell>
          <table:table-cell/>
          <table:table-cell table:formula="of:=IF([.C89]&lt;[.D89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890" calcext:value-type="float">
            <text:p>890</text:p>
          </table:table-cell>
          <table:table-cell/>
          <table:table-cell table:formula="of:=IF([.A90] &lt;= 500; [.A90]*(1-0.15)*12; [.A90]*(1-0.25)*12)" office:value-type="currency" office:currency="PLN" office:value="8010" calcext:value-type="currency">
            <text:p>8 010,00 zł</text:p>
          </table:table-cell>
          <table:table-cell table:formula="of:=IF([.A90] &lt;= 300; [.A90]*(1-0.1)*12;&#10;     IF([.A90] &lt;= 600; 300*(1-0.1)*12 + ([.A90]-300)*(1-0.25)*12; &#10;&#10;[.A90]*(1-0.35)*12))" office:value-type="currency" office:currency="PLN" office:value="6942" calcext:value-type="currency">
            <text:p>6 942,00 zł</text:p>
          </table:table-cell>
          <table:table-cell/>
          <table:table-cell table:formula="of:=IF([.C90]&lt;[.D90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/>
          <table:table-cell table:formula="of:=IF([.A91] &lt;= 500; [.A91]*(1-0.15)*12; [.A91]*(1-0.25)*12)" office:value-type="currency" office:currency="PLN" office:value="8100" calcext:value-type="currency">
            <text:p>8 100,00 zł</text:p>
          </table:table-cell>
          <table:table-cell table:formula="of:=IF([.A91] &lt;= 300; [.A91]*(1-0.1)*12;&#10;     IF([.A91] &lt;= 600; 300*(1-0.1)*12 + ([.A91]-300)*(1-0.25)*12; &#10;&#10;[.A91]*(1-0.35)*12))" office:value-type="currency" office:currency="PLN" office:value="7020" calcext:value-type="currency">
            <text:p>7 020,00 zł</text:p>
          </table:table-cell>
          <table:table-cell/>
          <table:table-cell table:formula="of:=IF([.C91]&lt;[.D91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/>
          <table:table-cell table:formula="of:=IF([.A92] &lt;= 500; [.A92]*(1-0.15)*12; [.A92]*(1-0.25)*12)" office:value-type="currency" office:currency="PLN" office:value="8190" calcext:value-type="currency">
            <text:p>8 190,00 zł</text:p>
          </table:table-cell>
          <table:table-cell table:formula="of:=IF([.A92] &lt;= 300; [.A92]*(1-0.1)*12;&#10;     IF([.A92] &lt;= 600; 300*(1-0.1)*12 + ([.A92]-300)*(1-0.25)*12; &#10;&#10;[.A92]*(1-0.35)*12))" office:value-type="currency" office:currency="PLN" office:value="7098" calcext:value-type="currency">
            <text:p>7 098,00 zł</text:p>
          </table:table-cell>
          <table:table-cell/>
          <table:table-cell table:formula="of:=IF([.C92]&lt;[.D92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20" calcext:value-type="float">
            <text:p>920</text:p>
          </table:table-cell>
          <table:table-cell/>
          <table:table-cell table:formula="of:=IF([.A93] &lt;= 500; [.A93]*(1-0.15)*12; [.A93]*(1-0.25)*12)" office:value-type="currency" office:currency="PLN" office:value="8280" calcext:value-type="currency">
            <text:p>8 280,00 zł</text:p>
          </table:table-cell>
          <table:table-cell table:formula="of:=IF([.A93] &lt;= 300; [.A93]*(1-0.1)*12;&#10;     IF([.A93] &lt;= 600; 300*(1-0.1)*12 + ([.A93]-300)*(1-0.25)*12; &#10;&#10;[.A93]*(1-0.35)*12))" office:value-type="currency" office:currency="PLN" office:value="7176" calcext:value-type="currency">
            <text:p>7 176,00 zł</text:p>
          </table:table-cell>
          <table:table-cell/>
          <table:table-cell table:formula="of:=IF([.C93]&lt;[.D93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/>
          <table:table-cell table:formula="of:=IF([.A94] &lt;= 500; [.A94]*(1-0.15)*12; [.A94]*(1-0.25)*12)" office:value-type="currency" office:currency="PLN" office:value="8370" calcext:value-type="currency">
            <text:p>8 370,00 zł</text:p>
          </table:table-cell>
          <table:table-cell table:formula="of:=IF([.A94] &lt;= 300; [.A94]*(1-0.1)*12;&#10;     IF([.A94] &lt;= 600; 300*(1-0.1)*12 + ([.A94]-300)*(1-0.25)*12; &#10;&#10;[.A94]*(1-0.35)*12))" office:value-type="currency" office:currency="PLN" office:value="7254" calcext:value-type="currency">
            <text:p>7 254,00 zł</text:p>
          </table:table-cell>
          <table:table-cell/>
          <table:table-cell table:formula="of:=IF([.C94]&lt;[.D94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40" calcext:value-type="float">
            <text:p>940</text:p>
          </table:table-cell>
          <table:table-cell/>
          <table:table-cell table:formula="of:=IF([.A95] &lt;= 500; [.A95]*(1-0.15)*12; [.A95]*(1-0.25)*12)" office:value-type="currency" office:currency="PLN" office:value="8460" calcext:value-type="currency">
            <text:p>8 460,00 zł</text:p>
          </table:table-cell>
          <table:table-cell table:formula="of:=IF([.A95] &lt;= 300; [.A95]*(1-0.1)*12;&#10;     IF([.A95] &lt;= 600; 300*(1-0.1)*12 + ([.A95]-300)*(1-0.25)*12; &#10;&#10;[.A95]*(1-0.35)*12))" office:value-type="currency" office:currency="PLN" office:value="7332" calcext:value-type="currency">
            <text:p>7 332,00 zł</text:p>
          </table:table-cell>
          <table:table-cell/>
          <table:table-cell table:formula="of:=IF([.C95]&lt;[.D95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50" calcext:value-type="float">
            <text:p>950</text:p>
          </table:table-cell>
          <table:table-cell/>
          <table:table-cell table:formula="of:=IF([.A96] &lt;= 500; [.A96]*(1-0.15)*12; [.A96]*(1-0.25)*12)" office:value-type="currency" office:currency="PLN" office:value="8550" calcext:value-type="currency">
            <text:p>8 550,00 zł</text:p>
          </table:table-cell>
          <table:table-cell table:formula="of:=IF([.A96] &lt;= 300; [.A96]*(1-0.1)*12;&#10;     IF([.A96] &lt;= 600; 300*(1-0.1)*12 + ([.A96]-300)*(1-0.25)*12; &#10;&#10;[.A96]*(1-0.35)*12))" office:value-type="currency" office:currency="PLN" office:value="7410" calcext:value-type="currency">
            <text:p>7 410,00 zł</text:p>
          </table:table-cell>
          <table:table-cell/>
          <table:table-cell table:formula="of:=IF([.C96]&lt;[.D96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/>
          <table:table-cell table:formula="of:=IF([.A97] &lt;= 500; [.A97]*(1-0.15)*12; [.A97]*(1-0.25)*12)" office:value-type="currency" office:currency="PLN" office:value="8640" calcext:value-type="currency">
            <text:p>8 640,00 zł</text:p>
          </table:table-cell>
          <table:table-cell table:formula="of:=IF([.A97] &lt;= 300; [.A97]*(1-0.1)*12;&#10;     IF([.A97] &lt;= 600; 300*(1-0.1)*12 + ([.A97]-300)*(1-0.25)*12; &#10;&#10;[.A97]*(1-0.35)*12))" office:value-type="currency" office:currency="PLN" office:value="7488" calcext:value-type="currency">
            <text:p>7 488,00 zł</text:p>
          </table:table-cell>
          <table:table-cell/>
          <table:table-cell table:formula="of:=IF([.C97]&lt;[.D97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70" calcext:value-type="float">
            <text:p>970</text:p>
          </table:table-cell>
          <table:table-cell/>
          <table:table-cell table:formula="of:=IF([.A98] &lt;= 500; [.A98]*(1-0.15)*12; [.A98]*(1-0.25)*12)" office:value-type="currency" office:currency="PLN" office:value="8730" calcext:value-type="currency">
            <text:p>8 730,00 zł</text:p>
          </table:table-cell>
          <table:table-cell table:formula="of:=IF([.A98] &lt;= 300; [.A98]*(1-0.1)*12;&#10;     IF([.A98] &lt;= 600; 300*(1-0.1)*12 + ([.A98]-300)*(1-0.25)*12; &#10;&#10;[.A98]*(1-0.35)*12))" office:value-type="currency" office:currency="PLN" office:value="7566" calcext:value-type="currency">
            <text:p>7 566,00 zł</text:p>
          </table:table-cell>
          <table:table-cell/>
          <table:table-cell table:formula="of:=IF([.C98]&lt;[.D98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80" calcext:value-type="float">
            <text:p>980</text:p>
          </table:table-cell>
          <table:table-cell/>
          <table:table-cell table:formula="of:=IF([.A99] &lt;= 500; [.A99]*(1-0.15)*12; [.A99]*(1-0.25)*12)" office:value-type="currency" office:currency="PLN" office:value="8820" calcext:value-type="currency">
            <text:p>8 820,00 zł</text:p>
          </table:table-cell>
          <table:table-cell table:formula="of:=IF([.A99] &lt;= 300; [.A99]*(1-0.1)*12;&#10;     IF([.A99] &lt;= 600; 300*(1-0.1)*12 + ([.A99]-300)*(1-0.25)*12; &#10;&#10;[.A99]*(1-0.35)*12))" office:value-type="currency" office:currency="PLN" office:value="7644" calcext:value-type="currency">
            <text:p>7 644,00 zł</text:p>
          </table:table-cell>
          <table:table-cell/>
          <table:table-cell table:formula="of:=IF([.C99]&lt;[.D99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990" calcext:value-type="float">
            <text:p>990</text:p>
          </table:table-cell>
          <table:table-cell/>
          <table:table-cell table:formula="of:=IF([.A100] &lt;= 500; [.A100]*(1-0.15)*12; [.A100]*(1-0.25)*12)" office:value-type="currency" office:currency="PLN" office:value="8910" calcext:value-type="currency">
            <text:p>8 910,00 zł</text:p>
          </table:table-cell>
          <table:table-cell table:formula="of:=IF([.A100] &lt;= 300; [.A100]*(1-0.1)*12;&#10;     IF([.A100] &lt;= 600; 300*(1-0.1)*12 + ([.A100]-300)*(1-0.25)*12; &#10;&#10;[.A100]*(1-0.35)*12))" office:value-type="currency" office:currency="PLN" office:value="7722" calcext:value-type="currency">
            <text:p>7 722,00 zł</text:p>
          </table:table-cell>
          <table:table-cell/>
          <table:table-cell table:formula="of:=IF([.C100]&lt;[.D100]; &quot;tak&quot;; &quot;&quot;)">
            <text:p/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/>
          <table:table-cell table:formula="of:=IF([.A101] &lt;= 500; [.A101]*(1-0.15)*12; [.A101]*(1-0.25)*12)" office:value-type="currency" office:currency="PLN" office:value="9000" calcext:value-type="currency">
            <text:p>9 000,00 zł</text:p>
          </table:table-cell>
          <table:table-cell table:formula="of:=IF([.A101] &lt;= 300; [.A101]*(1-0.1)*12;&#10;     IF([.A101] &lt;= 600; 300*(1-0.1)*12 + ([.A101]-300)*(1-0.25)*12; &#10;&#10;[.A101]*(1-0.35)*12))" office:value-type="currency" office:currency="PLN" office:value="7800" calcext:value-type="currency">
            <text:p>7 800,00 zł</text:p>
          </table:table-cell>
          <table:table-cell/>
          <table:table-cell table:formula="of:=IF([.C101]&lt;[.D101]; &quot;tak&quot;; &quot;&quot;)">
            <text:p/>
          </table:table-cell>
          <table:table-cell table:number-columns-repeated="2"/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liczba zakupionych sztuk</text:p>
          </table:table-cell>
          <table:table-cell/>
          <table:table-cell table:style-name="Default" office:value-type="string" calcext:value-type="string">
            <text:p>Producent a</text:p>
          </table:table-cell>
          <table:table-cell table:style-name="Default" office:value-type="string" calcext:value-type="string">
            <text:p>Producent b</text:p>
          </table:table-cell>
          <table:table-cell/>
          <table:table-cell table:style-name="ce1" office:value-type="string" calcext:value-type="string">
            <text:p>a=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A2] &lt;= 500; [.A2]*(1-0.15)*12; [.A2]*(1-0.25)*12)" office:value-type="currency" office:currency="PLN" office:value="102" calcext:value-type="currency">
            <text:p>102,00 zł</text:p>
          </table:table-cell>
          <table:table-cell table:formula="of:=IF([.A2] &lt;= 300; [.A2]*(1-0.1)*12;&#10;     IF([.A2] &lt;= 600; 300*(1-0.1)*12 + ([.A2]-300)*(1-0.25)*12; &#10;&#10;[.A2]*(1-0.35)*12))" office:value-type="currency" office:currency="PLN" office:value="108" calcext:value-type="currency">
            <text:p>108,00 zł</text:p>
          </table:table-cell>
          <table:table-cell/>
          <table:table-cell table:formula="of:=IF([.C2]=[.D2]; &quot;tak&quot;; &quot;&quot;)">
            <text:p/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A3] &lt;= 500; [.A3]*(1-0.15)*12; [.A3]*(1-0.25)*12)" office:value-type="currency" office:currency="PLN" office:value="204" calcext:value-type="currency">
            <text:p>204,00 zł</text:p>
          </table:table-cell>
          <table:table-cell table:formula="of:=IF([.A3] &lt;= 300; [.A3]*(1-0.1)*12;&#10;     IF([.A3] &lt;= 600; 300*(1-0.1)*12 + ([.A3]-300)*(1-0.25)*12; &#10;&#10;[.A3]*(1-0.35)*12))" office:value-type="currency" office:currency="PLN" office:value="216" calcext:value-type="currency">
            <text:p>216,00 zł</text:p>
          </table:table-cell>
          <table:table-cell/>
          <table:table-cell table:formula="of:=IF([.C3]=[.D3]; &quot;tak&quot;; &quot;&quot;)">
            <text:p/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A4] &lt;= 500; [.A4]*(1-0.15)*12; [.A4]*(1-0.25)*12)" office:value-type="currency" office:currency="PLN" office:value="306" calcext:value-type="currency">
            <text:p>306,00 zł</text:p>
          </table:table-cell>
          <table:table-cell table:formula="of:=IF([.A4] &lt;= 300; [.A4]*(1-0.1)*12;&#10;     IF([.A4] &lt;= 600; 300*(1-0.1)*12 + ([.A4]-300)*(1-0.25)*12; &#10;&#10;[.A4]*(1-0.35)*12))" office:value-type="currency" office:currency="PLN" office:value="324" calcext:value-type="currency">
            <text:p>324,00 zł</text:p>
          </table:table-cell>
          <table:table-cell/>
          <table:table-cell table:formula="of:=IF([.C4]=[.D4]; &quot;tak&quot;; &quot;&quot;)">
            <text:p/>
          </table:table-cell>
          <table:table-cell table:style-name="ce2" office:value-type="string" calcext:value-type="string">
            <text:p>liczba sztuk: 4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A5] &lt;= 500; [.A5]*(1-0.15)*12; [.A5]*(1-0.25)*12)" office:value-type="currency" office:currency="PLN" office:value="408" calcext:value-type="currency">
            <text:p>408,00 zł</text:p>
          </table:table-cell>
          <table:table-cell table:formula="of:=IF([.A5] &lt;= 300; [.A5]*(1-0.1)*12;&#10;     IF([.A5] &lt;= 600; 300*(1-0.1)*12 + ([.A5]-300)*(1-0.25)*12; &#10;&#10;[.A5]*(1-0.35)*12))" office:value-type="currency" office:currency="PLN" office:value="432" calcext:value-type="currency">
            <text:p>432,00 zł</text:p>
          </table:table-cell>
          <table:table-cell/>
          <table:table-cell table:formula="of:=IF([.C5]=[.D5]; &quot;tak&quot;; &quot;&quot;)">
            <text:p/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A6] &lt;= 500; [.A6]*(1-0.15)*12; [.A6]*(1-0.25)*12)" office:value-type="currency" office:currency="PLN" office:value="510" calcext:value-type="currency">
            <text:p>510,00 zł</text:p>
          </table:table-cell>
          <table:table-cell table:formula="of:=IF([.A6] &lt;= 300; [.A6]*(1-0.1)*12;&#10;     IF([.A6] &lt;= 600; 300*(1-0.1)*12 + ([.A6]-300)*(1-0.25)*12; &#10;&#10;[.A6]*(1-0.35)*12))" office:value-type="currency" office:currency="PLN" office:value="540" calcext:value-type="currency">
            <text:p>540,00 zł</text:p>
          </table:table-cell>
          <table:table-cell/>
          <table:table-cell table:formula="of:=IF([.C6]=[.D6]; &quot;tak&quot;; &quot;&quot;)">
            <text:p/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A7] &lt;= 500; [.A7]*(1-0.15)*12; [.A7]*(1-0.25)*12)" office:value-type="currency" office:currency="PLN" office:value="612" calcext:value-type="currency">
            <text:p>612,00 zł</text:p>
          </table:table-cell>
          <table:table-cell table:formula="of:=IF([.A7] &lt;= 300; [.A7]*(1-0.1)*12;&#10;     IF([.A7] &lt;= 600; 300*(1-0.1)*12 + ([.A7]-300)*(1-0.25)*12; &#10;&#10;[.A7]*(1-0.35)*12))" office:value-type="currency" office:currency="PLN" office:value="648" calcext:value-type="currency">
            <text:p>648,00 zł</text:p>
          </table:table-cell>
          <table:table-cell/>
          <table:table-cell table:formula="of:=IF([.C7]=[.D7]; &quot;tak&quot;; &quot;&quot;)">
            <text:p/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A8] &lt;= 500; [.A8]*(1-0.15)*12; [.A8]*(1-0.25)*12)" office:value-type="currency" office:currency="PLN" office:value="714" calcext:value-type="currency">
            <text:p>714,00 zł</text:p>
          </table:table-cell>
          <table:table-cell table:formula="of:=IF([.A8] &lt;= 300; [.A8]*(1-0.1)*12;&#10;     IF([.A8] &lt;= 600; 300*(1-0.1)*12 + ([.A8]-300)*(1-0.25)*12; &#10;&#10;[.A8]*(1-0.35)*12))" office:value-type="currency" office:currency="PLN" office:value="756" calcext:value-type="currency">
            <text:p>756,00 zł</text:p>
          </table:table-cell>
          <table:table-cell/>
          <table:table-cell table:formula="of:=IF([.C8]=[.D8]; &quot;tak&quot;; &quot;&quot;)">
            <text:p/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A9] &lt;= 500; [.A9]*(1-0.15)*12; [.A9]*(1-0.25)*12)" office:value-type="currency" office:currency="PLN" office:value="816" calcext:value-type="currency">
            <text:p>816,00 zł</text:p>
          </table:table-cell>
          <table:table-cell table:formula="of:=IF([.A9] &lt;= 300; [.A9]*(1-0.1)*12;&#10;     IF([.A9] &lt;= 600; 300*(1-0.1)*12 + ([.A9]-300)*(1-0.25)*12; &#10;&#10;[.A9]*(1-0.35)*12))" office:value-type="currency" office:currency="PLN" office:value="864" calcext:value-type="currency">
            <text:p>864,00 zł</text:p>
          </table:table-cell>
          <table:table-cell/>
          <table:table-cell table:formula="of:=IF([.C9]=[.D9]; &quot;tak&quot;; &quot;&quot;)">
            <text:p/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A10] &lt;= 500; [.A10]*(1-0.15)*12; [.A10]*(1-0.25)*12)" office:value-type="currency" office:currency="PLN" office:value="918" calcext:value-type="currency">
            <text:p>918,00 zł</text:p>
          </table:table-cell>
          <table:table-cell table:formula="of:=IF([.A10] &lt;= 300; [.A10]*(1-0.1)*12;&#10;     IF([.A10] &lt;= 600; 300*(1-0.1)*12 + ([.A10]-300)*(1-0.25)*12; &#10;&#10;[.A10]*(1-0.35)*12))" office:value-type="currency" office:currency="PLN" office:value="972" calcext:value-type="currency">
            <text:p>972,00 zł</text:p>
          </table:table-cell>
          <table:table-cell/>
          <table:table-cell table:formula="of:=IF([.C10]=[.D10]; &quot;tak&quot;; &quot;&quot;)">
            <text:p/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A11] &lt;= 500; [.A11]*(1-0.15)*12; [.A11]*(1-0.25)*12)" office:value-type="currency" office:currency="PLN" office:value="1020" calcext:value-type="currency">
            <text:p>1 020,00 zł</text:p>
          </table:table-cell>
          <table:table-cell table:formula="of:=IF([.A11] &lt;= 300; [.A11]*(1-0.1)*12;&#10;     IF([.A11] &lt;= 600; 300*(1-0.1)*12 + ([.A11]-300)*(1-0.25)*12; &#10;&#10;[.A11]*(1-0.35)*12))" office:value-type="currency" office:currency="PLN" office:value="1080" calcext:value-type="currency">
            <text:p>1 080,00 zł</text:p>
          </table:table-cell>
          <table:table-cell/>
          <table:table-cell table:formula="of:=IF([.C11]=[.D11]; &quot;tak&quot;; &quot;&quot;)">
            <text:p/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A12] &lt;= 500; [.A12]*(1-0.15)*12; [.A12]*(1-0.25)*12)" office:value-type="currency" office:currency="PLN" office:value="1122" calcext:value-type="currency">
            <text:p>1 122,00 zł</text:p>
          </table:table-cell>
          <table:table-cell table:formula="of:=IF([.A12] &lt;= 300; [.A12]*(1-0.1)*12;&#10;     IF([.A12] &lt;= 600; 300*(1-0.1)*12 + ([.A12]-300)*(1-0.25)*12; &#10;&#10;[.A12]*(1-0.35)*12))" office:value-type="currency" office:currency="PLN" office:value="1188" calcext:value-type="currency">
            <text:p>1 188,00 zł</text:p>
          </table:table-cell>
          <table:table-cell/>
          <table:table-cell table:formula="of:=IF([.C12]=[.D12]; &quot;tak&quot;; &quot;&quot;)">
            <text:p/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A13] &lt;= 500; [.A13]*(1-0.15)*12; [.A13]*(1-0.25)*12)" office:value-type="currency" office:currency="PLN" office:value="1224" calcext:value-type="currency">
            <text:p>1 224,00 zł</text:p>
          </table:table-cell>
          <table:table-cell table:formula="of:=IF([.A13] &lt;= 300; [.A13]*(1-0.1)*12;&#10;     IF([.A13] &lt;= 600; 300*(1-0.1)*12 + ([.A13]-300)*(1-0.25)*12; &#10;&#10;[.A13]*(1-0.35)*12))" office:value-type="currency" office:currency="PLN" office:value="1296" calcext:value-type="currency">
            <text:p>1 296,00 zł</text:p>
          </table:table-cell>
          <table:table-cell/>
          <table:table-cell table:formula="of:=IF([.C13]=[.D13]; &quot;tak&quot;; &quot;&quot;)">
            <text:p/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A14] &lt;= 500; [.A14]*(1-0.15)*12; [.A14]*(1-0.25)*12)" office:value-type="currency" office:currency="PLN" office:value="1326" calcext:value-type="currency">
            <text:p>1 326,00 zł</text:p>
          </table:table-cell>
          <table:table-cell table:formula="of:=IF([.A14] &lt;= 300; [.A14]*(1-0.1)*12;&#10;     IF([.A14] &lt;= 600; 300*(1-0.1)*12 + ([.A14]-300)*(1-0.25)*12; &#10;&#10;[.A14]*(1-0.35)*12))" office:value-type="currency" office:currency="PLN" office:value="1404" calcext:value-type="currency">
            <text:p>1 404,00 zł</text:p>
          </table:table-cell>
          <table:table-cell/>
          <table:table-cell table:formula="of:=IF([.C14]=[.D14]; &quot;tak&quot;; &quot;&quot;)">
            <text:p/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A15] &lt;= 500; [.A15]*(1-0.15)*12; [.A15]*(1-0.25)*12)" office:value-type="currency" office:currency="PLN" office:value="1428" calcext:value-type="currency">
            <text:p>1 428,00 zł</text:p>
          </table:table-cell>
          <table:table-cell table:formula="of:=IF([.A15] &lt;= 300; [.A15]*(1-0.1)*12;&#10;     IF([.A15] &lt;= 600; 300*(1-0.1)*12 + ([.A15]-300)*(1-0.25)*12; &#10;&#10;[.A15]*(1-0.35)*12))" office:value-type="currency" office:currency="PLN" office:value="1512" calcext:value-type="currency">
            <text:p>1 512,00 zł</text:p>
          </table:table-cell>
          <table:table-cell/>
          <table:table-cell table:formula="of:=IF([.C15]=[.D15]; &quot;tak&quot;; &quot;&quot;)">
            <text:p/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A16] &lt;= 500; [.A16]*(1-0.15)*12; [.A16]*(1-0.25)*12)" office:value-type="currency" office:currency="PLN" office:value="1530" calcext:value-type="currency">
            <text:p>1 530,00 zł</text:p>
          </table:table-cell>
          <table:table-cell table:formula="of:=IF([.A16] &lt;= 300; [.A16]*(1-0.1)*12;&#10;     IF([.A16] &lt;= 600; 300*(1-0.1)*12 + ([.A16]-300)*(1-0.25)*12; &#10;&#10;[.A16]*(1-0.35)*12))" office:value-type="currency" office:currency="PLN" office:value="1620" calcext:value-type="currency">
            <text:p>1 620,00 zł</text:p>
          </table:table-cell>
          <table:table-cell/>
          <table:table-cell table:formula="of:=IF([.C16]=[.D16]; &quot;tak&quot;; &quot;&quot;)">
            <text:p/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A17] &lt;= 500; [.A17]*(1-0.15)*12; [.A17]*(1-0.25)*12)" office:value-type="currency" office:currency="PLN" office:value="1632" calcext:value-type="currency">
            <text:p>1 632,00 zł</text:p>
          </table:table-cell>
          <table:table-cell table:formula="of:=IF([.A17] &lt;= 300; [.A17]*(1-0.1)*12;&#10;     IF([.A17] &lt;= 600; 300*(1-0.1)*12 + ([.A17]-300)*(1-0.25)*12; &#10;&#10;[.A17]*(1-0.35)*12))" office:value-type="currency" office:currency="PLN" office:value="1728" calcext:value-type="currency">
            <text:p>1 728,00 zł</text:p>
          </table:table-cell>
          <table:table-cell/>
          <table:table-cell table:formula="of:=IF([.C17]=[.D17]; &quot;tak&quot;; &quot;&quot;)">
            <text:p/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A18] &lt;= 500; [.A18]*(1-0.15)*12; [.A18]*(1-0.25)*12)" office:value-type="currency" office:currency="PLN" office:value="1734" calcext:value-type="currency">
            <text:p>1 734,00 zł</text:p>
          </table:table-cell>
          <table:table-cell table:formula="of:=IF([.A18] &lt;= 300; [.A18]*(1-0.1)*12;&#10;     IF([.A18] &lt;= 600; 300*(1-0.1)*12 + ([.A18]-300)*(1-0.25)*12; &#10;&#10;[.A18]*(1-0.35)*12))" office:value-type="currency" office:currency="PLN" office:value="1836" calcext:value-type="currency">
            <text:p>1 836,00 zł</text:p>
          </table:table-cell>
          <table:table-cell/>
          <table:table-cell table:formula="of:=IF([.C18]=[.D18]; &quot;tak&quot;; &quot;&quot;)">
            <text:p/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A19] &lt;= 500; [.A19]*(1-0.15)*12; [.A19]*(1-0.25)*12)" office:value-type="currency" office:currency="PLN" office:value="1836" calcext:value-type="currency">
            <text:p>1 836,00 zł</text:p>
          </table:table-cell>
          <table:table-cell table:formula="of:=IF([.A19] &lt;= 300; [.A19]*(1-0.1)*12;&#10;     IF([.A19] &lt;= 600; 300*(1-0.1)*12 + ([.A19]-300)*(1-0.25)*12; &#10;&#10;[.A19]*(1-0.35)*12))" office:value-type="currency" office:currency="PLN" office:value="1944" calcext:value-type="currency">
            <text:p>1 944,00 zł</text:p>
          </table:table-cell>
          <table:table-cell/>
          <table:table-cell table:formula="of:=IF([.C19]=[.D19]; &quot;tak&quot;; &quot;&quot;)">
            <text:p/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A20] &lt;= 500; [.A20]*(1-0.15)*12; [.A20]*(1-0.25)*12)" office:value-type="currency" office:currency="PLN" office:value="1938" calcext:value-type="currency">
            <text:p>1 938,00 zł</text:p>
          </table:table-cell>
          <table:table-cell table:formula="of:=IF([.A20] &lt;= 300; [.A20]*(1-0.1)*12;&#10;     IF([.A20] &lt;= 600; 300*(1-0.1)*12 + ([.A20]-300)*(1-0.25)*12; &#10;&#10;[.A20]*(1-0.35)*12))" office:value-type="currency" office:currency="PLN" office:value="2052" calcext:value-type="currency">
            <text:p>2 052,00 zł</text:p>
          </table:table-cell>
          <table:table-cell/>
          <table:table-cell table:formula="of:=IF([.C20]=[.D20]; &quot;tak&quot;; &quot;&quot;)">
            <text:p/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A21] &lt;= 500; [.A21]*(1-0.15)*12; [.A21]*(1-0.25)*12)" office:value-type="currency" office:currency="PLN" office:value="2040" calcext:value-type="currency">
            <text:p>2 040,00 zł</text:p>
          </table:table-cell>
          <table:table-cell table:formula="of:=IF([.A21] &lt;= 300; [.A21]*(1-0.1)*12;&#10;     IF([.A21] &lt;= 600; 300*(1-0.1)*12 + ([.A21]-300)*(1-0.25)*12; &#10;&#10;[.A21]*(1-0.35)*12))" office:value-type="currency" office:currency="PLN" office:value="2160" calcext:value-type="currency">
            <text:p>2 160,00 zł</text:p>
          </table:table-cell>
          <table:table-cell/>
          <table:table-cell table:formula="of:=IF([.C21]=[.D21]; &quot;tak&quot;; &quot;&quot;)">
            <text:p/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A22] &lt;= 500; [.A22]*(1-0.15)*12; [.A22]*(1-0.25)*12)" office:value-type="currency" office:currency="PLN" office:value="2142" calcext:value-type="currency">
            <text:p>2 142,00 zł</text:p>
          </table:table-cell>
          <table:table-cell table:formula="of:=IF([.A22] &lt;= 300; [.A22]*(1-0.1)*12;&#10;     IF([.A22] &lt;= 600; 300*(1-0.1)*12 + ([.A22]-300)*(1-0.25)*12; &#10;&#10;[.A22]*(1-0.35)*12))" office:value-type="currency" office:currency="PLN" office:value="2268" calcext:value-type="currency">
            <text:p>2 268,00 zł</text:p>
          </table:table-cell>
          <table:table-cell/>
          <table:table-cell table:formula="of:=IF([.C22]=[.D22]; &quot;tak&quot;; &quot;&quot;)">
            <text:p/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A23] &lt;= 500; [.A23]*(1-0.15)*12; [.A23]*(1-0.25)*12)" office:value-type="currency" office:currency="PLN" office:value="2244" calcext:value-type="currency">
            <text:p>2 244,00 zł</text:p>
          </table:table-cell>
          <table:table-cell table:formula="of:=IF([.A23] &lt;= 300; [.A23]*(1-0.1)*12;&#10;     IF([.A23] &lt;= 600; 300*(1-0.1)*12 + ([.A23]-300)*(1-0.25)*12; &#10;&#10;[.A23]*(1-0.35)*12))" office:value-type="currency" office:currency="PLN" office:value="2376" calcext:value-type="currency">
            <text:p>2 376,00 zł</text:p>
          </table:table-cell>
          <table:table-cell/>
          <table:table-cell table:formula="of:=IF([.C23]=[.D23]; &quot;tak&quot;; &quot;&quot;)">
            <text:p/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A24] &lt;= 500; [.A24]*(1-0.15)*12; [.A24]*(1-0.25)*12)" office:value-type="currency" office:currency="PLN" office:value="2346" calcext:value-type="currency">
            <text:p>2 346,00 zł</text:p>
          </table:table-cell>
          <table:table-cell table:formula="of:=IF([.A24] &lt;= 300; [.A24]*(1-0.1)*12;&#10;     IF([.A24] &lt;= 600; 300*(1-0.1)*12 + ([.A24]-300)*(1-0.25)*12; &#10;&#10;[.A24]*(1-0.35)*12))" office:value-type="currency" office:currency="PLN" office:value="2484" calcext:value-type="currency">
            <text:p>2 484,00 zł</text:p>
          </table:table-cell>
          <table:table-cell/>
          <table:table-cell table:formula="of:=IF([.C24]=[.D24]; &quot;tak&quot;; &quot;&quot;)">
            <text:p/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A25] &lt;= 500; [.A25]*(1-0.15)*12; [.A25]*(1-0.25)*12)" office:value-type="currency" office:currency="PLN" office:value="2448" calcext:value-type="currency">
            <text:p>2 448,00 zł</text:p>
          </table:table-cell>
          <table:table-cell table:formula="of:=IF([.A25] &lt;= 300; [.A25]*(1-0.1)*12;&#10;     IF([.A25] &lt;= 600; 300*(1-0.1)*12 + ([.A25]-300)*(1-0.25)*12; &#10;&#10;[.A25]*(1-0.35)*12))" office:value-type="currency" office:currency="PLN" office:value="2592" calcext:value-type="currency">
            <text:p>2 592,00 zł</text:p>
          </table:table-cell>
          <table:table-cell/>
          <table:table-cell table:formula="of:=IF([.C25]=[.D25]; &quot;tak&quot;; &quot;&quot;)">
            <text:p/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A26] &lt;= 500; [.A26]*(1-0.15)*12; [.A26]*(1-0.25)*12)" office:value-type="currency" office:currency="PLN" office:value="2550" calcext:value-type="currency">
            <text:p>2 550,00 zł</text:p>
          </table:table-cell>
          <table:table-cell table:formula="of:=IF([.A26] &lt;= 300; [.A26]*(1-0.1)*12;&#10;     IF([.A26] &lt;= 600; 300*(1-0.1)*12 + ([.A26]-300)*(1-0.25)*12; &#10;&#10;[.A26]*(1-0.35)*12))" office:value-type="currency" office:currency="PLN" office:value="2700" calcext:value-type="currency">
            <text:p>2 700,00 zł</text:p>
          </table:table-cell>
          <table:table-cell/>
          <table:table-cell table:formula="of:=IF([.C26]=[.D26]; &quot;tak&quot;; &quot;&quot;)">
            <text:p/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A27] &lt;= 500; [.A27]*(1-0.15)*12; [.A27]*(1-0.25)*12)" office:value-type="currency" office:currency="PLN" office:value="2652" calcext:value-type="currency">
            <text:p>2 652,00 zł</text:p>
          </table:table-cell>
          <table:table-cell table:formula="of:=IF([.A27] &lt;= 300; [.A27]*(1-0.1)*12;&#10;     IF([.A27] &lt;= 600; 300*(1-0.1)*12 + ([.A27]-300)*(1-0.25)*12; &#10;&#10;[.A27]*(1-0.35)*12))" office:value-type="currency" office:currency="PLN" office:value="2808" calcext:value-type="currency">
            <text:p>2 808,00 zł</text:p>
          </table:table-cell>
          <table:table-cell/>
          <table:table-cell table:formula="of:=IF([.C27]=[.D27]; &quot;tak&quot;; &quot;&quot;)">
            <text:p/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A28] &lt;= 500; [.A28]*(1-0.15)*12; [.A28]*(1-0.25)*12)" office:value-type="currency" office:currency="PLN" office:value="2754" calcext:value-type="currency">
            <text:p>2 754,00 zł</text:p>
          </table:table-cell>
          <table:table-cell table:formula="of:=IF([.A28] &lt;= 300; [.A28]*(1-0.1)*12;&#10;     IF([.A28] &lt;= 600; 300*(1-0.1)*12 + ([.A28]-300)*(1-0.25)*12; &#10;&#10;[.A28]*(1-0.35)*12))" office:value-type="currency" office:currency="PLN" office:value="2916" calcext:value-type="currency">
            <text:p>2 916,00 zł</text:p>
          </table:table-cell>
          <table:table-cell/>
          <table:table-cell table:formula="of:=IF([.C28]=[.D28]; &quot;tak&quot;; &quot;&quot;)">
            <text:p/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A29] &lt;= 500; [.A29]*(1-0.15)*12; [.A29]*(1-0.25)*12)" office:value-type="currency" office:currency="PLN" office:value="2856" calcext:value-type="currency">
            <text:p>2 856,00 zł</text:p>
          </table:table-cell>
          <table:table-cell table:formula="of:=IF([.A29] &lt;= 300; [.A29]*(1-0.1)*12;&#10;     IF([.A29] &lt;= 600; 300*(1-0.1)*12 + ([.A29]-300)*(1-0.25)*12; &#10;&#10;[.A29]*(1-0.35)*12))" office:value-type="currency" office:currency="PLN" office:value="3024" calcext:value-type="currency">
            <text:p>3 024,00 zł</text:p>
          </table:table-cell>
          <table:table-cell/>
          <table:table-cell table:formula="of:=IF([.C29]=[.D29]; &quot;tak&quot;; &quot;&quot;)">
            <text:p/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A30] &lt;= 500; [.A30]*(1-0.15)*12; [.A30]*(1-0.25)*12)" office:value-type="currency" office:currency="PLN" office:value="2958" calcext:value-type="currency">
            <text:p>2 958,00 zł</text:p>
          </table:table-cell>
          <table:table-cell table:formula="of:=IF([.A30] &lt;= 300; [.A30]*(1-0.1)*12;&#10;     IF([.A30] &lt;= 600; 300*(1-0.1)*12 + ([.A30]-300)*(1-0.25)*12; &#10;&#10;[.A30]*(1-0.35)*12))" office:value-type="currency" office:currency="PLN" office:value="3132" calcext:value-type="currency">
            <text:p>3 132,00 zł</text:p>
          </table:table-cell>
          <table:table-cell/>
          <table:table-cell table:formula="of:=IF([.C30]=[.D30]; &quot;tak&quot;; &quot;&quot;)">
            <text:p/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A31] &lt;= 500; [.A31]*(1-0.15)*12; [.A31]*(1-0.25)*12)" office:value-type="currency" office:currency="PLN" office:value="3060" calcext:value-type="currency">
            <text:p>3 060,00 zł</text:p>
          </table:table-cell>
          <table:table-cell table:formula="of:=IF([.A31] &lt;= 300; [.A31]*(1-0.1)*12;&#10;     IF([.A31] &lt;= 600; 300*(1-0.1)*12 + ([.A31]-300)*(1-0.25)*12; &#10;&#10;[.A31]*(1-0.35)*12))" office:value-type="currency" office:currency="PLN" office:value="3240" calcext:value-type="currency">
            <text:p>3 240,00 zł</text:p>
          </table:table-cell>
          <table:table-cell/>
          <table:table-cell table:formula="of:=IF([.C31]=[.D31]; &quot;tak&quot;; &quot;&quot;)">
            <text:p/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A32] &lt;= 500; [.A32]*(1-0.15)*12; [.A32]*(1-0.25)*12)" office:value-type="currency" office:currency="PLN" office:value="3162" calcext:value-type="currency">
            <text:p>3 162,00 zł</text:p>
          </table:table-cell>
          <table:table-cell table:formula="of:=IF([.A32] &lt;= 300; [.A32]*(1-0.1)*12;&#10;     IF([.A32] &lt;= 600; 300*(1-0.1)*12 + ([.A32]-300)*(1-0.25)*12; &#10;&#10;[.A32]*(1-0.35)*12))" office:value-type="currency" office:currency="PLN" office:value="3330" calcext:value-type="currency">
            <text:p>3 330,00 zł</text:p>
          </table:table-cell>
          <table:table-cell/>
          <table:table-cell table:formula="of:=IF([.C32]=[.D32]; &quot;tak&quot;; &quot;&quot;)">
            <text:p/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A33] &lt;= 500; [.A33]*(1-0.15)*12; [.A33]*(1-0.25)*12)" office:value-type="currency" office:currency="PLN" office:value="3264" calcext:value-type="currency">
            <text:p>3 264,00 zł</text:p>
          </table:table-cell>
          <table:table-cell table:formula="of:=IF([.A33] &lt;= 300; [.A33]*(1-0.1)*12;&#10;     IF([.A33] &lt;= 600; 300*(1-0.1)*12 + ([.A33]-300)*(1-0.25)*12; &#10;&#10;[.A33]*(1-0.35)*12))" office:value-type="currency" office:currency="PLN" office:value="3420" calcext:value-type="currency">
            <text:p>3 420,00 zł</text:p>
          </table:table-cell>
          <table:table-cell/>
          <table:table-cell table:formula="of:=IF([.C33]=[.D33]; &quot;tak&quot;; &quot;&quot;)">
            <text:p/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A34] &lt;= 500; [.A34]*(1-0.15)*12; [.A34]*(1-0.25)*12)" office:value-type="currency" office:currency="PLN" office:value="3366" calcext:value-type="currency">
            <text:p>3 366,00 zł</text:p>
          </table:table-cell>
          <table:table-cell table:formula="of:=IF([.A34] &lt;= 300; [.A34]*(1-0.1)*12;&#10;     IF([.A34] &lt;= 600; 300*(1-0.1)*12 + ([.A34]-300)*(1-0.25)*12; &#10;&#10;[.A34]*(1-0.35)*12))" office:value-type="currency" office:currency="PLN" office:value="3510" calcext:value-type="currency">
            <text:p>3 510,00 zł</text:p>
          </table:table-cell>
          <table:table-cell/>
          <table:table-cell table:formula="of:=IF([.C34]=[.D34]; &quot;tak&quot;; &quot;&quot;)">
            <text:p/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A35] &lt;= 500; [.A35]*(1-0.15)*12; [.A35]*(1-0.25)*12)" office:value-type="currency" office:currency="PLN" office:value="3468" calcext:value-type="currency">
            <text:p>3 468,00 zł</text:p>
          </table:table-cell>
          <table:table-cell table:formula="of:=IF([.A35] &lt;= 300; [.A35]*(1-0.1)*12;&#10;     IF([.A35] &lt;= 600; 300*(1-0.1)*12 + ([.A35]-300)*(1-0.25)*12; &#10;&#10;[.A35]*(1-0.35)*12))" office:value-type="currency" office:currency="PLN" office:value="3600" calcext:value-type="currency">
            <text:p>3 600,00 zł</text:p>
          </table:table-cell>
          <table:table-cell/>
          <table:table-cell table:formula="of:=IF([.C35]=[.D35]; &quot;tak&quot;; &quot;&quot;)">
            <text:p/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A36] &lt;= 500; [.A36]*(1-0.15)*12; [.A36]*(1-0.25)*12)" office:value-type="currency" office:currency="PLN" office:value="3570" calcext:value-type="currency">
            <text:p>3 570,00 zł</text:p>
          </table:table-cell>
          <table:table-cell table:formula="of:=IF([.A36] &lt;= 300; [.A36]*(1-0.1)*12;&#10;     IF([.A36] &lt;= 600; 300*(1-0.1)*12 + ([.A36]-300)*(1-0.25)*12; &#10;&#10;[.A36]*(1-0.35)*12))" office:value-type="currency" office:currency="PLN" office:value="3690" calcext:value-type="currency">
            <text:p>3 690,00 zł</text:p>
          </table:table-cell>
          <table:table-cell/>
          <table:table-cell table:formula="of:=IF([.C36]=[.D36]; &quot;tak&quot;; &quot;&quot;)">
            <text:p/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A37] &lt;= 500; [.A37]*(1-0.15)*12; [.A37]*(1-0.25)*12)" office:value-type="currency" office:currency="PLN" office:value="3672" calcext:value-type="currency">
            <text:p>3 672,00 zł</text:p>
          </table:table-cell>
          <table:table-cell table:formula="of:=IF([.A37] &lt;= 300; [.A37]*(1-0.1)*12;&#10;     IF([.A37] &lt;= 600; 300*(1-0.1)*12 + ([.A37]-300)*(1-0.25)*12; &#10;&#10;[.A37]*(1-0.35)*12))" office:value-type="currency" office:currency="PLN" office:value="3780" calcext:value-type="currency">
            <text:p>3 780,00 zł</text:p>
          </table:table-cell>
          <table:table-cell/>
          <table:table-cell table:formula="of:=IF([.C37]=[.D37]; &quot;tak&quot;; 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A38] &lt;= 500; [.A38]*(1-0.15)*12; [.A38]*(1-0.25)*12)" office:value-type="currency" office:currency="PLN" office:value="3774" calcext:value-type="currency">
            <text:p>3 774,00 zł</text:p>
          </table:table-cell>
          <table:table-cell table:formula="of:=IF([.A38] &lt;= 300; [.A38]*(1-0.1)*12;&#10;     IF([.A38] &lt;= 600; 300*(1-0.1)*12 + ([.A38]-300)*(1-0.25)*12; &#10;&#10;[.A38]*(1-0.35)*12))" office:value-type="currency" office:currency="PLN" office:value="3870" calcext:value-type="currency">
            <text:p>3 870,00 zł</text:p>
          </table:table-cell>
          <table:table-cell/>
          <table:table-cell table:formula="of:=IF([.C38]=[.D38]; &quot;tak&quot;; &quot;&quot;)">
            <text:p/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A39] &lt;= 500; [.A39]*(1-0.15)*12; [.A39]*(1-0.25)*12)" office:value-type="currency" office:currency="PLN" office:value="3876" calcext:value-type="currency">
            <text:p>3 876,00 zł</text:p>
          </table:table-cell>
          <table:table-cell table:formula="of:=IF([.A39] &lt;= 300; [.A39]*(1-0.1)*12;&#10;     IF([.A39] &lt;= 600; 300*(1-0.1)*12 + ([.A39]-300)*(1-0.25)*12; &#10;&#10;[.A39]*(1-0.35)*12))" office:value-type="currency" office:currency="PLN" office:value="3960" calcext:value-type="currency">
            <text:p>3 960,00 zł</text:p>
          </table:table-cell>
          <table:table-cell/>
          <table:table-cell table:formula="of:=IF([.C39]=[.D39]; &quot;tak&quot;; &quot;&quot;)">
            <text:p/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A40] &lt;= 500; [.A40]*(1-0.15)*12; [.A40]*(1-0.25)*12)" office:value-type="currency" office:currency="PLN" office:value="3978" calcext:value-type="currency">
            <text:p>3 978,00 zł</text:p>
          </table:table-cell>
          <table:table-cell table:formula="of:=IF([.A40] &lt;= 300; [.A40]*(1-0.1)*12;&#10;     IF([.A40] &lt;= 600; 300*(1-0.1)*12 + ([.A40]-300)*(1-0.25)*12; &#10;&#10;[.A40]*(1-0.35)*12))" office:value-type="currency" office:currency="PLN" office:value="4050" calcext:value-type="currency">
            <text:p>4 050,00 zł</text:p>
          </table:table-cell>
          <table:table-cell/>
          <table:table-cell table:formula="of:=IF([.C40]=[.D40]; &quot;tak&quot;; &quot;&quot;)">
            <text:p/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A41] &lt;= 500; [.A41]*(1-0.15)*12; [.A41]*(1-0.25)*12)" office:value-type="currency" office:currency="PLN" office:value="4080" calcext:value-type="currency">
            <text:p>4 080,00 zł</text:p>
          </table:table-cell>
          <table:table-cell table:formula="of:=IF([.A41] &lt;= 300; [.A41]*(1-0.1)*12;&#10;     IF([.A41] &lt;= 600; 300*(1-0.1)*12 + ([.A41]-300)*(1-0.25)*12; &#10;&#10;[.A41]*(1-0.35)*12))" office:value-type="currency" office:currency="PLN" office:value="4140" calcext:value-type="currency">
            <text:p>4 140,00 zł</text:p>
          </table:table-cell>
          <table:table-cell/>
          <table:table-cell table:formula="of:=IF([.C41]=[.D41]; &quot;tak&quot;; &quot;&quot;)">
            <text:p/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A42] &lt;= 500; [.A42]*(1-0.15)*12; [.A42]*(1-0.25)*12)" office:value-type="currency" office:currency="PLN" office:value="4182" calcext:value-type="currency">
            <text:p>4 182,00 zł</text:p>
          </table:table-cell>
          <table:table-cell table:formula="of:=IF([.A42] &lt;= 300; [.A42]*(1-0.1)*12;&#10;     IF([.A42] &lt;= 600; 300*(1-0.1)*12 + ([.A42]-300)*(1-0.25)*12; &#10;&#10;[.A42]*(1-0.35)*12))" office:value-type="currency" office:currency="PLN" office:value="4230" calcext:value-type="currency">
            <text:p>4 230,00 zł</text:p>
          </table:table-cell>
          <table:table-cell/>
          <table:table-cell table:formula="of:=IF([.C42]=[.D42]; &quot;tak&quot;; &quot;&quot;)">
            <text:p/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A43] &lt;= 500; [.A43]*(1-0.15)*12; [.A43]*(1-0.25)*12)" office:value-type="currency" office:currency="PLN" office:value="4284" calcext:value-type="currency">
            <text:p>4 284,00 zł</text:p>
          </table:table-cell>
          <table:table-cell table:formula="of:=IF([.A43] &lt;= 300; [.A43]*(1-0.1)*12;&#10;     IF([.A43] &lt;= 600; 300*(1-0.1)*12 + ([.A43]-300)*(1-0.25)*12; &#10;&#10;[.A43]*(1-0.35)*12))" office:value-type="currency" office:currency="PLN" office:value="4320" calcext:value-type="currency">
            <text:p>4 320,00 zł</text:p>
          </table:table-cell>
          <table:table-cell/>
          <table:table-cell table:formula="of:=IF([.C43]=[.D43]; &quot;tak&quot;; 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A44] &lt;= 500; [.A44]*(1-0.15)*12; [.A44]*(1-0.25)*12)" office:value-type="currency" office:currency="PLN" office:value="4386" calcext:value-type="currency">
            <text:p>4 386,00 zł</text:p>
          </table:table-cell>
          <table:table-cell table:formula="of:=IF([.A44] &lt;= 300; [.A44]*(1-0.1)*12;&#10;     IF([.A44] &lt;= 600; 300*(1-0.1)*12 + ([.A44]-300)*(1-0.25)*12; &#10;&#10;[.A44]*(1-0.35)*12))" office:value-type="currency" office:currency="PLN" office:value="4410" calcext:value-type="currency">
            <text:p>4 410,00 zł</text:p>
          </table:table-cell>
          <table:table-cell/>
          <table:table-cell table:formula="of:=IF([.C44]=[.D44]; &quot;tak&quot;; &quot;&quot;)">
            <text:p/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A45] &lt;= 500; [.A45]*(1-0.15)*12; [.A45]*(1-0.25)*12)" office:value-type="currency" office:currency="PLN" office:value="4488" calcext:value-type="currency">
            <text:p>4 488,00 zł</text:p>
          </table:table-cell>
          <table:table-cell table:formula="of:=IF([.A45] &lt;= 300; [.A45]*(1-0.1)*12;&#10;     IF([.A45] &lt;= 600; 300*(1-0.1)*12 + ([.A45]-300)*(1-0.25)*12; &#10;&#10;[.A45]*(1-0.35)*12))" office:value-type="currency" office:currency="PLN" office:value="4500" calcext:value-type="currency">
            <text:p>4 500,00 zł</text:p>
          </table:table-cell>
          <table:table-cell/>
          <table:table-cell table:formula="of:=IF([.C45]=[.D45]; &quot;tak&quot;; &quot;&quot;)">
            <text:p/>
          </table:table-cell>
          <table:table-cell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/>
          <table:table-cell table:formula="of:=IF([.A46] &lt;= 500; [.A46]*(1-0.15)*12; [.A46]*(1-0.25)*12)" office:value-type="currency" office:currency="PLN" office:value="4590" calcext:value-type="currency">
            <text:p>4 590,00 zł</text:p>
          </table:table-cell>
          <table:table-cell table:formula="of:=IF([.A46] &lt;= 300; [.A46]*(1-0.1)*12;&#10;     IF([.A46] &lt;= 600; 300*(1-0.1)*12 + ([.A46]-300)*(1-0.25)*12; &#10;&#10;[.A46]*(1-0.35)*12))" office:value-type="currency" office:currency="PLN" office:value="4590" calcext:value-type="currency">
            <text:p>4 590,00 zł</text:p>
          </table:table-cell>
          <table:table-cell/>
          <table:table-cell table:style-name="ce6" table:formula="of:=IF([.C46]=[.D46]; &quot;tak&quot;; &quot;&quot;)" office:value-type="string" office:string-value="tak" calcext:value-type="string">
            <text:p>tak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A47] &lt;= 500; [.A47]*(1-0.15)*12; [.A47]*(1-0.25)*12)" office:value-type="currency" office:currency="PLN" office:value="4692" calcext:value-type="currency">
            <text:p>4 692,00 zł</text:p>
          </table:table-cell>
          <table:table-cell table:formula="of:=IF([.A47] &lt;= 300; [.A47]*(1-0.1)*12;&#10;     IF([.A47] &lt;= 600; 300*(1-0.1)*12 + ([.A47]-300)*(1-0.25)*12; &#10;&#10;[.A47]*(1-0.35)*12))" office:value-type="currency" office:currency="PLN" office:value="4680" calcext:value-type="currency">
            <text:p>4 680,00 zł</text:p>
          </table:table-cell>
          <table:table-cell/>
          <table:table-cell table:formula="of:=IF([.C47]=[.D47]; &quot;tak&quot;; &quot;&quot;)">
            <text:p/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A48] &lt;= 500; [.A48]*(1-0.15)*12; [.A48]*(1-0.25)*12)" office:value-type="currency" office:currency="PLN" office:value="4794" calcext:value-type="currency">
            <text:p>4 794,00 zł</text:p>
          </table:table-cell>
          <table:table-cell table:formula="of:=IF([.A48] &lt;= 300; [.A48]*(1-0.1)*12;&#10;     IF([.A48] &lt;= 600; 300*(1-0.1)*12 + ([.A48]-300)*(1-0.25)*12; &#10;&#10;[.A48]*(1-0.35)*12))" office:value-type="currency" office:currency="PLN" office:value="4770" calcext:value-type="currency">
            <text:p>4 770,00 zł</text:p>
          </table:table-cell>
          <table:table-cell/>
          <table:table-cell table:formula="of:=IF([.C48]=[.D48]; &quot;tak&quot;; &quot;&quot;)">
            <text:p/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A49] &lt;= 500; [.A49]*(1-0.15)*12; [.A49]*(1-0.25)*12)" office:value-type="currency" office:currency="PLN" office:value="4896" calcext:value-type="currency">
            <text:p>4 896,00 zł</text:p>
          </table:table-cell>
          <table:table-cell table:formula="of:=IF([.A49] &lt;= 300; [.A49]*(1-0.1)*12;&#10;     IF([.A49] &lt;= 600; 300*(1-0.1)*12 + ([.A49]-300)*(1-0.25)*12; &#10;&#10;[.A49]*(1-0.35)*12))" office:value-type="currency" office:currency="PLN" office:value="4860" calcext:value-type="currency">
            <text:p>4 860,00 zł</text:p>
          </table:table-cell>
          <table:table-cell/>
          <table:table-cell table:formula="of:=IF([.C49]=[.D49]; &quot;tak&quot;; &quot;&quot;)">
            <text:p/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A50] &lt;= 500; [.A50]*(1-0.15)*12; [.A50]*(1-0.25)*12)" office:value-type="currency" office:currency="PLN" office:value="4998" calcext:value-type="currency">
            <text:p>4 998,00 zł</text:p>
          </table:table-cell>
          <table:table-cell table:formula="of:=IF([.A50] &lt;= 300; [.A50]*(1-0.1)*12;&#10;     IF([.A50] &lt;= 600; 300*(1-0.1)*12 + ([.A50]-300)*(1-0.25)*12; &#10;&#10;[.A50]*(1-0.35)*12))" office:value-type="currency" office:currency="PLN" office:value="4950" calcext:value-type="currency">
            <text:p>4 950,00 zł</text:p>
          </table:table-cell>
          <table:table-cell/>
          <table:table-cell table:formula="of:=IF([.C50]=[.D50]; &quot;tak&quot;; &quot;&quot;)">
            <text:p/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A51] &lt;= 500; [.A51]*(1-0.15)*12; [.A51]*(1-0.25)*12)" office:value-type="currency" office:currency="PLN" office:value="5100" calcext:value-type="currency">
            <text:p>5 100,00 zł</text:p>
          </table:table-cell>
          <table:table-cell table:formula="of:=IF([.A51] &lt;= 300; [.A51]*(1-0.1)*12;&#10;     IF([.A51] &lt;= 600; 300*(1-0.1)*12 + ([.A51]-300)*(1-0.25)*12; &#10;&#10;[.A51]*(1-0.35)*12))" office:value-type="currency" office:currency="PLN" office:value="5040" calcext:value-type="currency">
            <text:p>5 040,00 zł</text:p>
          </table:table-cell>
          <table:table-cell/>
          <table:table-cell table:formula="of:=IF([.C51]=[.D51]; &quot;tak&quot;; &quot;&quot;)">
            <text:p/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IF([.A52] &lt;= 500; [.A52]*(1-0.15)*12; [.A52]*(1-0.25)*12)" office:value-type="currency" office:currency="PLN" office:value="4590" calcext:value-type="currency">
            <text:p>4 590,00 zł</text:p>
          </table:table-cell>
          <table:table-cell table:formula="of:=IF([.A52] &lt;= 300; [.A52]*(1-0.1)*12;&#10;     IF([.A52] &lt;= 600; 300*(1-0.1)*12 + ([.A52]-300)*(1-0.25)*12; &#10;&#10;[.A52]*(1-0.35)*12))" office:value-type="currency" office:currency="PLN" office:value="5130" calcext:value-type="currency">
            <text:p>5 130,00 zł</text:p>
          </table:table-cell>
          <table:table-cell/>
          <table:table-cell table:formula="of:=IF([.C52]=[.D52]; &quot;tak&quot;; &quot;&quot;)">
            <text:p/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IF([.A53] &lt;= 500; [.A53]*(1-0.15)*12; [.A53]*(1-0.25)*12)" office:value-type="currency" office:currency="PLN" office:value="4680" calcext:value-type="currency">
            <text:p>4 680,00 zł</text:p>
          </table:table-cell>
          <table:table-cell table:formula="of:=IF([.A53] &lt;= 300; [.A53]*(1-0.1)*12;&#10;     IF([.A53] &lt;= 600; 300*(1-0.1)*12 + ([.A53]-300)*(1-0.25)*12; &#10;&#10;[.A53]*(1-0.35)*12))" office:value-type="currency" office:currency="PLN" office:value="5220" calcext:value-type="currency">
            <text:p>5 220,00 zł</text:p>
          </table:table-cell>
          <table:table-cell/>
          <table:table-cell table:formula="of:=IF([.C53]=[.D53]; &quot;tak&quot;; &quot;&quot;)">
            <text:p/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formula="of:=IF([.A54] &lt;= 500; [.A54]*(1-0.15)*12; [.A54]*(1-0.25)*12)" office:value-type="currency" office:currency="PLN" office:value="4770" calcext:value-type="currency">
            <text:p>4 770,00 zł</text:p>
          </table:table-cell>
          <table:table-cell table:formula="of:=IF([.A54] &lt;= 300; [.A54]*(1-0.1)*12;&#10;     IF([.A54] &lt;= 600; 300*(1-0.1)*12 + ([.A54]-300)*(1-0.25)*12; &#10;&#10;[.A54]*(1-0.35)*12))" office:value-type="currency" office:currency="PLN" office:value="5310" calcext:value-type="currency">
            <text:p>5 310,00 zł</text:p>
          </table:table-cell>
          <table:table-cell/>
          <table:table-cell table:formula="of:=IF([.C54]=[.D54]; &quot;tak&quot;; &quot;&quot;)">
            <text:p/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IF([.A55] &lt;= 500; [.A55]*(1-0.15)*12; [.A55]*(1-0.25)*12)" office:value-type="currency" office:currency="PLN" office:value="4860" calcext:value-type="currency">
            <text:p>4 860,00 zł</text:p>
          </table:table-cell>
          <table:table-cell table:formula="of:=IF([.A55] &lt;= 300; [.A55]*(1-0.1)*12;&#10;     IF([.A55] &lt;= 600; 300*(1-0.1)*12 + ([.A55]-300)*(1-0.25)*12; &#10;&#10;[.A55]*(1-0.35)*12))" office:value-type="currency" office:currency="PLN" office:value="5400" calcext:value-type="currency">
            <text:p>5 400,00 zł</text:p>
          </table:table-cell>
          <table:table-cell/>
          <table:table-cell table:formula="of:=IF([.C55]=[.D55]; &quot;tak&quot;; &quot;&quot;)">
            <text:p/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formula="of:=IF([.A56] &lt;= 500; [.A56]*(1-0.15)*12; [.A56]*(1-0.25)*12)" office:value-type="currency" office:currency="PLN" office:value="4950" calcext:value-type="currency">
            <text:p>4 950,00 zł</text:p>
          </table:table-cell>
          <table:table-cell table:formula="of:=IF([.A56] &lt;= 300; [.A56]*(1-0.1)*12;&#10;     IF([.A56] &lt;= 600; 300*(1-0.1)*12 + ([.A56]-300)*(1-0.25)*12; &#10;&#10;[.A56]*(1-0.35)*12))" office:value-type="currency" office:currency="PLN" office:value="5490" calcext:value-type="currency">
            <text:p>5 490,00 zł</text:p>
          </table:table-cell>
          <table:table-cell/>
          <table:table-cell table:formula="of:=IF([.C56]=[.D56]; &quot;tak&quot;; &quot;&quot;)">
            <text:p/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IF([.A57] &lt;= 500; [.A57]*(1-0.15)*12; [.A57]*(1-0.25)*12)" office:value-type="currency" office:currency="PLN" office:value="5040" calcext:value-type="currency">
            <text:p>5 040,00 zł</text:p>
          </table:table-cell>
          <table:table-cell table:formula="of:=IF([.A57] &lt;= 300; [.A57]*(1-0.1)*12;&#10;     IF([.A57] &lt;= 600; 300*(1-0.1)*12 + ([.A57]-300)*(1-0.25)*12; &#10;&#10;[.A57]*(1-0.35)*12))" office:value-type="currency" office:currency="PLN" office:value="5580" calcext:value-type="currency">
            <text:p>5 580,00 zł</text:p>
          </table:table-cell>
          <table:table-cell/>
          <table:table-cell table:formula="of:=IF([.C57]=[.D57]; &quot;tak&quot;; &quot;&quot;)">
            <text:p/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IF([.A58] &lt;= 500; [.A58]*(1-0.15)*12; [.A58]*(1-0.25)*12)" office:value-type="currency" office:currency="PLN" office:value="5130" calcext:value-type="currency">
            <text:p>5 130,00 zł</text:p>
          </table:table-cell>
          <table:table-cell table:formula="of:=IF([.A58] &lt;= 300; [.A58]*(1-0.1)*12;&#10;     IF([.A58] &lt;= 600; 300*(1-0.1)*12 + ([.A58]-300)*(1-0.25)*12; &#10;&#10;[.A58]*(1-0.35)*12))" office:value-type="currency" office:currency="PLN" office:value="5670" calcext:value-type="currency">
            <text:p>5 670,00 zł</text:p>
          </table:table-cell>
          <table:table-cell/>
          <table:table-cell table:formula="of:=IF([.C58]=[.D58]; &quot;tak&quot;; &quot;&quot;)">
            <text:p/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IF([.A59] &lt;= 500; [.A59]*(1-0.15)*12; [.A59]*(1-0.25)*12)" office:value-type="currency" office:currency="PLN" office:value="5220" calcext:value-type="currency">
            <text:p>5 220,00 zł</text:p>
          </table:table-cell>
          <table:table-cell table:formula="of:=IF([.A59] &lt;= 300; [.A59]*(1-0.1)*12;&#10;     IF([.A59] &lt;= 600; 300*(1-0.1)*12 + ([.A59]-300)*(1-0.25)*12; &#10;&#10;[.A59]*(1-0.35)*12))" office:value-type="currency" office:currency="PLN" office:value="5760" calcext:value-type="currency">
            <text:p>5 760,00 zł</text:p>
          </table:table-cell>
          <table:table-cell/>
          <table:table-cell table:formula="of:=IF([.C59]=[.D59]; &quot;tak&quot;; &quot;&quot;)">
            <text:p/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formula="of:=IF([.A60] &lt;= 500; [.A60]*(1-0.15)*12; [.A60]*(1-0.25)*12)" office:value-type="currency" office:currency="PLN" office:value="5310" calcext:value-type="currency">
            <text:p>5 310,00 zł</text:p>
          </table:table-cell>
          <table:table-cell table:formula="of:=IF([.A60] &lt;= 300; [.A60]*(1-0.1)*12;&#10;     IF([.A60] &lt;= 600; 300*(1-0.1)*12 + ([.A60]-300)*(1-0.25)*12; &#10;&#10;[.A60]*(1-0.35)*12))" office:value-type="currency" office:currency="PLN" office:value="5850" calcext:value-type="currency">
            <text:p>5 850,00 zł</text:p>
          </table:table-cell>
          <table:table-cell/>
          <table:table-cell table:formula="of:=IF([.C60]=[.D60]; &quot;tak&quot;; &quot;&quot;)">
            <text:p/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IF([.A61] &lt;= 500; [.A61]*(1-0.15)*12; [.A61]*(1-0.25)*12)" office:value-type="currency" office:currency="PLN" office:value="5400" calcext:value-type="currency">
            <text:p>5 400,00 zł</text:p>
          </table:table-cell>
          <table:table-cell table:formula="of:=IF([.A61] &lt;= 300; [.A61]*(1-0.1)*12;&#10;     IF([.A61] &lt;= 600; 300*(1-0.1)*12 + ([.A61]-300)*(1-0.25)*12; &#10;&#10;[.A61]*(1-0.35)*12))" office:value-type="currency" office:currency="PLN" office:value="5940" calcext:value-type="currency">
            <text:p>5 940,00 zł</text:p>
          </table:table-cell>
          <table:table-cell/>
          <table:table-cell table:formula="of:=IF([.C61]=[.D61]; &quot;tak&quot;; &quot;&quot;)">
            <text:p/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formula="of:=IF([.A62] &lt;= 500; [.A62]*(1-0.15)*12; [.A62]*(1-0.25)*12)" office:value-type="currency" office:currency="PLN" office:value="5490" calcext:value-type="currency">
            <text:p>5 490,00 zł</text:p>
          </table:table-cell>
          <table:table-cell table:formula="of:=IF([.A62] &lt;= 300; [.A62]*(1-0.1)*12;&#10;     IF([.A62] &lt;= 600; 300*(1-0.1)*12 + ([.A62]-300)*(1-0.25)*12; &#10;&#10;[.A62]*(1-0.35)*12))" office:value-type="currency" office:currency="PLN" office:value="4758" calcext:value-type="currency">
            <text:p>4 758,00 zł</text:p>
          </table:table-cell>
          <table:table-cell/>
          <table:table-cell table:formula="of:=IF([.C62]=[.D62]; &quot;tak&quot;; &quot;&quot;)">
            <text:p/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IF([.A63] &lt;= 500; [.A63]*(1-0.15)*12; [.A63]*(1-0.25)*12)" office:value-type="currency" office:currency="PLN" office:value="5580" calcext:value-type="currency">
            <text:p>5 580,00 zł</text:p>
          </table:table-cell>
          <table:table-cell table:formula="of:=IF([.A63] &lt;= 300; [.A63]*(1-0.1)*12;&#10;     IF([.A63] &lt;= 600; 300*(1-0.1)*12 + ([.A63]-300)*(1-0.25)*12; &#10;&#10;[.A63]*(1-0.35)*12))" office:value-type="currency" office:currency="PLN" office:value="4836" calcext:value-type="currency">
            <text:p>4 836,00 zł</text:p>
          </table:table-cell>
          <table:table-cell/>
          <table:table-cell table:formula="of:=IF([.C63]=[.D63]; &quot;tak&quot;; &quot;&quot;)">
            <text:p/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IF([.A64] &lt;= 500; [.A64]*(1-0.15)*12; [.A64]*(1-0.25)*12)" office:value-type="currency" office:currency="PLN" office:value="5670" calcext:value-type="currency">
            <text:p>5 670,00 zł</text:p>
          </table:table-cell>
          <table:table-cell table:formula="of:=IF([.A64] &lt;= 300; [.A64]*(1-0.1)*12;&#10;     IF([.A64] &lt;= 600; 300*(1-0.1)*12 + ([.A64]-300)*(1-0.25)*12; &#10;&#10;[.A64]*(1-0.35)*12))" office:value-type="currency" office:currency="PLN" office:value="4914" calcext:value-type="currency">
            <text:p>4 914,00 zł</text:p>
          </table:table-cell>
          <table:table-cell/>
          <table:table-cell table:formula="of:=IF([.C64]=[.D64]; &quot;tak&quot;; &quot;&quot;)">
            <text:p/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IF([.A65] &lt;= 500; [.A65]*(1-0.15)*12; [.A65]*(1-0.25)*12)" office:value-type="currency" office:currency="PLN" office:value="5760" calcext:value-type="currency">
            <text:p>5 760,00 zł</text:p>
          </table:table-cell>
          <table:table-cell table:formula="of:=IF([.A65] &lt;= 300; [.A65]*(1-0.1)*12;&#10;     IF([.A65] &lt;= 600; 300*(1-0.1)*12 + ([.A65]-300)*(1-0.25)*12; &#10;&#10;[.A65]*(1-0.35)*12))" office:value-type="currency" office:currency="PLN" office:value="4992" calcext:value-type="currency">
            <text:p>4 992,00 zł</text:p>
          </table:table-cell>
          <table:table-cell/>
          <table:table-cell table:formula="of:=IF([.C65]=[.D65]; &quot;tak&quot;; &quot;&quot;)">
            <text:p/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formula="of:=IF([.A66] &lt;= 500; [.A66]*(1-0.15)*12; [.A66]*(1-0.25)*12)" office:value-type="currency" office:currency="PLN" office:value="5850" calcext:value-type="currency">
            <text:p>5 850,00 zł</text:p>
          </table:table-cell>
          <table:table-cell table:formula="of:=IF([.A66] &lt;= 300; [.A66]*(1-0.1)*12;&#10;     IF([.A66] &lt;= 600; 300*(1-0.1)*12 + ([.A66]-300)*(1-0.25)*12; &#10;&#10;[.A66]*(1-0.35)*12))" office:value-type="currency" office:currency="PLN" office:value="5070" calcext:value-type="currency">
            <text:p>5 070,00 zł</text:p>
          </table:table-cell>
          <table:table-cell/>
          <table:table-cell table:formula="of:=IF([.C66]=[.D66]; &quot;tak&quot;; &quot;&quot;)">
            <text:p/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IF([.A67] &lt;= 500; [.A67]*(1-0.15)*12; [.A67]*(1-0.25)*12)" office:value-type="currency" office:currency="PLN" office:value="5940" calcext:value-type="currency">
            <text:p>5 940,00 zł</text:p>
          </table:table-cell>
          <table:table-cell table:formula="of:=IF([.A67] &lt;= 300; [.A67]*(1-0.1)*12;&#10;     IF([.A67] &lt;= 600; 300*(1-0.1)*12 + ([.A67]-300)*(1-0.25)*12; &#10;&#10;[.A67]*(1-0.35)*12))" office:value-type="currency" office:currency="PLN" office:value="5148" calcext:value-type="currency">
            <text:p>5 148,00 zł</text:p>
          </table:table-cell>
          <table:table-cell/>
          <table:table-cell table:formula="of:=IF([.C67]=[.D67]; &quot;tak&quot;; &quot;&quot;)">
            <text:p/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formula="of:=IF([.A68] &lt;= 500; [.A68]*(1-0.15)*12; [.A68]*(1-0.25)*12)" office:value-type="currency" office:currency="PLN" office:value="6030" calcext:value-type="currency">
            <text:p>6 030,00 zł</text:p>
          </table:table-cell>
          <table:table-cell table:formula="of:=IF([.A68] &lt;= 300; [.A68]*(1-0.1)*12;&#10;     IF([.A68] &lt;= 600; 300*(1-0.1)*12 + ([.A68]-300)*(1-0.25)*12; &#10;&#10;[.A68]*(1-0.35)*12))" office:value-type="currency" office:currency="PLN" office:value="5226" calcext:value-type="currency">
            <text:p>5 226,00 zł</text:p>
          </table:table-cell>
          <table:table-cell/>
          <table:table-cell table:formula="of:=IF([.C68]=[.D68]; &quot;tak&quot;; &quot;&quot;)">
            <text:p/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IF([.A69] &lt;= 500; [.A69]*(1-0.15)*12; [.A69]*(1-0.25)*12)" office:value-type="currency" office:currency="PLN" office:value="6120" calcext:value-type="currency">
            <text:p>6 120,00 zł</text:p>
          </table:table-cell>
          <table:table-cell table:formula="of:=IF([.A69] &lt;= 300; [.A69]*(1-0.1)*12;&#10;     IF([.A69] &lt;= 600; 300*(1-0.1)*12 + ([.A69]-300)*(1-0.25)*12; &#10;&#10;[.A69]*(1-0.35)*12))" office:value-type="currency" office:currency="PLN" office:value="5304" calcext:value-type="currency">
            <text:p>5 304,00 zł</text:p>
          </table:table-cell>
          <table:table-cell/>
          <table:table-cell table:formula="of:=IF([.C69]=[.D69]; &quot;tak&quot;; &quot;&quot;)">
            <text:p/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formula="of:=IF([.A70] &lt;= 500; [.A70]*(1-0.15)*12; [.A70]*(1-0.25)*12)" office:value-type="currency" office:currency="PLN" office:value="6210" calcext:value-type="currency">
            <text:p>6 210,00 zł</text:p>
          </table:table-cell>
          <table:table-cell table:formula="of:=IF([.A70] &lt;= 300; [.A70]*(1-0.1)*12;&#10;     IF([.A70] &lt;= 600; 300*(1-0.1)*12 + ([.A70]-300)*(1-0.25)*12; &#10;&#10;[.A70]*(1-0.35)*12))" office:value-type="currency" office:currency="PLN" office:value="5382" calcext:value-type="currency">
            <text:p>5 382,00 zł</text:p>
          </table:table-cell>
          <table:table-cell/>
          <table:table-cell table:formula="of:=IF([.C70]=[.D70]; &quot;tak&quot;; &quot;&quot;)">
            <text:p/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IF([.A71] &lt;= 500; [.A71]*(1-0.15)*12; [.A71]*(1-0.25)*12)" office:value-type="currency" office:currency="PLN" office:value="6300" calcext:value-type="currency">
            <text:p>6 300,00 zł</text:p>
          </table:table-cell>
          <table:table-cell table:formula="of:=IF([.A71] &lt;= 300; [.A71]*(1-0.1)*12;&#10;     IF([.A71] &lt;= 600; 300*(1-0.1)*12 + ([.A71]-300)*(1-0.25)*12; &#10;&#10;[.A71]*(1-0.35)*12))" office:value-type="currency" office:currency="PLN" office:value="5460" calcext:value-type="currency">
            <text:p>5 460,00 zł</text:p>
          </table:table-cell>
          <table:table-cell/>
          <table:table-cell table:formula="of:=IF([.C71]=[.D71]; &quot;tak&quot;; &quot;&quot;)">
            <text:p/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formula="of:=IF([.A72] &lt;= 500; [.A72]*(1-0.15)*12; [.A72]*(1-0.25)*12)" office:value-type="currency" office:currency="PLN" office:value="6390" calcext:value-type="currency">
            <text:p>6 390,00 zł</text:p>
          </table:table-cell>
          <table:table-cell table:formula="of:=IF([.A72] &lt;= 300; [.A72]*(1-0.1)*12;&#10;     IF([.A72] &lt;= 600; 300*(1-0.1)*12 + ([.A72]-300)*(1-0.25)*12; &#10;&#10;[.A72]*(1-0.35)*12))" office:value-type="currency" office:currency="PLN" office:value="5538" calcext:value-type="currency">
            <text:p>5 538,00 zł</text:p>
          </table:table-cell>
          <table:table-cell/>
          <table:table-cell table:formula="of:=IF([.C72]=[.D72]; &quot;tak&quot;; &quot;&quot;)">
            <text:p/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IF([.A73] &lt;= 500; [.A73]*(1-0.15)*12; [.A73]*(1-0.25)*12)" office:value-type="currency" office:currency="PLN" office:value="6480" calcext:value-type="currency">
            <text:p>6 480,00 zł</text:p>
          </table:table-cell>
          <table:table-cell table:formula="of:=IF([.A73] &lt;= 300; [.A73]*(1-0.1)*12;&#10;     IF([.A73] &lt;= 600; 300*(1-0.1)*12 + ([.A73]-300)*(1-0.25)*12; &#10;&#10;[.A73]*(1-0.35)*12))" office:value-type="currency" office:currency="PLN" office:value="5616" calcext:value-type="currency">
            <text:p>5 616,00 zł</text:p>
          </table:table-cell>
          <table:table-cell/>
          <table:table-cell table:formula="of:=IF([.C73]=[.D73]; &quot;tak&quot;; &quot;&quot;)">
            <text:p/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formula="of:=IF([.A74] &lt;= 500; [.A74]*(1-0.15)*12; [.A74]*(1-0.25)*12)" office:value-type="currency" office:currency="PLN" office:value="6570" calcext:value-type="currency">
            <text:p>6 570,00 zł</text:p>
          </table:table-cell>
          <table:table-cell table:formula="of:=IF([.A74] &lt;= 300; [.A74]*(1-0.1)*12;&#10;     IF([.A74] &lt;= 600; 300*(1-0.1)*12 + ([.A74]-300)*(1-0.25)*12; &#10;&#10;[.A74]*(1-0.35)*12))" office:value-type="currency" office:currency="PLN" office:value="5694" calcext:value-type="currency">
            <text:p>5 694,00 zł</text:p>
          </table:table-cell>
          <table:table-cell/>
          <table:table-cell table:formula="of:=IF([.C74]=[.D74]; &quot;tak&quot;; &quot;&quot;)">
            <text:p/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IF([.A75] &lt;= 500; [.A75]*(1-0.15)*12; [.A75]*(1-0.25)*12)" office:value-type="currency" office:currency="PLN" office:value="6660" calcext:value-type="currency">
            <text:p>6 660,00 zł</text:p>
          </table:table-cell>
          <table:table-cell table:formula="of:=IF([.A75] &lt;= 300; [.A75]*(1-0.1)*12;&#10;     IF([.A75] &lt;= 600; 300*(1-0.1)*12 + ([.A75]-300)*(1-0.25)*12; &#10;&#10;[.A75]*(1-0.35)*12))" office:value-type="currency" office:currency="PLN" office:value="5772" calcext:value-type="currency">
            <text:p>5 772,00 zł</text:p>
          </table:table-cell>
          <table:table-cell/>
          <table:table-cell table:formula="of:=IF([.C75]=[.D75]; &quot;tak&quot;; &quot;&quot;)">
            <text:p/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formula="of:=IF([.A76] &lt;= 500; [.A76]*(1-0.15)*12; [.A76]*(1-0.25)*12)" office:value-type="currency" office:currency="PLN" office:value="6750" calcext:value-type="currency">
            <text:p>6 750,00 zł</text:p>
          </table:table-cell>
          <table:table-cell table:formula="of:=IF([.A76] &lt;= 300; [.A76]*(1-0.1)*12;&#10;     IF([.A76] &lt;= 600; 300*(1-0.1)*12 + ([.A76]-300)*(1-0.25)*12; &#10;&#10;[.A76]*(1-0.35)*12))" office:value-type="currency" office:currency="PLN" office:value="5850" calcext:value-type="currency">
            <text:p>5 850,00 zł</text:p>
          </table:table-cell>
          <table:table-cell/>
          <table:table-cell table:formula="of:=IF([.C76]=[.D76]; &quot;tak&quot;; &quot;&quot;)">
            <text:p/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IF([.A77] &lt;= 500; [.A77]*(1-0.15)*12; [.A77]*(1-0.25)*12)" office:value-type="currency" office:currency="PLN" office:value="6840" calcext:value-type="currency">
            <text:p>6 840,00 zł</text:p>
          </table:table-cell>
          <table:table-cell table:formula="of:=IF([.A77] &lt;= 300; [.A77]*(1-0.1)*12;&#10;     IF([.A77] &lt;= 600; 300*(1-0.1)*12 + ([.A77]-300)*(1-0.25)*12; &#10;&#10;[.A77]*(1-0.35)*12))" office:value-type="currency" office:currency="PLN" office:value="5928" calcext:value-type="currency">
            <text:p>5 928,00 zł</text:p>
          </table:table-cell>
          <table:table-cell/>
          <table:table-cell table:formula="of:=IF([.C77]=[.D77]; &quot;tak&quot;; &quot;&quot;)">
            <text:p/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formula="of:=IF([.A78] &lt;= 500; [.A78]*(1-0.15)*12; [.A78]*(1-0.25)*12)" office:value-type="currency" office:currency="PLN" office:value="6930" calcext:value-type="currency">
            <text:p>6 930,00 zł</text:p>
          </table:table-cell>
          <table:table-cell table:formula="of:=IF([.A78] &lt;= 300; [.A78]*(1-0.1)*12;&#10;     IF([.A78] &lt;= 600; 300*(1-0.1)*12 + ([.A78]-300)*(1-0.25)*12; &#10;&#10;[.A78]*(1-0.35)*12))" office:value-type="currency" office:currency="PLN" office:value="6006" calcext:value-type="currency">
            <text:p>6 006,00 zł</text:p>
          </table:table-cell>
          <table:table-cell/>
          <table:table-cell table:formula="of:=IF([.C78]=[.D78]; &quot;tak&quot;; &quot;&quot;)">
            <text:p/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IF([.A79] &lt;= 500; [.A79]*(1-0.15)*12; [.A79]*(1-0.25)*12)" office:value-type="currency" office:currency="PLN" office:value="7020" calcext:value-type="currency">
            <text:p>7 020,00 zł</text:p>
          </table:table-cell>
          <table:table-cell table:formula="of:=IF([.A79] &lt;= 300; [.A79]*(1-0.1)*12;&#10;     IF([.A79] &lt;= 600; 300*(1-0.1)*12 + ([.A79]-300)*(1-0.25)*12; &#10;&#10;[.A79]*(1-0.35)*12))" office:value-type="currency" office:currency="PLN" office:value="6084" calcext:value-type="currency">
            <text:p>6 084,00 zł</text:p>
          </table:table-cell>
          <table:table-cell/>
          <table:table-cell table:formula="of:=IF([.C79]=[.D79]; &quot;tak&quot;; &quot;&quot;)">
            <text:p/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formula="of:=IF([.A80] &lt;= 500; [.A80]*(1-0.15)*12; [.A80]*(1-0.25)*12)" office:value-type="currency" office:currency="PLN" office:value="7110" calcext:value-type="currency">
            <text:p>7 110,00 zł</text:p>
          </table:table-cell>
          <table:table-cell table:formula="of:=IF([.A80] &lt;= 300; [.A80]*(1-0.1)*12;&#10;     IF([.A80] &lt;= 600; 300*(1-0.1)*12 + ([.A80]-300)*(1-0.25)*12; &#10;&#10;[.A80]*(1-0.35)*12))" office:value-type="currency" office:currency="PLN" office:value="6162" calcext:value-type="currency">
            <text:p>6 162,00 zł</text:p>
          </table:table-cell>
          <table:table-cell/>
          <table:table-cell table:formula="of:=IF([.C80]=[.D80]; &quot;tak&quot;; &quot;&quot;)">
            <text:p/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IF([.A81] &lt;= 500; [.A81]*(1-0.15)*12; [.A81]*(1-0.25)*12)" office:value-type="currency" office:currency="PLN" office:value="7200" calcext:value-type="currency">
            <text:p>7 200,00 zł</text:p>
          </table:table-cell>
          <table:table-cell table:formula="of:=IF([.A81] &lt;= 300; [.A81]*(1-0.1)*12;&#10;     IF([.A81] &lt;= 600; 300*(1-0.1)*12 + ([.A81]-300)*(1-0.25)*12; &#10;&#10;[.A81]*(1-0.35)*12))" office:value-type="currency" office:currency="PLN" office:value="6240" calcext:value-type="currency">
            <text:p>6 240,00 zł</text:p>
          </table:table-cell>
          <table:table-cell/>
          <table:table-cell table:formula="of:=IF([.C81]=[.D81]; &quot;tak&quot;; &quot;&quot;)">
            <text:p/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formula="of:=IF([.A82] &lt;= 500; [.A82]*(1-0.15)*12; [.A82]*(1-0.25)*12)" office:value-type="currency" office:currency="PLN" office:value="7290" calcext:value-type="currency">
            <text:p>7 290,00 zł</text:p>
          </table:table-cell>
          <table:table-cell table:formula="of:=IF([.A82] &lt;= 300; [.A82]*(1-0.1)*12;&#10;     IF([.A82] &lt;= 600; 300*(1-0.1)*12 + ([.A82]-300)*(1-0.25)*12; &#10;&#10;[.A82]*(1-0.35)*12))" office:value-type="currency" office:currency="PLN" office:value="6318" calcext:value-type="currency">
            <text:p>6 318,00 zł</text:p>
          </table:table-cell>
          <table:table-cell/>
          <table:table-cell table:formula="of:=IF([.C82]=[.D82]; &quot;tak&quot;; &quot;&quot;)">
            <text:p/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IF([.A83] &lt;= 500; [.A83]*(1-0.15)*12; [.A83]*(1-0.25)*12)" office:value-type="currency" office:currency="PLN" office:value="7380" calcext:value-type="currency">
            <text:p>7 380,00 zł</text:p>
          </table:table-cell>
          <table:table-cell table:formula="of:=IF([.A83] &lt;= 300; [.A83]*(1-0.1)*12;&#10;     IF([.A83] &lt;= 600; 300*(1-0.1)*12 + ([.A83]-300)*(1-0.25)*12; &#10;&#10;[.A83]*(1-0.35)*12))" office:value-type="currency" office:currency="PLN" office:value="6396" calcext:value-type="currency">
            <text:p>6 396,00 zł</text:p>
          </table:table-cell>
          <table:table-cell/>
          <table:table-cell table:formula="of:=IF([.C83]=[.D83]; &quot;tak&quot;; &quot;&quot;)">
            <text:p/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formula="of:=IF([.A84] &lt;= 500; [.A84]*(1-0.15)*12; [.A84]*(1-0.25)*12)" office:value-type="currency" office:currency="PLN" office:value="7470" calcext:value-type="currency">
            <text:p>7 470,00 zł</text:p>
          </table:table-cell>
          <table:table-cell table:formula="of:=IF([.A84] &lt;= 300; [.A84]*(1-0.1)*12;&#10;     IF([.A84] &lt;= 600; 300*(1-0.1)*12 + ([.A84]-300)*(1-0.25)*12; &#10;&#10;[.A84]*(1-0.35)*12))" office:value-type="currency" office:currency="PLN" office:value="6474" calcext:value-type="currency">
            <text:p>6 474,00 zł</text:p>
          </table:table-cell>
          <table:table-cell/>
          <table:table-cell table:formula="of:=IF([.C84]=[.D84]; &quot;tak&quot;; &quot;&quot;)">
            <text:p/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IF([.A85] &lt;= 500; [.A85]*(1-0.15)*12; [.A85]*(1-0.25)*12)" office:value-type="currency" office:currency="PLN" office:value="7560" calcext:value-type="currency">
            <text:p>7 560,00 zł</text:p>
          </table:table-cell>
          <table:table-cell table:formula="of:=IF([.A85] &lt;= 300; [.A85]*(1-0.1)*12;&#10;     IF([.A85] &lt;= 600; 300*(1-0.1)*12 + ([.A85]-300)*(1-0.25)*12; &#10;&#10;[.A85]*(1-0.35)*12))" office:value-type="currency" office:currency="PLN" office:value="6552" calcext:value-type="currency">
            <text:p>6 552,00 zł</text:p>
          </table:table-cell>
          <table:table-cell/>
          <table:table-cell table:formula="of:=IF([.C85]=[.D85]; &quot;tak&quot;; &quot;&quot;)">
            <text:p/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IF([.A86] &lt;= 500; [.A86]*(1-0.15)*12; [.A86]*(1-0.25)*12)" office:value-type="currency" office:currency="PLN" office:value="7650" calcext:value-type="currency">
            <text:p>7 650,00 zł</text:p>
          </table:table-cell>
          <table:table-cell table:formula="of:=IF([.A86] &lt;= 300; [.A86]*(1-0.1)*12;&#10;     IF([.A86] &lt;= 600; 300*(1-0.1)*12 + ([.A86]-300)*(1-0.25)*12; &#10;&#10;[.A86]*(1-0.35)*12))" office:value-type="currency" office:currency="PLN" office:value="6630" calcext:value-type="currency">
            <text:p>6 630,00 zł</text:p>
          </table:table-cell>
          <table:table-cell/>
          <table:table-cell table:formula="of:=IF([.C86]=[.D86]; &quot;tak&quot;; &quot;&quot;)">
            <text:p/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IF([.A87] &lt;= 500; [.A87]*(1-0.15)*12; [.A87]*(1-0.25)*12)" office:value-type="currency" office:currency="PLN" office:value="7740" calcext:value-type="currency">
            <text:p>7 740,00 zł</text:p>
          </table:table-cell>
          <table:table-cell table:formula="of:=IF([.A87] &lt;= 300; [.A87]*(1-0.1)*12;&#10;     IF([.A87] &lt;= 600; 300*(1-0.1)*12 + ([.A87]-300)*(1-0.25)*12; &#10;&#10;[.A87]*(1-0.35)*12))" office:value-type="currency" office:currency="PLN" office:value="6708" calcext:value-type="currency">
            <text:p>6 708,00 zł</text:p>
          </table:table-cell>
          <table:table-cell/>
          <table:table-cell table:formula="of:=IF([.C87]=[.D87]; &quot;tak&quot;; &quot;&quot;)">
            <text:p/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formula="of:=IF([.A88] &lt;= 500; [.A88]*(1-0.15)*12; [.A88]*(1-0.25)*12)" office:value-type="currency" office:currency="PLN" office:value="7830" calcext:value-type="currency">
            <text:p>7 830,00 zł</text:p>
          </table:table-cell>
          <table:table-cell table:formula="of:=IF([.A88] &lt;= 300; [.A88]*(1-0.1)*12;&#10;     IF([.A88] &lt;= 600; 300*(1-0.1)*12 + ([.A88]-300)*(1-0.25)*12; &#10;&#10;[.A88]*(1-0.35)*12))" office:value-type="currency" office:currency="PLN" office:value="6786" calcext:value-type="currency">
            <text:p>6 786,00 zł</text:p>
          </table:table-cell>
          <table:table-cell/>
          <table:table-cell table:formula="of:=IF([.C88]=[.D88]; &quot;tak&quot;; &quot;&quot;)">
            <text:p/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IF([.A89] &lt;= 500; [.A89]*(1-0.15)*12; [.A89]*(1-0.25)*12)" office:value-type="currency" office:currency="PLN" office:value="7920" calcext:value-type="currency">
            <text:p>7 920,00 zł</text:p>
          </table:table-cell>
          <table:table-cell table:formula="of:=IF([.A89] &lt;= 300; [.A89]*(1-0.1)*12;&#10;     IF([.A89] &lt;= 600; 300*(1-0.1)*12 + ([.A89]-300)*(1-0.25)*12; &#10;&#10;[.A89]*(1-0.35)*12))" office:value-type="currency" office:currency="PLN" office:value="6864" calcext:value-type="currency">
            <text:p>6 864,00 zł</text:p>
          </table:table-cell>
          <table:table-cell/>
          <table:table-cell table:formula="of:=IF([.C89]=[.D89]; &quot;tak&quot;; 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formula="of:=IF([.A90] &lt;= 500; [.A90]*(1-0.15)*12; [.A90]*(1-0.25)*12)" office:value-type="currency" office:currency="PLN" office:value="8010" calcext:value-type="currency">
            <text:p>8 010,00 zł</text:p>
          </table:table-cell>
          <table:table-cell table:formula="of:=IF([.A90] &lt;= 300; [.A90]*(1-0.1)*12;&#10;     IF([.A90] &lt;= 600; 300*(1-0.1)*12 + ([.A90]-300)*(1-0.25)*12; &#10;&#10;[.A90]*(1-0.35)*12))" office:value-type="currency" office:currency="PLN" office:value="6942" calcext:value-type="currency">
            <text:p>6 942,00 zł</text:p>
          </table:table-cell>
          <table:table-cell/>
          <table:table-cell table:formula="of:=IF([.C90]=[.D90]; &quot;tak&quot;; &quot;&quot;)">
            <text:p/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IF([.A91] &lt;= 500; [.A91]*(1-0.15)*12; [.A91]*(1-0.25)*12)" office:value-type="currency" office:currency="PLN" office:value="8100" calcext:value-type="currency">
            <text:p>8 100,00 zł</text:p>
          </table:table-cell>
          <table:table-cell table:formula="of:=IF([.A91] &lt;= 300; [.A91]*(1-0.1)*12;&#10;     IF([.A91] &lt;= 600; 300*(1-0.1)*12 + ([.A91]-300)*(1-0.25)*12; &#10;&#10;[.A91]*(1-0.35)*12))" office:value-type="currency" office:currency="PLN" office:value="7020" calcext:value-type="currency">
            <text:p>7 020,00 zł</text:p>
          </table:table-cell>
          <table:table-cell/>
          <table:table-cell table:formula="of:=IF([.C91]=[.D91]; &quot;tak&quot;; &quot;&quot;)">
            <text:p/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IF([.A92] &lt;= 500; [.A92]*(1-0.15)*12; [.A92]*(1-0.25)*12)" office:value-type="currency" office:currency="PLN" office:value="8190" calcext:value-type="currency">
            <text:p>8 190,00 zł</text:p>
          </table:table-cell>
          <table:table-cell table:formula="of:=IF([.A92] &lt;= 300; [.A92]*(1-0.1)*12;&#10;     IF([.A92] &lt;= 600; 300*(1-0.1)*12 + ([.A92]-300)*(1-0.25)*12; &#10;&#10;[.A92]*(1-0.35)*12))" office:value-type="currency" office:currency="PLN" office:value="7098" calcext:value-type="currency">
            <text:p>7 098,00 zł</text:p>
          </table:table-cell>
          <table:table-cell/>
          <table:table-cell table:formula="of:=IF([.C92]=[.D92]; &quot;tak&quot;; &quot;&quot;)">
            <text:p/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IF([.A93] &lt;= 500; [.A93]*(1-0.15)*12; [.A93]*(1-0.25)*12)" office:value-type="currency" office:currency="PLN" office:value="8280" calcext:value-type="currency">
            <text:p>8 280,00 zł</text:p>
          </table:table-cell>
          <table:table-cell table:formula="of:=IF([.A93] &lt;= 300; [.A93]*(1-0.1)*12;&#10;     IF([.A93] &lt;= 600; 300*(1-0.1)*12 + ([.A93]-300)*(1-0.25)*12; &#10;&#10;[.A93]*(1-0.35)*12))" office:value-type="currency" office:currency="PLN" office:value="7176" calcext:value-type="currency">
            <text:p>7 176,00 zł</text:p>
          </table:table-cell>
          <table:table-cell/>
          <table:table-cell table:formula="of:=IF([.C93]=[.D93]; &quot;tak&quot;; &quot;&quot;)">
            <text:p/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formula="of:=IF([.A94] &lt;= 500; [.A94]*(1-0.15)*12; [.A94]*(1-0.25)*12)" office:value-type="currency" office:currency="PLN" office:value="8370" calcext:value-type="currency">
            <text:p>8 370,00 zł</text:p>
          </table:table-cell>
          <table:table-cell table:formula="of:=IF([.A94] &lt;= 300; [.A94]*(1-0.1)*12;&#10;     IF([.A94] &lt;= 600; 300*(1-0.1)*12 + ([.A94]-300)*(1-0.25)*12; &#10;&#10;[.A94]*(1-0.35)*12))" office:value-type="currency" office:currency="PLN" office:value="7254" calcext:value-type="currency">
            <text:p>7 254,00 zł</text:p>
          </table:table-cell>
          <table:table-cell/>
          <table:table-cell table:formula="of:=IF([.C94]=[.D94]; &quot;tak&quot;; &quot;&quot;)">
            <text:p/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IF([.A95] &lt;= 500; [.A95]*(1-0.15)*12; [.A95]*(1-0.25)*12)" office:value-type="currency" office:currency="PLN" office:value="8460" calcext:value-type="currency">
            <text:p>8 460,00 zł</text:p>
          </table:table-cell>
          <table:table-cell table:formula="of:=IF([.A95] &lt;= 300; [.A95]*(1-0.1)*12;&#10;     IF([.A95] &lt;= 600; 300*(1-0.1)*12 + ([.A95]-300)*(1-0.25)*12; &#10;&#10;[.A95]*(1-0.35)*12))" office:value-type="currency" office:currency="PLN" office:value="7332" calcext:value-type="currency">
            <text:p>7 332,00 zł</text:p>
          </table:table-cell>
          <table:table-cell/>
          <table:table-cell table:formula="of:=IF([.C95]=[.D95]; &quot;tak&quot;; &quot;&quot;)">
            <text:p/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IF([.A96] &lt;= 500; [.A96]*(1-0.15)*12; [.A96]*(1-0.25)*12)" office:value-type="currency" office:currency="PLN" office:value="8550" calcext:value-type="currency">
            <text:p>8 550,00 zł</text:p>
          </table:table-cell>
          <table:table-cell table:formula="of:=IF([.A96] &lt;= 300; [.A96]*(1-0.1)*12;&#10;     IF([.A96] &lt;= 600; 300*(1-0.1)*12 + ([.A96]-300)*(1-0.25)*12; &#10;&#10;[.A96]*(1-0.35)*12))" office:value-type="currency" office:currency="PLN" office:value="7410" calcext:value-type="currency">
            <text:p>7 410,00 zł</text:p>
          </table:table-cell>
          <table:table-cell/>
          <table:table-cell table:formula="of:=IF([.C96]=[.D96]; &quot;tak&quot;; &quot;&quot;)">
            <text:p/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formula="of:=IF([.A97] &lt;= 500; [.A97]*(1-0.15)*12; [.A97]*(1-0.25)*12)" office:value-type="currency" office:currency="PLN" office:value="8640" calcext:value-type="currency">
            <text:p>8 640,00 zł</text:p>
          </table:table-cell>
          <table:table-cell table:formula="of:=IF([.A97] &lt;= 300; [.A97]*(1-0.1)*12;&#10;     IF([.A97] &lt;= 600; 300*(1-0.1)*12 + ([.A97]-300)*(1-0.25)*12; &#10;&#10;[.A97]*(1-0.35)*12))" office:value-type="currency" office:currency="PLN" office:value="7488" calcext:value-type="currency">
            <text:p>7 488,00 zł</text:p>
          </table:table-cell>
          <table:table-cell/>
          <table:table-cell table:formula="of:=IF([.C97]=[.D97]; &quot;tak&quot;; &quot;&quot;)">
            <text:p/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formula="of:=IF([.A98] &lt;= 500; [.A98]*(1-0.15)*12; [.A98]*(1-0.25)*12)" office:value-type="currency" office:currency="PLN" office:value="8730" calcext:value-type="currency">
            <text:p>8 730,00 zł</text:p>
          </table:table-cell>
          <table:table-cell table:formula="of:=IF([.A98] &lt;= 300; [.A98]*(1-0.1)*12;&#10;     IF([.A98] &lt;= 600; 300*(1-0.1)*12 + ([.A98]-300)*(1-0.25)*12; &#10;&#10;[.A98]*(1-0.35)*12))" office:value-type="currency" office:currency="PLN" office:value="7566" calcext:value-type="currency">
            <text:p>7 566,00 zł</text:p>
          </table:table-cell>
          <table:table-cell/>
          <table:table-cell table:formula="of:=IF([.C98]=[.D98]; &quot;tak&quot;; &quot;&quot;)">
            <text:p/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IF([.A99] &lt;= 500; [.A99]*(1-0.15)*12; [.A99]*(1-0.25)*12)" office:value-type="currency" office:currency="PLN" office:value="8820" calcext:value-type="currency">
            <text:p>8 820,00 zł</text:p>
          </table:table-cell>
          <table:table-cell table:formula="of:=IF([.A99] &lt;= 300; [.A99]*(1-0.1)*12;&#10;     IF([.A99] &lt;= 600; 300*(1-0.1)*12 + ([.A99]-300)*(1-0.25)*12; &#10;&#10;[.A99]*(1-0.35)*12))" office:value-type="currency" office:currency="PLN" office:value="7644" calcext:value-type="currency">
            <text:p>7 644,00 zł</text:p>
          </table:table-cell>
          <table:table-cell/>
          <table:table-cell table:formula="of:=IF([.C99]=[.D99]; &quot;tak&quot;; 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formula="of:=IF([.A100] &lt;= 500; [.A100]*(1-0.15)*12; [.A100]*(1-0.25)*12)" office:value-type="currency" office:currency="PLN" office:value="8910" calcext:value-type="currency">
            <text:p>8 910,00 zł</text:p>
          </table:table-cell>
          <table:table-cell table:formula="of:=IF([.A100] &lt;= 300; [.A100]*(1-0.1)*12;&#10;     IF([.A100] &lt;= 600; 300*(1-0.1)*12 + ([.A100]-300)*(1-0.25)*12; &#10;&#10;[.A100]*(1-0.35)*12))" office:value-type="currency" office:currency="PLN" office:value="7722" calcext:value-type="currency">
            <text:p>7 722,00 zł</text:p>
          </table:table-cell>
          <table:table-cell/>
          <table:table-cell table:formula="of:=IF([.C100]=[.D100]; &quot;tak&quot;; &quot;&quot;)">
            <text:p/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IF([.A101] &lt;= 500; [.A101]*(1-0.15)*12; [.A101]*(1-0.25)*12)" office:value-type="currency" office:currency="PLN" office:value="9000" calcext:value-type="currency">
            <text:p>9 000,00 zł</text:p>
          </table:table-cell>
          <table:table-cell table:formula="of:=IF([.A101] &lt;= 300; [.A101]*(1-0.1)*12;&#10;     IF([.A101] &lt;= 600; 300*(1-0.1)*12 + ([.A101]-300)*(1-0.25)*12; &#10;&#10;[.A101]*(1-0.35)*12))" office:value-type="currency" office:currency="PLN" office:value="7800" calcext:value-type="currency">
            <text:p>7 800,00 zł</text:p>
          </table:table-cell>
          <table:table-cell/>
          <table:table-cell table:formula="of:=IF([.C101]=[.D101]; &quot;tak&quot;; &quot;&quot;)">
            <text:p/>
          </table:table-cell>
          <table:table-cell/>
        </table:table-row>
      </table:table>
      <table:table table:name="Zadanie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ce5"/>
        <table:table-column table:style-name="co6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liczba zakupionych sztuk</text:p>
          </table:table-cell>
          <table:table-cell/>
          <table:table-cell table:style-name="Default" office:value-type="string" calcext:value-type="string">
            <text:p>Producent a</text:p>
          </table:table-cell>
          <table:table-cell table:style-name="Default" office:value-type="string" calcext:value-type="string">
            <text:p>Producent b</text:p>
          </table:table-cell>
          <table:table-cell table:style-name="Default" office:value-type="string" calcext:value-type="string">
            <text:p>Spr</text:p>
          </table:table-cell>
          <table:table-cell table:style-name="ce7" office:value-type="string" calcext:value-type="string">
            <text:p>Cena 500 sztuk u producenta b:</text:p>
          </table:table-cell>
          <table:table-cell table:style-name="ce3" office:value-type="currency" office:currency="PLN" office:value="5040" calcext:value-type="currency">
            <text:p>5 040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A2] &lt;= 500; [.A2]*(1-0.15)*12; [.A2]*(1-0.25)*12)" office:value-type="currency" office:currency="PLN" office:value="102" calcext:value-type="currency">
            <text:p>102,00 zł</text:p>
          </table:table-cell>
          <table:table-cell table:formula="of:=IF([.A2] &lt;= 300; [.A2]*(1-0.1)*12;&#10;     IF([.A2] &lt;= 600; 300*(1-0.1)*12 + ([.A2]-300)*(1-0.25)*12; &#10;&#10;[.A2]*(1-0.35)*12))" office:value-type="currency" office:currency="PLN" office:value="108" calcext:value-type="currency">
            <text:p>108,00 zł</text:p>
          </table:table-cell>
          <table:table-cell table:formula="of:=IF([.C2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A3] &lt;= 500; [.A3]*(1-0.15)*12; [.A3]*(1-0.25)*12)" office:value-type="currency" office:currency="PLN" office:value="204" calcext:value-type="currency">
            <text:p>204,00 zł</text:p>
          </table:table-cell>
          <table:table-cell table:formula="of:=IF([.A3] &lt;= 300; [.A3]*(1-0.1)*12;&#10;     IF([.A3] &lt;= 600; 300*(1-0.1)*12 + ([.A3]-300)*(1-0.25)*12; &#10;&#10;[.A3]*(1-0.35)*12))" office:value-type="currency" office:currency="PLN" office:value="216" calcext:value-type="currency">
            <text:p>216,00 zł</text:p>
          </table:table-cell>
          <table:table-cell table:formula="of:=IF([.C3]&lt;[.$G$1]; &quot;&quot;; &quot;tak&quot;)">
            <text:p/>
          </table:table-cell>
          <table:table-cell table:style-name="ce8" office:value-type="string" calcext:value-type="string">
            <text:p>Odpowiedz</text:p>
          </table:table-cell>
          <table:table-cell table:style-name="ce9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A4] &lt;= 500; [.A4]*(1-0.15)*12; [.A4]*(1-0.25)*12)" office:value-type="currency" office:currency="PLN" office:value="306" calcext:value-type="currency">
            <text:p>306,00 zł</text:p>
          </table:table-cell>
          <table:table-cell table:formula="of:=IF([.A4] &lt;= 300; [.A4]*(1-0.1)*12;&#10;     IF([.A4] &lt;= 600; 300*(1-0.1)*12 + ([.A4]-300)*(1-0.25)*12; &#10;&#10;[.A4]*(1-0.35)*12))" office:value-type="currency" office:currency="PLN" office:value="324" calcext:value-type="currency">
            <text:p>324,00 zł</text:p>
          </table:table-cell>
          <table:table-cell table:formula="of:=IF([.C4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A5] &lt;= 500; [.A5]*(1-0.15)*12; [.A5]*(1-0.25)*12)" office:value-type="currency" office:currency="PLN" office:value="408" calcext:value-type="currency">
            <text:p>408,00 zł</text:p>
          </table:table-cell>
          <table:table-cell table:formula="of:=IF([.A5] &lt;= 300; [.A5]*(1-0.1)*12;&#10;     IF([.A5] &lt;= 600; 300*(1-0.1)*12 + ([.A5]-300)*(1-0.25)*12; &#10;&#10;[.A5]*(1-0.35)*12))" office:value-type="currency" office:currency="PLN" office:value="432" calcext:value-type="currency">
            <text:p>432,00 zł</text:p>
          </table:table-cell>
          <table:table-cell table:formula="of:=IF([.C5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A6] &lt;= 500; [.A6]*(1-0.15)*12; [.A6]*(1-0.25)*12)" office:value-type="currency" office:currency="PLN" office:value="510" calcext:value-type="currency">
            <text:p>510,00 zł</text:p>
          </table:table-cell>
          <table:table-cell table:formula="of:=IF([.A6] &lt;= 300; [.A6]*(1-0.1)*12;&#10;     IF([.A6] &lt;= 600; 300*(1-0.1)*12 + ([.A6]-300)*(1-0.25)*12; &#10;&#10;[.A6]*(1-0.35)*12))" office:value-type="currency" office:currency="PLN" office:value="540" calcext:value-type="currency">
            <text:p>540,00 zł</text:p>
          </table:table-cell>
          <table:table-cell table:formula="of:=IF([.C6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A7] &lt;= 500; [.A7]*(1-0.15)*12; [.A7]*(1-0.25)*12)" office:value-type="currency" office:currency="PLN" office:value="612" calcext:value-type="currency">
            <text:p>612,00 zł</text:p>
          </table:table-cell>
          <table:table-cell table:formula="of:=IF([.A7] &lt;= 300; [.A7]*(1-0.1)*12;&#10;     IF([.A7] &lt;= 600; 300*(1-0.1)*12 + ([.A7]-300)*(1-0.25)*12; &#10;&#10;[.A7]*(1-0.35)*12))" office:value-type="currency" office:currency="PLN" office:value="648" calcext:value-type="currency">
            <text:p>648,00 zł</text:p>
          </table:table-cell>
          <table:table-cell table:formula="of:=IF([.C7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A8] &lt;= 500; [.A8]*(1-0.15)*12; [.A8]*(1-0.25)*12)" office:value-type="currency" office:currency="PLN" office:value="714" calcext:value-type="currency">
            <text:p>714,00 zł</text:p>
          </table:table-cell>
          <table:table-cell table:formula="of:=IF([.A8] &lt;= 300; [.A8]*(1-0.1)*12;&#10;     IF([.A8] &lt;= 600; 300*(1-0.1)*12 + ([.A8]-300)*(1-0.25)*12; &#10;&#10;[.A8]*(1-0.35)*12))" office:value-type="currency" office:currency="PLN" office:value="756" calcext:value-type="currency">
            <text:p>756,00 zł</text:p>
          </table:table-cell>
          <table:table-cell table:formula="of:=IF([.C8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A9] &lt;= 500; [.A9]*(1-0.15)*12; [.A9]*(1-0.25)*12)" office:value-type="currency" office:currency="PLN" office:value="816" calcext:value-type="currency">
            <text:p>816,00 zł</text:p>
          </table:table-cell>
          <table:table-cell table:formula="of:=IF([.A9] &lt;= 300; [.A9]*(1-0.1)*12;&#10;     IF([.A9] &lt;= 600; 300*(1-0.1)*12 + ([.A9]-300)*(1-0.25)*12; &#10;&#10;[.A9]*(1-0.35)*12))" office:value-type="currency" office:currency="PLN" office:value="864" calcext:value-type="currency">
            <text:p>864,00 zł</text:p>
          </table:table-cell>
          <table:table-cell table:formula="of:=IF([.C9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A10] &lt;= 500; [.A10]*(1-0.15)*12; [.A10]*(1-0.25)*12)" office:value-type="currency" office:currency="PLN" office:value="918" calcext:value-type="currency">
            <text:p>918,00 zł</text:p>
          </table:table-cell>
          <table:table-cell table:formula="of:=IF([.A10] &lt;= 300; [.A10]*(1-0.1)*12;&#10;     IF([.A10] &lt;= 600; 300*(1-0.1)*12 + ([.A10]-300)*(1-0.25)*12; &#10;&#10;[.A10]*(1-0.35)*12))" office:value-type="currency" office:currency="PLN" office:value="972" calcext:value-type="currency">
            <text:p>972,00 zł</text:p>
          </table:table-cell>
          <table:table-cell table:formula="of:=IF([.C10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A11] &lt;= 500; [.A11]*(1-0.15)*12; [.A11]*(1-0.25)*12)" office:value-type="currency" office:currency="PLN" office:value="1020" calcext:value-type="currency">
            <text:p>1 020,00 zł</text:p>
          </table:table-cell>
          <table:table-cell table:formula="of:=IF([.A11] &lt;= 300; [.A11]*(1-0.1)*12;&#10;     IF([.A11] &lt;= 600; 300*(1-0.1)*12 + ([.A11]-300)*(1-0.25)*12; &#10;&#10;[.A11]*(1-0.35)*12))" office:value-type="currency" office:currency="PLN" office:value="1080" calcext:value-type="currency">
            <text:p>1 080,00 zł</text:p>
          </table:table-cell>
          <table:table-cell table:formula="of:=IF([.C11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A12] &lt;= 500; [.A12]*(1-0.15)*12; [.A12]*(1-0.25)*12)" office:value-type="currency" office:currency="PLN" office:value="1122" calcext:value-type="currency">
            <text:p>1 122,00 zł</text:p>
          </table:table-cell>
          <table:table-cell table:formula="of:=IF([.A12] &lt;= 300; [.A12]*(1-0.1)*12;&#10;     IF([.A12] &lt;= 600; 300*(1-0.1)*12 + ([.A12]-300)*(1-0.25)*12; &#10;&#10;[.A12]*(1-0.35)*12))" office:value-type="currency" office:currency="PLN" office:value="1188" calcext:value-type="currency">
            <text:p>1 188,00 zł</text:p>
          </table:table-cell>
          <table:table-cell table:formula="of:=IF([.C12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A13] &lt;= 500; [.A13]*(1-0.15)*12; [.A13]*(1-0.25)*12)" office:value-type="currency" office:currency="PLN" office:value="1224" calcext:value-type="currency">
            <text:p>1 224,00 zł</text:p>
          </table:table-cell>
          <table:table-cell table:formula="of:=IF([.A13] &lt;= 300; [.A13]*(1-0.1)*12;&#10;     IF([.A13] &lt;= 600; 300*(1-0.1)*12 + ([.A13]-300)*(1-0.25)*12; &#10;&#10;[.A13]*(1-0.35)*12))" office:value-type="currency" office:currency="PLN" office:value="1296" calcext:value-type="currency">
            <text:p>1 296,00 zł</text:p>
          </table:table-cell>
          <table:table-cell table:formula="of:=IF([.C13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A14] &lt;= 500; [.A14]*(1-0.15)*12; [.A14]*(1-0.25)*12)" office:value-type="currency" office:currency="PLN" office:value="1326" calcext:value-type="currency">
            <text:p>1 326,00 zł</text:p>
          </table:table-cell>
          <table:table-cell table:formula="of:=IF([.A14] &lt;= 300; [.A14]*(1-0.1)*12;&#10;     IF([.A14] &lt;= 600; 300*(1-0.1)*12 + ([.A14]-300)*(1-0.25)*12; &#10;&#10;[.A14]*(1-0.35)*12))" office:value-type="currency" office:currency="PLN" office:value="1404" calcext:value-type="currency">
            <text:p>1 404,00 zł</text:p>
          </table:table-cell>
          <table:table-cell table:formula="of:=IF([.C14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A15] &lt;= 500; [.A15]*(1-0.15)*12; [.A15]*(1-0.25)*12)" office:value-type="currency" office:currency="PLN" office:value="1428" calcext:value-type="currency">
            <text:p>1 428,00 zł</text:p>
          </table:table-cell>
          <table:table-cell table:formula="of:=IF([.A15] &lt;= 300; [.A15]*(1-0.1)*12;&#10;     IF([.A15] &lt;= 600; 300*(1-0.1)*12 + ([.A15]-300)*(1-0.25)*12; &#10;&#10;[.A15]*(1-0.35)*12))" office:value-type="currency" office:currency="PLN" office:value="1512" calcext:value-type="currency">
            <text:p>1 512,00 zł</text:p>
          </table:table-cell>
          <table:table-cell table:formula="of:=IF([.C15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A16] &lt;= 500; [.A16]*(1-0.15)*12; [.A16]*(1-0.25)*12)" office:value-type="currency" office:currency="PLN" office:value="1530" calcext:value-type="currency">
            <text:p>1 530,00 zł</text:p>
          </table:table-cell>
          <table:table-cell table:formula="of:=IF([.A16] &lt;= 300; [.A16]*(1-0.1)*12;&#10;     IF([.A16] &lt;= 600; 300*(1-0.1)*12 + ([.A16]-300)*(1-0.25)*12; &#10;&#10;[.A16]*(1-0.35)*12))" office:value-type="currency" office:currency="PLN" office:value="1620" calcext:value-type="currency">
            <text:p>1 620,00 zł</text:p>
          </table:table-cell>
          <table:table-cell table:formula="of:=IF([.C16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A17] &lt;= 500; [.A17]*(1-0.15)*12; [.A17]*(1-0.25)*12)" office:value-type="currency" office:currency="PLN" office:value="1632" calcext:value-type="currency">
            <text:p>1 632,00 zł</text:p>
          </table:table-cell>
          <table:table-cell table:formula="of:=IF([.A17] &lt;= 300; [.A17]*(1-0.1)*12;&#10;     IF([.A17] &lt;= 600; 300*(1-0.1)*12 + ([.A17]-300)*(1-0.25)*12; &#10;&#10;[.A17]*(1-0.35)*12))" office:value-type="currency" office:currency="PLN" office:value="1728" calcext:value-type="currency">
            <text:p>1 728,00 zł</text:p>
          </table:table-cell>
          <table:table-cell table:formula="of:=IF([.C17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A18] &lt;= 500; [.A18]*(1-0.15)*12; [.A18]*(1-0.25)*12)" office:value-type="currency" office:currency="PLN" office:value="1734" calcext:value-type="currency">
            <text:p>1 734,00 zł</text:p>
          </table:table-cell>
          <table:table-cell table:formula="of:=IF([.A18] &lt;= 300; [.A18]*(1-0.1)*12;&#10;     IF([.A18] &lt;= 600; 300*(1-0.1)*12 + ([.A18]-300)*(1-0.25)*12; &#10;&#10;[.A18]*(1-0.35)*12))" office:value-type="currency" office:currency="PLN" office:value="1836" calcext:value-type="currency">
            <text:p>1 836,00 zł</text:p>
          </table:table-cell>
          <table:table-cell table:formula="of:=IF([.C18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A19] &lt;= 500; [.A19]*(1-0.15)*12; [.A19]*(1-0.25)*12)" office:value-type="currency" office:currency="PLN" office:value="1836" calcext:value-type="currency">
            <text:p>1 836,00 zł</text:p>
          </table:table-cell>
          <table:table-cell table:formula="of:=IF([.A19] &lt;= 300; [.A19]*(1-0.1)*12;&#10;     IF([.A19] &lt;= 600; 300*(1-0.1)*12 + ([.A19]-300)*(1-0.25)*12; &#10;&#10;[.A19]*(1-0.35)*12))" office:value-type="currency" office:currency="PLN" office:value="1944" calcext:value-type="currency">
            <text:p>1 944,00 zł</text:p>
          </table:table-cell>
          <table:table-cell table:formula="of:=IF([.C19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A20] &lt;= 500; [.A20]*(1-0.15)*12; [.A20]*(1-0.25)*12)" office:value-type="currency" office:currency="PLN" office:value="1938" calcext:value-type="currency">
            <text:p>1 938,00 zł</text:p>
          </table:table-cell>
          <table:table-cell table:formula="of:=IF([.A20] &lt;= 300; [.A20]*(1-0.1)*12;&#10;     IF([.A20] &lt;= 600; 300*(1-0.1)*12 + ([.A20]-300)*(1-0.25)*12; &#10;&#10;[.A20]*(1-0.35)*12))" office:value-type="currency" office:currency="PLN" office:value="2052" calcext:value-type="currency">
            <text:p>2 052,00 zł</text:p>
          </table:table-cell>
          <table:table-cell table:formula="of:=IF([.C20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A21] &lt;= 500; [.A21]*(1-0.15)*12; [.A21]*(1-0.25)*12)" office:value-type="currency" office:currency="PLN" office:value="2040" calcext:value-type="currency">
            <text:p>2 040,00 zł</text:p>
          </table:table-cell>
          <table:table-cell table:formula="of:=IF([.A21] &lt;= 300; [.A21]*(1-0.1)*12;&#10;     IF([.A21] &lt;= 600; 300*(1-0.1)*12 + ([.A21]-300)*(1-0.25)*12; &#10;&#10;[.A21]*(1-0.35)*12))" office:value-type="currency" office:currency="PLN" office:value="2160" calcext:value-type="currency">
            <text:p>2 160,00 zł</text:p>
          </table:table-cell>
          <table:table-cell table:formula="of:=IF([.C21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A22] &lt;= 500; [.A22]*(1-0.15)*12; [.A22]*(1-0.25)*12)" office:value-type="currency" office:currency="PLN" office:value="2142" calcext:value-type="currency">
            <text:p>2 142,00 zł</text:p>
          </table:table-cell>
          <table:table-cell table:formula="of:=IF([.A22] &lt;= 300; [.A22]*(1-0.1)*12;&#10;     IF([.A22] &lt;= 600; 300*(1-0.1)*12 + ([.A22]-300)*(1-0.25)*12; &#10;&#10;[.A22]*(1-0.35)*12))" office:value-type="currency" office:currency="PLN" office:value="2268" calcext:value-type="currency">
            <text:p>2 268,00 zł</text:p>
          </table:table-cell>
          <table:table-cell table:formula="of:=IF([.C22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A23] &lt;= 500; [.A23]*(1-0.15)*12; [.A23]*(1-0.25)*12)" office:value-type="currency" office:currency="PLN" office:value="2244" calcext:value-type="currency">
            <text:p>2 244,00 zł</text:p>
          </table:table-cell>
          <table:table-cell table:formula="of:=IF([.A23] &lt;= 300; [.A23]*(1-0.1)*12;&#10;     IF([.A23] &lt;= 600; 300*(1-0.1)*12 + ([.A23]-300)*(1-0.25)*12; &#10;&#10;[.A23]*(1-0.35)*12))" office:value-type="currency" office:currency="PLN" office:value="2376" calcext:value-type="currency">
            <text:p>2 376,00 zł</text:p>
          </table:table-cell>
          <table:table-cell table:formula="of:=IF([.C23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A24] &lt;= 500; [.A24]*(1-0.15)*12; [.A24]*(1-0.25)*12)" office:value-type="currency" office:currency="PLN" office:value="2346" calcext:value-type="currency">
            <text:p>2 346,00 zł</text:p>
          </table:table-cell>
          <table:table-cell table:formula="of:=IF([.A24] &lt;= 300; [.A24]*(1-0.1)*12;&#10;     IF([.A24] &lt;= 600; 300*(1-0.1)*12 + ([.A24]-300)*(1-0.25)*12; &#10;&#10;[.A24]*(1-0.35)*12))" office:value-type="currency" office:currency="PLN" office:value="2484" calcext:value-type="currency">
            <text:p>2 484,00 zł</text:p>
          </table:table-cell>
          <table:table-cell table:formula="of:=IF([.C24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A25] &lt;= 500; [.A25]*(1-0.15)*12; [.A25]*(1-0.25)*12)" office:value-type="currency" office:currency="PLN" office:value="2448" calcext:value-type="currency">
            <text:p>2 448,00 zł</text:p>
          </table:table-cell>
          <table:table-cell table:formula="of:=IF([.A25] &lt;= 300; [.A25]*(1-0.1)*12;&#10;     IF([.A25] &lt;= 600; 300*(1-0.1)*12 + ([.A25]-300)*(1-0.25)*12; &#10;&#10;[.A25]*(1-0.35)*12))" office:value-type="currency" office:currency="PLN" office:value="2592" calcext:value-type="currency">
            <text:p>2 592,00 zł</text:p>
          </table:table-cell>
          <table:table-cell table:formula="of:=IF([.C25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A26] &lt;= 500; [.A26]*(1-0.15)*12; [.A26]*(1-0.25)*12)" office:value-type="currency" office:currency="PLN" office:value="2550" calcext:value-type="currency">
            <text:p>2 550,00 zł</text:p>
          </table:table-cell>
          <table:table-cell table:formula="of:=IF([.A26] &lt;= 300; [.A26]*(1-0.1)*12;&#10;     IF([.A26] &lt;= 600; 300*(1-0.1)*12 + ([.A26]-300)*(1-0.25)*12; &#10;&#10;[.A26]*(1-0.35)*12))" office:value-type="currency" office:currency="PLN" office:value="2700" calcext:value-type="currency">
            <text:p>2 700,00 zł</text:p>
          </table:table-cell>
          <table:table-cell table:formula="of:=IF([.C26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A27] &lt;= 500; [.A27]*(1-0.15)*12; [.A27]*(1-0.25)*12)" office:value-type="currency" office:currency="PLN" office:value="2652" calcext:value-type="currency">
            <text:p>2 652,00 zł</text:p>
          </table:table-cell>
          <table:table-cell table:formula="of:=IF([.A27] &lt;= 300; [.A27]*(1-0.1)*12;&#10;     IF([.A27] &lt;= 600; 300*(1-0.1)*12 + ([.A27]-300)*(1-0.25)*12; &#10;&#10;[.A27]*(1-0.35)*12))" office:value-type="currency" office:currency="PLN" office:value="2808" calcext:value-type="currency">
            <text:p>2 808,00 zł</text:p>
          </table:table-cell>
          <table:table-cell table:formula="of:=IF([.C27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A28] &lt;= 500; [.A28]*(1-0.15)*12; [.A28]*(1-0.25)*12)" office:value-type="currency" office:currency="PLN" office:value="2754" calcext:value-type="currency">
            <text:p>2 754,00 zł</text:p>
          </table:table-cell>
          <table:table-cell table:formula="of:=IF([.A28] &lt;= 300; [.A28]*(1-0.1)*12;&#10;     IF([.A28] &lt;= 600; 300*(1-0.1)*12 + ([.A28]-300)*(1-0.25)*12; &#10;&#10;[.A28]*(1-0.35)*12))" office:value-type="currency" office:currency="PLN" office:value="2916" calcext:value-type="currency">
            <text:p>2 916,00 zł</text:p>
          </table:table-cell>
          <table:table-cell table:formula="of:=IF([.C28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A29] &lt;= 500; [.A29]*(1-0.15)*12; [.A29]*(1-0.25)*12)" office:value-type="currency" office:currency="PLN" office:value="2856" calcext:value-type="currency">
            <text:p>2 856,00 zł</text:p>
          </table:table-cell>
          <table:table-cell table:formula="of:=IF([.A29] &lt;= 300; [.A29]*(1-0.1)*12;&#10;     IF([.A29] &lt;= 600; 300*(1-0.1)*12 + ([.A29]-300)*(1-0.25)*12; &#10;&#10;[.A29]*(1-0.35)*12))" office:value-type="currency" office:currency="PLN" office:value="3024" calcext:value-type="currency">
            <text:p>3 024,00 zł</text:p>
          </table:table-cell>
          <table:table-cell table:formula="of:=IF([.C29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A30] &lt;= 500; [.A30]*(1-0.15)*12; [.A30]*(1-0.25)*12)" office:value-type="currency" office:currency="PLN" office:value="2958" calcext:value-type="currency">
            <text:p>2 958,00 zł</text:p>
          </table:table-cell>
          <table:table-cell table:formula="of:=IF([.A30] &lt;= 300; [.A30]*(1-0.1)*12;&#10;     IF([.A30] &lt;= 600; 300*(1-0.1)*12 + ([.A30]-300)*(1-0.25)*12; &#10;&#10;[.A30]*(1-0.35)*12))" office:value-type="currency" office:currency="PLN" office:value="3132" calcext:value-type="currency">
            <text:p>3 132,00 zł</text:p>
          </table:table-cell>
          <table:table-cell table:formula="of:=IF([.C30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A31] &lt;= 500; [.A31]*(1-0.15)*12; [.A31]*(1-0.25)*12)" office:value-type="currency" office:currency="PLN" office:value="3060" calcext:value-type="currency">
            <text:p>3 060,00 zł</text:p>
          </table:table-cell>
          <table:table-cell table:formula="of:=IF([.A31] &lt;= 300; [.A31]*(1-0.1)*12;&#10;     IF([.A31] &lt;= 600; 300*(1-0.1)*12 + ([.A31]-300)*(1-0.25)*12; &#10;&#10;[.A31]*(1-0.35)*12))" office:value-type="currency" office:currency="PLN" office:value="3240" calcext:value-type="currency">
            <text:p>3 240,00 zł</text:p>
          </table:table-cell>
          <table:table-cell table:formula="of:=IF([.C31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A32] &lt;= 500; [.A32]*(1-0.15)*12; [.A32]*(1-0.25)*12)" office:value-type="currency" office:currency="PLN" office:value="3162" calcext:value-type="currency">
            <text:p>3 162,00 zł</text:p>
          </table:table-cell>
          <table:table-cell table:formula="of:=IF([.A32] &lt;= 300; [.A32]*(1-0.1)*12;&#10;     IF([.A32] &lt;= 600; 300*(1-0.1)*12 + ([.A32]-300)*(1-0.25)*12; &#10;&#10;[.A32]*(1-0.35)*12))" office:value-type="currency" office:currency="PLN" office:value="3330" calcext:value-type="currency">
            <text:p>3 330,00 zł</text:p>
          </table:table-cell>
          <table:table-cell table:formula="of:=IF([.C32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A33] &lt;= 500; [.A33]*(1-0.15)*12; [.A33]*(1-0.25)*12)" office:value-type="currency" office:currency="PLN" office:value="3264" calcext:value-type="currency">
            <text:p>3 264,00 zł</text:p>
          </table:table-cell>
          <table:table-cell table:formula="of:=IF([.A33] &lt;= 300; [.A33]*(1-0.1)*12;&#10;     IF([.A33] &lt;= 600; 300*(1-0.1)*12 + ([.A33]-300)*(1-0.25)*12; &#10;&#10;[.A33]*(1-0.35)*12))" office:value-type="currency" office:currency="PLN" office:value="3420" calcext:value-type="currency">
            <text:p>3 420,00 zł</text:p>
          </table:table-cell>
          <table:table-cell table:formula="of:=IF([.C33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A34] &lt;= 500; [.A34]*(1-0.15)*12; [.A34]*(1-0.25)*12)" office:value-type="currency" office:currency="PLN" office:value="3366" calcext:value-type="currency">
            <text:p>3 366,00 zł</text:p>
          </table:table-cell>
          <table:table-cell table:formula="of:=IF([.A34] &lt;= 300; [.A34]*(1-0.1)*12;&#10;     IF([.A34] &lt;= 600; 300*(1-0.1)*12 + ([.A34]-300)*(1-0.25)*12; &#10;&#10;[.A34]*(1-0.35)*12))" office:value-type="currency" office:currency="PLN" office:value="3510" calcext:value-type="currency">
            <text:p>3 510,00 zł</text:p>
          </table:table-cell>
          <table:table-cell table:formula="of:=IF([.C34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A35] &lt;= 500; [.A35]*(1-0.15)*12; [.A35]*(1-0.25)*12)" office:value-type="currency" office:currency="PLN" office:value="3468" calcext:value-type="currency">
            <text:p>3 468,00 zł</text:p>
          </table:table-cell>
          <table:table-cell table:formula="of:=IF([.A35] &lt;= 300; [.A35]*(1-0.1)*12;&#10;     IF([.A35] &lt;= 600; 300*(1-0.1)*12 + ([.A35]-300)*(1-0.25)*12; &#10;&#10;[.A35]*(1-0.35)*12))" office:value-type="currency" office:currency="PLN" office:value="3600" calcext:value-type="currency">
            <text:p>3 600,00 zł</text:p>
          </table:table-cell>
          <table:table-cell table:formula="of:=IF([.C35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A36] &lt;= 500; [.A36]*(1-0.15)*12; [.A36]*(1-0.25)*12)" office:value-type="currency" office:currency="PLN" office:value="3570" calcext:value-type="currency">
            <text:p>3 570,00 zł</text:p>
          </table:table-cell>
          <table:table-cell table:formula="of:=IF([.A36] &lt;= 300; [.A36]*(1-0.1)*12;&#10;     IF([.A36] &lt;= 600; 300*(1-0.1)*12 + ([.A36]-300)*(1-0.25)*12; &#10;&#10;[.A36]*(1-0.35)*12))" office:value-type="currency" office:currency="PLN" office:value="3690" calcext:value-type="currency">
            <text:p>3 690,00 zł</text:p>
          </table:table-cell>
          <table:table-cell table:formula="of:=IF([.C36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A37] &lt;= 500; [.A37]*(1-0.15)*12; [.A37]*(1-0.25)*12)" office:value-type="currency" office:currency="PLN" office:value="3672" calcext:value-type="currency">
            <text:p>3 672,00 zł</text:p>
          </table:table-cell>
          <table:table-cell table:formula="of:=IF([.A37] &lt;= 300; [.A37]*(1-0.1)*12;&#10;     IF([.A37] &lt;= 600; 300*(1-0.1)*12 + ([.A37]-300)*(1-0.25)*12; &#10;&#10;[.A37]*(1-0.35)*12))" office:value-type="currency" office:currency="PLN" office:value="3780" calcext:value-type="currency">
            <text:p>3 780,00 zł</text:p>
          </table:table-cell>
          <table:table-cell table:formula="of:=IF([.C37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A38] &lt;= 500; [.A38]*(1-0.15)*12; [.A38]*(1-0.25)*12)" office:value-type="currency" office:currency="PLN" office:value="3774" calcext:value-type="currency">
            <text:p>3 774,00 zł</text:p>
          </table:table-cell>
          <table:table-cell table:formula="of:=IF([.A38] &lt;= 300; [.A38]*(1-0.1)*12;&#10;     IF([.A38] &lt;= 600; 300*(1-0.1)*12 + ([.A38]-300)*(1-0.25)*12; &#10;&#10;[.A38]*(1-0.35)*12))" office:value-type="currency" office:currency="PLN" office:value="3870" calcext:value-type="currency">
            <text:p>3 870,00 zł</text:p>
          </table:table-cell>
          <table:table-cell table:formula="of:=IF([.C38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A39] &lt;= 500; [.A39]*(1-0.15)*12; [.A39]*(1-0.25)*12)" office:value-type="currency" office:currency="PLN" office:value="3876" calcext:value-type="currency">
            <text:p>3 876,00 zł</text:p>
          </table:table-cell>
          <table:table-cell table:formula="of:=IF([.A39] &lt;= 300; [.A39]*(1-0.1)*12;&#10;     IF([.A39] &lt;= 600; 300*(1-0.1)*12 + ([.A39]-300)*(1-0.25)*12; &#10;&#10;[.A39]*(1-0.35)*12))" office:value-type="currency" office:currency="PLN" office:value="3960" calcext:value-type="currency">
            <text:p>3 960,00 zł</text:p>
          </table:table-cell>
          <table:table-cell table:formula="of:=IF([.C39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A40] &lt;= 500; [.A40]*(1-0.15)*12; [.A40]*(1-0.25)*12)" office:value-type="currency" office:currency="PLN" office:value="3978" calcext:value-type="currency">
            <text:p>3 978,00 zł</text:p>
          </table:table-cell>
          <table:table-cell table:formula="of:=IF([.A40] &lt;= 300; [.A40]*(1-0.1)*12;&#10;     IF([.A40] &lt;= 600; 300*(1-0.1)*12 + ([.A40]-300)*(1-0.25)*12; &#10;&#10;[.A40]*(1-0.35)*12))" office:value-type="currency" office:currency="PLN" office:value="4050" calcext:value-type="currency">
            <text:p>4 050,00 zł</text:p>
          </table:table-cell>
          <table:table-cell table:formula="of:=IF([.C40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A41] &lt;= 500; [.A41]*(1-0.15)*12; [.A41]*(1-0.25)*12)" office:value-type="currency" office:currency="PLN" office:value="4080" calcext:value-type="currency">
            <text:p>4 080,00 zł</text:p>
          </table:table-cell>
          <table:table-cell table:formula="of:=IF([.A41] &lt;= 300; [.A41]*(1-0.1)*12;&#10;     IF([.A41] &lt;= 600; 300*(1-0.1)*12 + ([.A41]-300)*(1-0.25)*12; &#10;&#10;[.A41]*(1-0.35)*12))" office:value-type="currency" office:currency="PLN" office:value="4140" calcext:value-type="currency">
            <text:p>4 140,00 zł</text:p>
          </table:table-cell>
          <table:table-cell table:formula="of:=IF([.C41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A42] &lt;= 500; [.A42]*(1-0.15)*12; [.A42]*(1-0.25)*12)" office:value-type="currency" office:currency="PLN" office:value="4182" calcext:value-type="currency">
            <text:p>4 182,00 zł</text:p>
          </table:table-cell>
          <table:table-cell table:formula="of:=IF([.A42] &lt;= 300; [.A42]*(1-0.1)*12;&#10;     IF([.A42] &lt;= 600; 300*(1-0.1)*12 + ([.A42]-300)*(1-0.25)*12; &#10;&#10;[.A42]*(1-0.35)*12))" office:value-type="currency" office:currency="PLN" office:value="4230" calcext:value-type="currency">
            <text:p>4 230,00 zł</text:p>
          </table:table-cell>
          <table:table-cell table:formula="of:=IF([.C42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A43] &lt;= 500; [.A43]*(1-0.15)*12; [.A43]*(1-0.25)*12)" office:value-type="currency" office:currency="PLN" office:value="4284" calcext:value-type="currency">
            <text:p>4 284,00 zł</text:p>
          </table:table-cell>
          <table:table-cell table:formula="of:=IF([.A43] &lt;= 300; [.A43]*(1-0.1)*12;&#10;     IF([.A43] &lt;= 600; 300*(1-0.1)*12 + ([.A43]-300)*(1-0.25)*12; &#10;&#10;[.A43]*(1-0.35)*12))" office:value-type="currency" office:currency="PLN" office:value="4320" calcext:value-type="currency">
            <text:p>4 320,00 zł</text:p>
          </table:table-cell>
          <table:table-cell table:formula="of:=IF([.C43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A44] &lt;= 500; [.A44]*(1-0.15)*12; [.A44]*(1-0.25)*12)" office:value-type="currency" office:currency="PLN" office:value="4386" calcext:value-type="currency">
            <text:p>4 386,00 zł</text:p>
          </table:table-cell>
          <table:table-cell table:formula="of:=IF([.A44] &lt;= 300; [.A44]*(1-0.1)*12;&#10;     IF([.A44] &lt;= 600; 300*(1-0.1)*12 + ([.A44]-300)*(1-0.25)*12; &#10;&#10;[.A44]*(1-0.35)*12))" office:value-type="currency" office:currency="PLN" office:value="4410" calcext:value-type="currency">
            <text:p>4 410,00 zł</text:p>
          </table:table-cell>
          <table:table-cell table:formula="of:=IF([.C44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A45] &lt;= 500; [.A45]*(1-0.15)*12; [.A45]*(1-0.25)*12)" office:value-type="currency" office:currency="PLN" office:value="4488" calcext:value-type="currency">
            <text:p>4 488,00 zł</text:p>
          </table:table-cell>
          <table:table-cell table:formula="of:=IF([.A45] &lt;= 300; [.A45]*(1-0.1)*12;&#10;     IF([.A45] &lt;= 600; 300*(1-0.1)*12 + ([.A45]-300)*(1-0.25)*12; &#10;&#10;[.A45]*(1-0.35)*12))" office:value-type="currency" office:currency="PLN" office:value="4500" calcext:value-type="currency">
            <text:p>4 500,00 zł</text:p>
          </table:table-cell>
          <table:table-cell table:formula="of:=IF([.C45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A46] &lt;= 500; [.A46]*(1-0.15)*12; [.A46]*(1-0.25)*12)" office:value-type="currency" office:currency="PLN" office:value="4590" calcext:value-type="currency">
            <text:p>4 590,00 zł</text:p>
          </table:table-cell>
          <table:table-cell table:formula="of:=IF([.A46] &lt;= 300; [.A46]*(1-0.1)*12;&#10;     IF([.A46] &lt;= 600; 300*(1-0.1)*12 + ([.A46]-300)*(1-0.25)*12; &#10;&#10;[.A46]*(1-0.35)*12))" office:value-type="currency" office:currency="PLN" office:value="4590" calcext:value-type="currency">
            <text:p>4 590,00 zł</text:p>
          </table:table-cell>
          <table:table-cell table:formula="of:=IF([.C46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A47] &lt;= 500; [.A47]*(1-0.15)*12; [.A47]*(1-0.25)*12)" office:value-type="currency" office:currency="PLN" office:value="4692" calcext:value-type="currency">
            <text:p>4 692,00 zł</text:p>
          </table:table-cell>
          <table:table-cell table:formula="of:=IF([.A47] &lt;= 300; [.A47]*(1-0.1)*12;&#10;     IF([.A47] &lt;= 600; 300*(1-0.1)*12 + ([.A47]-300)*(1-0.25)*12; &#10;&#10;[.A47]*(1-0.35)*12))" office:value-type="currency" office:currency="PLN" office:value="4680" calcext:value-type="currency">
            <text:p>4 680,00 zł</text:p>
          </table:table-cell>
          <table:table-cell table:formula="of:=IF([.C47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A48] &lt;= 500; [.A48]*(1-0.15)*12; [.A48]*(1-0.25)*12)" office:value-type="currency" office:currency="PLN" office:value="4794" calcext:value-type="currency">
            <text:p>4 794,00 zł</text:p>
          </table:table-cell>
          <table:table-cell table:formula="of:=IF([.A48] &lt;= 300; [.A48]*(1-0.1)*12;&#10;     IF([.A48] &lt;= 600; 300*(1-0.1)*12 + ([.A48]-300)*(1-0.25)*12; &#10;&#10;[.A48]*(1-0.35)*12))" office:value-type="currency" office:currency="PLN" office:value="4770" calcext:value-type="currency">
            <text:p>4 770,00 zł</text:p>
          </table:table-cell>
          <table:table-cell table:formula="of:=IF([.C48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A49] &lt;= 500; [.A49]*(1-0.15)*12; [.A49]*(1-0.25)*12)" office:value-type="currency" office:currency="PLN" office:value="4896" calcext:value-type="currency">
            <text:p>4 896,00 zł</text:p>
          </table:table-cell>
          <table:table-cell table:formula="of:=IF([.A49] &lt;= 300; [.A49]*(1-0.1)*12;&#10;     IF([.A49] &lt;= 600; 300*(1-0.1)*12 + ([.A49]-300)*(1-0.25)*12; &#10;&#10;[.A49]*(1-0.35)*12))" office:value-type="currency" office:currency="PLN" office:value="4860" calcext:value-type="currency">
            <text:p>4 860,00 zł</text:p>
          </table:table-cell>
          <table:table-cell table:formula="of:=IF([.C49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A50] &lt;= 500; [.A50]*(1-0.15)*12; [.A50]*(1-0.25)*12)" office:value-type="currency" office:currency="PLN" office:value="4998" calcext:value-type="currency">
            <text:p>4 998,00 zł</text:p>
          </table:table-cell>
          <table:table-cell table:formula="of:=IF([.A50] &lt;= 300; [.A50]*(1-0.1)*12;&#10;     IF([.A50] &lt;= 600; 300*(1-0.1)*12 + ([.A50]-300)*(1-0.25)*12; &#10;&#10;[.A50]*(1-0.35)*12))" office:value-type="currency" office:currency="PLN" office:value="4950" calcext:value-type="currency">
            <text:p>4 950,00 zł</text:p>
          </table:table-cell>
          <table:table-cell table:formula="of:=IF([.C50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A51] &lt;= 500; [.A51]*(1-0.15)*12; [.A51]*(1-0.25)*12)" office:value-type="currency" office:currency="PLN" office:value="5100" calcext:value-type="currency">
            <text:p>5 100,00 zł</text:p>
          </table:table-cell>
          <table:table-cell table:formula="of:=IF([.A51] &lt;= 300; [.A51]*(1-0.1)*12;&#10;     IF([.A51] &lt;= 600; 300*(1-0.1)*12 + ([.A51]-300)*(1-0.25)*12; &#10;&#10;[.A51]*(1-0.35)*12))" office:value-type="currency" office:currency="PLN" office:value="5040" calcext:value-type="currency">
            <text:p>5 040,00 zł</text:p>
          </table:table-cell>
          <table:table-cell table:formula="of:=IF([.C51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table:formula="of:=IF([.A52] &lt;= 500; [.A52]*(1-0.15)*12; [.A52]*(1-0.25)*12)" office:value-type="currency" office:currency="PLN" office:value="4590" calcext:value-type="currency">
            <text:p>4 590,00 zł</text:p>
          </table:table-cell>
          <table:table-cell table:formula="of:=IF([.A52] &lt;= 300; [.A52]*(1-0.1)*12;&#10;     IF([.A52] &lt;= 600; 300*(1-0.1)*12 + ([.A52]-300)*(1-0.25)*12; &#10;&#10;[.A52]*(1-0.35)*12))" office:value-type="currency" office:currency="PLN" office:value="5130" calcext:value-type="currency">
            <text:p>5 130,00 zł</text:p>
          </table:table-cell>
          <table:table-cell table:formula="of:=IF([.C52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IF([.A53] &lt;= 500; [.A53]*(1-0.15)*12; [.A53]*(1-0.25)*12)" office:value-type="currency" office:currency="PLN" office:value="4680" calcext:value-type="currency">
            <text:p>4 680,00 zł</text:p>
          </table:table-cell>
          <table:table-cell table:formula="of:=IF([.A53] &lt;= 300; [.A53]*(1-0.1)*12;&#10;     IF([.A53] &lt;= 600; 300*(1-0.1)*12 + ([.A53]-300)*(1-0.25)*12; &#10;&#10;[.A53]*(1-0.35)*12))" office:value-type="currency" office:currency="PLN" office:value="5220" calcext:value-type="currency">
            <text:p>5 220,00 zł</text:p>
          </table:table-cell>
          <table:table-cell table:formula="of:=IF([.C53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table:formula="of:=IF([.A54] &lt;= 500; [.A54]*(1-0.15)*12; [.A54]*(1-0.25)*12)" office:value-type="currency" office:currency="PLN" office:value="4770" calcext:value-type="currency">
            <text:p>4 770,00 zł</text:p>
          </table:table-cell>
          <table:table-cell table:formula="of:=IF([.A54] &lt;= 300; [.A54]*(1-0.1)*12;&#10;     IF([.A54] &lt;= 600; 300*(1-0.1)*12 + ([.A54]-300)*(1-0.25)*12; &#10;&#10;[.A54]*(1-0.35)*12))" office:value-type="currency" office:currency="PLN" office:value="5310" calcext:value-type="currency">
            <text:p>5 310,00 zł</text:p>
          </table:table-cell>
          <table:table-cell table:formula="of:=IF([.C54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IF([.A55] &lt;= 500; [.A55]*(1-0.15)*12; [.A55]*(1-0.25)*12)" office:value-type="currency" office:currency="PLN" office:value="4860" calcext:value-type="currency">
            <text:p>4 860,00 zł</text:p>
          </table:table-cell>
          <table:table-cell table:formula="of:=IF([.A55] &lt;= 300; [.A55]*(1-0.1)*12;&#10;     IF([.A55] &lt;= 600; 300*(1-0.1)*12 + ([.A55]-300)*(1-0.25)*12; &#10;&#10;[.A55]*(1-0.35)*12))" office:value-type="currency" office:currency="PLN" office:value="5400" calcext:value-type="currency">
            <text:p>5 400,00 zł</text:p>
          </table:table-cell>
          <table:table-cell table:formula="of:=IF([.C55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table:formula="of:=IF([.A56] &lt;= 500; [.A56]*(1-0.15)*12; [.A56]*(1-0.25)*12)" office:value-type="currency" office:currency="PLN" office:value="4950" calcext:value-type="currency">
            <text:p>4 950,00 zł</text:p>
          </table:table-cell>
          <table:table-cell table:formula="of:=IF([.A56] &lt;= 300; [.A56]*(1-0.1)*12;&#10;     IF([.A56] &lt;= 600; 300*(1-0.1)*12 + ([.A56]-300)*(1-0.25)*12; &#10;&#10;[.A56]*(1-0.35)*12))" office:value-type="currency" office:currency="PLN" office:value="5490" calcext:value-type="currency">
            <text:p>5 490,00 zł</text:p>
          </table:table-cell>
          <table:table-cell table:formula="of:=IF([.C56]&lt;[.$G$1]; &quot;&quot;; &quot;tak&quot;)">
            <text:p/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IF([.A57] &lt;= 500; [.A57]*(1-0.15)*12; [.A57]*(1-0.25)*12)" office:value-type="currency" office:currency="PLN" office:value="5040" calcext:value-type="currency">
            <text:p>5 040,00 zł</text:p>
          </table:table-cell>
          <table:table-cell table:formula="of:=IF([.A57] &lt;= 300; [.A57]*(1-0.1)*12;&#10;     IF([.A57] &lt;= 600; 300*(1-0.1)*12 + ([.A57]-300)*(1-0.25)*12; &#10;&#10;[.A57]*(1-0.35)*12))" office:value-type="currency" office:currency="PLN" office:value="5580" calcext:value-type="currency">
            <text:p>5 580,00 zł</text:p>
          </table:table-cell>
          <table:table-cell table:formula="of:=IF([.C57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table:formula="of:=IF([.A58] &lt;= 500; [.A58]*(1-0.15)*12; [.A58]*(1-0.25)*12)" office:value-type="currency" office:currency="PLN" office:value="5130" calcext:value-type="currency">
            <text:p>5 130,00 zł</text:p>
          </table:table-cell>
          <table:table-cell table:formula="of:=IF([.A58] &lt;= 300; [.A58]*(1-0.1)*12;&#10;     IF([.A58] &lt;= 600; 300*(1-0.1)*12 + ([.A58]-300)*(1-0.25)*12; &#10;&#10;[.A58]*(1-0.35)*12))" office:value-type="currency" office:currency="PLN" office:value="5670" calcext:value-type="currency">
            <text:p>5 670,00 zł</text:p>
          </table:table-cell>
          <table:table-cell table:formula="of:=IF([.C58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IF([.A59] &lt;= 500; [.A59]*(1-0.15)*12; [.A59]*(1-0.25)*12)" office:value-type="currency" office:currency="PLN" office:value="5220" calcext:value-type="currency">
            <text:p>5 220,00 zł</text:p>
          </table:table-cell>
          <table:table-cell table:formula="of:=IF([.A59] &lt;= 300; [.A59]*(1-0.1)*12;&#10;     IF([.A59] &lt;= 600; 300*(1-0.1)*12 + ([.A59]-300)*(1-0.25)*12; &#10;&#10;[.A59]*(1-0.35)*12))" office:value-type="currency" office:currency="PLN" office:value="5760" calcext:value-type="currency">
            <text:p>5 760,00 zł</text:p>
          </table:table-cell>
          <table:table-cell table:formula="of:=IF([.C59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table:formula="of:=IF([.A60] &lt;= 500; [.A60]*(1-0.15)*12; [.A60]*(1-0.25)*12)" office:value-type="currency" office:currency="PLN" office:value="5310" calcext:value-type="currency">
            <text:p>5 310,00 zł</text:p>
          </table:table-cell>
          <table:table-cell table:formula="of:=IF([.A60] &lt;= 300; [.A60]*(1-0.1)*12;&#10;     IF([.A60] &lt;= 600; 300*(1-0.1)*12 + ([.A60]-300)*(1-0.25)*12; &#10;&#10;[.A60]*(1-0.35)*12))" office:value-type="currency" office:currency="PLN" office:value="5850" calcext:value-type="currency">
            <text:p>5 850,00 zł</text:p>
          </table:table-cell>
          <table:table-cell table:formula="of:=IF([.C60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IF([.A61] &lt;= 500; [.A61]*(1-0.15)*12; [.A61]*(1-0.25)*12)" office:value-type="currency" office:currency="PLN" office:value="5400" calcext:value-type="currency">
            <text:p>5 400,00 zł</text:p>
          </table:table-cell>
          <table:table-cell table:formula="of:=IF([.A61] &lt;= 300; [.A61]*(1-0.1)*12;&#10;     IF([.A61] &lt;= 600; 300*(1-0.1)*12 + ([.A61]-300)*(1-0.25)*12; &#10;&#10;[.A61]*(1-0.35)*12))" office:value-type="currency" office:currency="PLN" office:value="5940" calcext:value-type="currency">
            <text:p>5 940,00 zł</text:p>
          </table:table-cell>
          <table:table-cell table:formula="of:=IF([.C61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table:formula="of:=IF([.A62] &lt;= 500; [.A62]*(1-0.15)*12; [.A62]*(1-0.25)*12)" office:value-type="currency" office:currency="PLN" office:value="5490" calcext:value-type="currency">
            <text:p>5 490,00 zł</text:p>
          </table:table-cell>
          <table:table-cell table:formula="of:=IF([.A62] &lt;= 300; [.A62]*(1-0.1)*12;&#10;     IF([.A62] &lt;= 600; 300*(1-0.1)*12 + ([.A62]-300)*(1-0.25)*12; &#10;&#10;[.A62]*(1-0.35)*12))" office:value-type="currency" office:currency="PLN" office:value="4758" calcext:value-type="currency">
            <text:p>4 758,00 zł</text:p>
          </table:table-cell>
          <table:table-cell table:formula="of:=IF([.C62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IF([.A63] &lt;= 500; [.A63]*(1-0.15)*12; [.A63]*(1-0.25)*12)" office:value-type="currency" office:currency="PLN" office:value="5580" calcext:value-type="currency">
            <text:p>5 580,00 zł</text:p>
          </table:table-cell>
          <table:table-cell table:formula="of:=IF([.A63] &lt;= 300; [.A63]*(1-0.1)*12;&#10;     IF([.A63] &lt;= 600; 300*(1-0.1)*12 + ([.A63]-300)*(1-0.25)*12; &#10;&#10;[.A63]*(1-0.35)*12))" office:value-type="currency" office:currency="PLN" office:value="4836" calcext:value-type="currency">
            <text:p>4 836,00 zł</text:p>
          </table:table-cell>
          <table:table-cell table:formula="of:=IF([.C63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IF([.A64] &lt;= 500; [.A64]*(1-0.15)*12; [.A64]*(1-0.25)*12)" office:value-type="currency" office:currency="PLN" office:value="5670" calcext:value-type="currency">
            <text:p>5 670,00 zł</text:p>
          </table:table-cell>
          <table:table-cell table:formula="of:=IF([.A64] &lt;= 300; [.A64]*(1-0.1)*12;&#10;     IF([.A64] &lt;= 600; 300*(1-0.1)*12 + ([.A64]-300)*(1-0.25)*12; &#10;&#10;[.A64]*(1-0.35)*12))" office:value-type="currency" office:currency="PLN" office:value="4914" calcext:value-type="currency">
            <text:p>4 914,00 zł</text:p>
          </table:table-cell>
          <table:table-cell table:formula="of:=IF([.C64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IF([.A65] &lt;= 500; [.A65]*(1-0.15)*12; [.A65]*(1-0.25)*12)" office:value-type="currency" office:currency="PLN" office:value="5760" calcext:value-type="currency">
            <text:p>5 760,00 zł</text:p>
          </table:table-cell>
          <table:table-cell table:formula="of:=IF([.A65] &lt;= 300; [.A65]*(1-0.1)*12;&#10;     IF([.A65] &lt;= 600; 300*(1-0.1)*12 + ([.A65]-300)*(1-0.25)*12; &#10;&#10;[.A65]*(1-0.35)*12))" office:value-type="currency" office:currency="PLN" office:value="4992" calcext:value-type="currency">
            <text:p>4 992,00 zł</text:p>
          </table:table-cell>
          <table:table-cell table:formula="of:=IF([.C65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formula="of:=IF([.A66] &lt;= 500; [.A66]*(1-0.15)*12; [.A66]*(1-0.25)*12)" office:value-type="currency" office:currency="PLN" office:value="5850" calcext:value-type="currency">
            <text:p>5 850,00 zł</text:p>
          </table:table-cell>
          <table:table-cell table:formula="of:=IF([.A66] &lt;= 300; [.A66]*(1-0.1)*12;&#10;     IF([.A66] &lt;= 600; 300*(1-0.1)*12 + ([.A66]-300)*(1-0.25)*12; &#10;&#10;[.A66]*(1-0.35)*12))" office:value-type="currency" office:currency="PLN" office:value="5070" calcext:value-type="currency">
            <text:p>5 070,00 zł</text:p>
          </table:table-cell>
          <table:table-cell table:formula="of:=IF([.C66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IF([.A67] &lt;= 500; [.A67]*(1-0.15)*12; [.A67]*(1-0.25)*12)" office:value-type="currency" office:currency="PLN" office:value="5940" calcext:value-type="currency">
            <text:p>5 940,00 zł</text:p>
          </table:table-cell>
          <table:table-cell table:formula="of:=IF([.A67] &lt;= 300; [.A67]*(1-0.1)*12;&#10;     IF([.A67] &lt;= 600; 300*(1-0.1)*12 + ([.A67]-300)*(1-0.25)*12; &#10;&#10;[.A67]*(1-0.35)*12))" office:value-type="currency" office:currency="PLN" office:value="5148" calcext:value-type="currency">
            <text:p>5 148,00 zł</text:p>
          </table:table-cell>
          <table:table-cell table:formula="of:=IF([.C67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formula="of:=IF([.A68] &lt;= 500; [.A68]*(1-0.15)*12; [.A68]*(1-0.25)*12)" office:value-type="currency" office:currency="PLN" office:value="6030" calcext:value-type="currency">
            <text:p>6 030,00 zł</text:p>
          </table:table-cell>
          <table:table-cell table:formula="of:=IF([.A68] &lt;= 300; [.A68]*(1-0.1)*12;&#10;     IF([.A68] &lt;= 600; 300*(1-0.1)*12 + ([.A68]-300)*(1-0.25)*12; &#10;&#10;[.A68]*(1-0.35)*12))" office:value-type="currency" office:currency="PLN" office:value="5226" calcext:value-type="currency">
            <text:p>5 226,00 zł</text:p>
          </table:table-cell>
          <table:table-cell table:formula="of:=IF([.C68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IF([.A69] &lt;= 500; [.A69]*(1-0.15)*12; [.A69]*(1-0.25)*12)" office:value-type="currency" office:currency="PLN" office:value="6120" calcext:value-type="currency">
            <text:p>6 120,00 zł</text:p>
          </table:table-cell>
          <table:table-cell table:formula="of:=IF([.A69] &lt;= 300; [.A69]*(1-0.1)*12;&#10;     IF([.A69] &lt;= 600; 300*(1-0.1)*12 + ([.A69]-300)*(1-0.25)*12; &#10;&#10;[.A69]*(1-0.35)*12))" office:value-type="currency" office:currency="PLN" office:value="5304" calcext:value-type="currency">
            <text:p>5 304,00 zł</text:p>
          </table:table-cell>
          <table:table-cell table:formula="of:=IF([.C69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formula="of:=IF([.A70] &lt;= 500; [.A70]*(1-0.15)*12; [.A70]*(1-0.25)*12)" office:value-type="currency" office:currency="PLN" office:value="6210" calcext:value-type="currency">
            <text:p>6 210,00 zł</text:p>
          </table:table-cell>
          <table:table-cell table:formula="of:=IF([.A70] &lt;= 300; [.A70]*(1-0.1)*12;&#10;     IF([.A70] &lt;= 600; 300*(1-0.1)*12 + ([.A70]-300)*(1-0.25)*12; &#10;&#10;[.A70]*(1-0.35)*12))" office:value-type="currency" office:currency="PLN" office:value="5382" calcext:value-type="currency">
            <text:p>5 382,00 zł</text:p>
          </table:table-cell>
          <table:table-cell table:formula="of:=IF([.C70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IF([.A71] &lt;= 500; [.A71]*(1-0.15)*12; [.A71]*(1-0.25)*12)" office:value-type="currency" office:currency="PLN" office:value="6300" calcext:value-type="currency">
            <text:p>6 300,00 zł</text:p>
          </table:table-cell>
          <table:table-cell table:formula="of:=IF([.A71] &lt;= 300; [.A71]*(1-0.1)*12;&#10;     IF([.A71] &lt;= 600; 300*(1-0.1)*12 + ([.A71]-300)*(1-0.25)*12; &#10;&#10;[.A71]*(1-0.35)*12))" office:value-type="currency" office:currency="PLN" office:value="5460" calcext:value-type="currency">
            <text:p>5 460,00 zł</text:p>
          </table:table-cell>
          <table:table-cell table:formula="of:=IF([.C71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formula="of:=IF([.A72] &lt;= 500; [.A72]*(1-0.15)*12; [.A72]*(1-0.25)*12)" office:value-type="currency" office:currency="PLN" office:value="6390" calcext:value-type="currency">
            <text:p>6 390,00 zł</text:p>
          </table:table-cell>
          <table:table-cell table:formula="of:=IF([.A72] &lt;= 300; [.A72]*(1-0.1)*12;&#10;     IF([.A72] &lt;= 600; 300*(1-0.1)*12 + ([.A72]-300)*(1-0.25)*12; &#10;&#10;[.A72]*(1-0.35)*12))" office:value-type="currency" office:currency="PLN" office:value="5538" calcext:value-type="currency">
            <text:p>5 538,00 zł</text:p>
          </table:table-cell>
          <table:table-cell table:formula="of:=IF([.C72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IF([.A73] &lt;= 500; [.A73]*(1-0.15)*12; [.A73]*(1-0.25)*12)" office:value-type="currency" office:currency="PLN" office:value="6480" calcext:value-type="currency">
            <text:p>6 480,00 zł</text:p>
          </table:table-cell>
          <table:table-cell table:formula="of:=IF([.A73] &lt;= 300; [.A73]*(1-0.1)*12;&#10;     IF([.A73] &lt;= 600; 300*(1-0.1)*12 + ([.A73]-300)*(1-0.25)*12; &#10;&#10;[.A73]*(1-0.35)*12))" office:value-type="currency" office:currency="PLN" office:value="5616" calcext:value-type="currency">
            <text:p>5 616,00 zł</text:p>
          </table:table-cell>
          <table:table-cell table:formula="of:=IF([.C73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formula="of:=IF([.A74] &lt;= 500; [.A74]*(1-0.15)*12; [.A74]*(1-0.25)*12)" office:value-type="currency" office:currency="PLN" office:value="6570" calcext:value-type="currency">
            <text:p>6 570,00 zł</text:p>
          </table:table-cell>
          <table:table-cell table:formula="of:=IF([.A74] &lt;= 300; [.A74]*(1-0.1)*12;&#10;     IF([.A74] &lt;= 600; 300*(1-0.1)*12 + ([.A74]-300)*(1-0.25)*12; &#10;&#10;[.A74]*(1-0.35)*12))" office:value-type="currency" office:currency="PLN" office:value="5694" calcext:value-type="currency">
            <text:p>5 694,00 zł</text:p>
          </table:table-cell>
          <table:table-cell table:formula="of:=IF([.C74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IF([.A75] &lt;= 500; [.A75]*(1-0.15)*12; [.A75]*(1-0.25)*12)" office:value-type="currency" office:currency="PLN" office:value="6660" calcext:value-type="currency">
            <text:p>6 660,00 zł</text:p>
          </table:table-cell>
          <table:table-cell table:formula="of:=IF([.A75] &lt;= 300; [.A75]*(1-0.1)*12;&#10;     IF([.A75] &lt;= 600; 300*(1-0.1)*12 + ([.A75]-300)*(1-0.25)*12; &#10;&#10;[.A75]*(1-0.35)*12))" office:value-type="currency" office:currency="PLN" office:value="5772" calcext:value-type="currency">
            <text:p>5 772,00 zł</text:p>
          </table:table-cell>
          <table:table-cell table:formula="of:=IF([.C75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formula="of:=IF([.A76] &lt;= 500; [.A76]*(1-0.15)*12; [.A76]*(1-0.25)*12)" office:value-type="currency" office:currency="PLN" office:value="6750" calcext:value-type="currency">
            <text:p>6 750,00 zł</text:p>
          </table:table-cell>
          <table:table-cell table:formula="of:=IF([.A76] &lt;= 300; [.A76]*(1-0.1)*12;&#10;     IF([.A76] &lt;= 600; 300*(1-0.1)*12 + ([.A76]-300)*(1-0.25)*12; &#10;&#10;[.A76]*(1-0.35)*12))" office:value-type="currency" office:currency="PLN" office:value="5850" calcext:value-type="currency">
            <text:p>5 850,00 zł</text:p>
          </table:table-cell>
          <table:table-cell table:formula="of:=IF([.C76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IF([.A77] &lt;= 500; [.A77]*(1-0.15)*12; [.A77]*(1-0.25)*12)" office:value-type="currency" office:currency="PLN" office:value="6840" calcext:value-type="currency">
            <text:p>6 840,00 zł</text:p>
          </table:table-cell>
          <table:table-cell table:formula="of:=IF([.A77] &lt;= 300; [.A77]*(1-0.1)*12;&#10;     IF([.A77] &lt;= 600; 300*(1-0.1)*12 + ([.A77]-300)*(1-0.25)*12; &#10;&#10;[.A77]*(1-0.35)*12))" office:value-type="currency" office:currency="PLN" office:value="5928" calcext:value-type="currency">
            <text:p>5 928,00 zł</text:p>
          </table:table-cell>
          <table:table-cell table:formula="of:=IF([.C77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formula="of:=IF([.A78] &lt;= 500; [.A78]*(1-0.15)*12; [.A78]*(1-0.25)*12)" office:value-type="currency" office:currency="PLN" office:value="6930" calcext:value-type="currency">
            <text:p>6 930,00 zł</text:p>
          </table:table-cell>
          <table:table-cell table:formula="of:=IF([.A78] &lt;= 300; [.A78]*(1-0.1)*12;&#10;     IF([.A78] &lt;= 600; 300*(1-0.1)*12 + ([.A78]-300)*(1-0.25)*12; &#10;&#10;[.A78]*(1-0.35)*12))" office:value-type="currency" office:currency="PLN" office:value="6006" calcext:value-type="currency">
            <text:p>6 006,00 zł</text:p>
          </table:table-cell>
          <table:table-cell table:formula="of:=IF([.C78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IF([.A79] &lt;= 500; [.A79]*(1-0.15)*12; [.A79]*(1-0.25)*12)" office:value-type="currency" office:currency="PLN" office:value="7020" calcext:value-type="currency">
            <text:p>7 020,00 zł</text:p>
          </table:table-cell>
          <table:table-cell table:formula="of:=IF([.A79] &lt;= 300; [.A79]*(1-0.1)*12;&#10;     IF([.A79] &lt;= 600; 300*(1-0.1)*12 + ([.A79]-300)*(1-0.25)*12; &#10;&#10;[.A79]*(1-0.35)*12))" office:value-type="currency" office:currency="PLN" office:value="6084" calcext:value-type="currency">
            <text:p>6 084,00 zł</text:p>
          </table:table-cell>
          <table:table-cell table:formula="of:=IF([.C79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formula="of:=IF([.A80] &lt;= 500; [.A80]*(1-0.15)*12; [.A80]*(1-0.25)*12)" office:value-type="currency" office:currency="PLN" office:value="7110" calcext:value-type="currency">
            <text:p>7 110,00 zł</text:p>
          </table:table-cell>
          <table:table-cell table:formula="of:=IF([.A80] &lt;= 300; [.A80]*(1-0.1)*12;&#10;     IF([.A80] &lt;= 600; 300*(1-0.1)*12 + ([.A80]-300)*(1-0.25)*12; &#10;&#10;[.A80]*(1-0.35)*12))" office:value-type="currency" office:currency="PLN" office:value="6162" calcext:value-type="currency">
            <text:p>6 162,00 zł</text:p>
          </table:table-cell>
          <table:table-cell table:formula="of:=IF([.C80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IF([.A81] &lt;= 500; [.A81]*(1-0.15)*12; [.A81]*(1-0.25)*12)" office:value-type="currency" office:currency="PLN" office:value="7200" calcext:value-type="currency">
            <text:p>7 200,00 zł</text:p>
          </table:table-cell>
          <table:table-cell table:formula="of:=IF([.A81] &lt;= 300; [.A81]*(1-0.1)*12;&#10;     IF([.A81] &lt;= 600; 300*(1-0.1)*12 + ([.A81]-300)*(1-0.25)*12; &#10;&#10;[.A81]*(1-0.35)*12))" office:value-type="currency" office:currency="PLN" office:value="6240" calcext:value-type="currency">
            <text:p>6 240,00 zł</text:p>
          </table:table-cell>
          <table:table-cell table:formula="of:=IF([.C81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formula="of:=IF([.A82] &lt;= 500; [.A82]*(1-0.15)*12; [.A82]*(1-0.25)*12)" office:value-type="currency" office:currency="PLN" office:value="7290" calcext:value-type="currency">
            <text:p>7 290,00 zł</text:p>
          </table:table-cell>
          <table:table-cell table:formula="of:=IF([.A82] &lt;= 300; [.A82]*(1-0.1)*12;&#10;     IF([.A82] &lt;= 600; 300*(1-0.1)*12 + ([.A82]-300)*(1-0.25)*12; &#10;&#10;[.A82]*(1-0.35)*12))" office:value-type="currency" office:currency="PLN" office:value="6318" calcext:value-type="currency">
            <text:p>6 318,00 zł</text:p>
          </table:table-cell>
          <table:table-cell table:formula="of:=IF([.C82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IF([.A83] &lt;= 500; [.A83]*(1-0.15)*12; [.A83]*(1-0.25)*12)" office:value-type="currency" office:currency="PLN" office:value="7380" calcext:value-type="currency">
            <text:p>7 380,00 zł</text:p>
          </table:table-cell>
          <table:table-cell table:formula="of:=IF([.A83] &lt;= 300; [.A83]*(1-0.1)*12;&#10;     IF([.A83] &lt;= 600; 300*(1-0.1)*12 + ([.A83]-300)*(1-0.25)*12; &#10;&#10;[.A83]*(1-0.35)*12))" office:value-type="currency" office:currency="PLN" office:value="6396" calcext:value-type="currency">
            <text:p>6 396,00 zł</text:p>
          </table:table-cell>
          <table:table-cell table:formula="of:=IF([.C83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formula="of:=IF([.A84] &lt;= 500; [.A84]*(1-0.15)*12; [.A84]*(1-0.25)*12)" office:value-type="currency" office:currency="PLN" office:value="7470" calcext:value-type="currency">
            <text:p>7 470,00 zł</text:p>
          </table:table-cell>
          <table:table-cell table:formula="of:=IF([.A84] &lt;= 300; [.A84]*(1-0.1)*12;&#10;     IF([.A84] &lt;= 600; 300*(1-0.1)*12 + ([.A84]-300)*(1-0.25)*12; &#10;&#10;[.A84]*(1-0.35)*12))" office:value-type="currency" office:currency="PLN" office:value="6474" calcext:value-type="currency">
            <text:p>6 474,00 zł</text:p>
          </table:table-cell>
          <table:table-cell table:formula="of:=IF([.C84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IF([.A85] &lt;= 500; [.A85]*(1-0.15)*12; [.A85]*(1-0.25)*12)" office:value-type="currency" office:currency="PLN" office:value="7560" calcext:value-type="currency">
            <text:p>7 560,00 zł</text:p>
          </table:table-cell>
          <table:table-cell table:formula="of:=IF([.A85] &lt;= 300; [.A85]*(1-0.1)*12;&#10;     IF([.A85] &lt;= 600; 300*(1-0.1)*12 + ([.A85]-300)*(1-0.25)*12; &#10;&#10;[.A85]*(1-0.35)*12))" office:value-type="currency" office:currency="PLN" office:value="6552" calcext:value-type="currency">
            <text:p>6 552,00 zł</text:p>
          </table:table-cell>
          <table:table-cell table:formula="of:=IF([.C85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IF([.A86] &lt;= 500; [.A86]*(1-0.15)*12; [.A86]*(1-0.25)*12)" office:value-type="currency" office:currency="PLN" office:value="7650" calcext:value-type="currency">
            <text:p>7 650,00 zł</text:p>
          </table:table-cell>
          <table:table-cell table:formula="of:=IF([.A86] &lt;= 300; [.A86]*(1-0.1)*12;&#10;     IF([.A86] &lt;= 600; 300*(1-0.1)*12 + ([.A86]-300)*(1-0.25)*12; &#10;&#10;[.A86]*(1-0.35)*12))" office:value-type="currency" office:currency="PLN" office:value="6630" calcext:value-type="currency">
            <text:p>6 630,00 zł</text:p>
          </table:table-cell>
          <table:table-cell table:formula="of:=IF([.C86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IF([.A87] &lt;= 500; [.A87]*(1-0.15)*12; [.A87]*(1-0.25)*12)" office:value-type="currency" office:currency="PLN" office:value="7740" calcext:value-type="currency">
            <text:p>7 740,00 zł</text:p>
          </table:table-cell>
          <table:table-cell table:formula="of:=IF([.A87] &lt;= 300; [.A87]*(1-0.1)*12;&#10;     IF([.A87] &lt;= 600; 300*(1-0.1)*12 + ([.A87]-300)*(1-0.25)*12; &#10;&#10;[.A87]*(1-0.35)*12))" office:value-type="currency" office:currency="PLN" office:value="6708" calcext:value-type="currency">
            <text:p>6 708,00 zł</text:p>
          </table:table-cell>
          <table:table-cell table:formula="of:=IF([.C87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formula="of:=IF([.A88] &lt;= 500; [.A88]*(1-0.15)*12; [.A88]*(1-0.25)*12)" office:value-type="currency" office:currency="PLN" office:value="7830" calcext:value-type="currency">
            <text:p>7 830,00 zł</text:p>
          </table:table-cell>
          <table:table-cell table:formula="of:=IF([.A88] &lt;= 300; [.A88]*(1-0.1)*12;&#10;     IF([.A88] &lt;= 600; 300*(1-0.1)*12 + ([.A88]-300)*(1-0.25)*12; &#10;&#10;[.A88]*(1-0.35)*12))" office:value-type="currency" office:currency="PLN" office:value="6786" calcext:value-type="currency">
            <text:p>6 786,00 zł</text:p>
          </table:table-cell>
          <table:table-cell table:formula="of:=IF([.C88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IF([.A89] &lt;= 500; [.A89]*(1-0.15)*12; [.A89]*(1-0.25)*12)" office:value-type="currency" office:currency="PLN" office:value="7920" calcext:value-type="currency">
            <text:p>7 920,00 zł</text:p>
          </table:table-cell>
          <table:table-cell table:formula="of:=IF([.A89] &lt;= 300; [.A89]*(1-0.1)*12;&#10;     IF([.A89] &lt;= 600; 300*(1-0.1)*12 + ([.A89]-300)*(1-0.25)*12; &#10;&#10;[.A89]*(1-0.35)*12))" office:value-type="currency" office:currency="PLN" office:value="6864" calcext:value-type="currency">
            <text:p>6 864,00 zł</text:p>
          </table:table-cell>
          <table:table-cell table:formula="of:=IF([.C89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formula="of:=IF([.A90] &lt;= 500; [.A90]*(1-0.15)*12; [.A90]*(1-0.25)*12)" office:value-type="currency" office:currency="PLN" office:value="8010" calcext:value-type="currency">
            <text:p>8 010,00 zł</text:p>
          </table:table-cell>
          <table:table-cell table:formula="of:=IF([.A90] &lt;= 300; [.A90]*(1-0.1)*12;&#10;     IF([.A90] &lt;= 600; 300*(1-0.1)*12 + ([.A90]-300)*(1-0.25)*12; &#10;&#10;[.A90]*(1-0.35)*12))" office:value-type="currency" office:currency="PLN" office:value="6942" calcext:value-type="currency">
            <text:p>6 942,00 zł</text:p>
          </table:table-cell>
          <table:table-cell table:formula="of:=IF([.C90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IF([.A91] &lt;= 500; [.A91]*(1-0.15)*12; [.A91]*(1-0.25)*12)" office:value-type="currency" office:currency="PLN" office:value="8100" calcext:value-type="currency">
            <text:p>8 100,00 zł</text:p>
          </table:table-cell>
          <table:table-cell table:formula="of:=IF([.A91] &lt;= 300; [.A91]*(1-0.1)*12;&#10;     IF([.A91] &lt;= 600; 300*(1-0.1)*12 + ([.A91]-300)*(1-0.25)*12; &#10;&#10;[.A91]*(1-0.35)*12))" office:value-type="currency" office:currency="PLN" office:value="7020" calcext:value-type="currency">
            <text:p>7 020,00 zł</text:p>
          </table:table-cell>
          <table:table-cell table:formula="of:=IF([.C91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IF([.A92] &lt;= 500; [.A92]*(1-0.15)*12; [.A92]*(1-0.25)*12)" office:value-type="currency" office:currency="PLN" office:value="8190" calcext:value-type="currency">
            <text:p>8 190,00 zł</text:p>
          </table:table-cell>
          <table:table-cell table:formula="of:=IF([.A92] &lt;= 300; [.A92]*(1-0.1)*12;&#10;     IF([.A92] &lt;= 600; 300*(1-0.1)*12 + ([.A92]-300)*(1-0.25)*12; &#10;&#10;[.A92]*(1-0.35)*12))" office:value-type="currency" office:currency="PLN" office:value="7098" calcext:value-type="currency">
            <text:p>7 098,00 zł</text:p>
          </table:table-cell>
          <table:table-cell table:formula="of:=IF([.C92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IF([.A93] &lt;= 500; [.A93]*(1-0.15)*12; [.A93]*(1-0.25)*12)" office:value-type="currency" office:currency="PLN" office:value="8280" calcext:value-type="currency">
            <text:p>8 280,00 zł</text:p>
          </table:table-cell>
          <table:table-cell table:formula="of:=IF([.A93] &lt;= 300; [.A93]*(1-0.1)*12;&#10;     IF([.A93] &lt;= 600; 300*(1-0.1)*12 + ([.A93]-300)*(1-0.25)*12; &#10;&#10;[.A93]*(1-0.35)*12))" office:value-type="currency" office:currency="PLN" office:value="7176" calcext:value-type="currency">
            <text:p>7 176,00 zł</text:p>
          </table:table-cell>
          <table:table-cell table:formula="of:=IF([.C93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formula="of:=IF([.A94] &lt;= 500; [.A94]*(1-0.15)*12; [.A94]*(1-0.25)*12)" office:value-type="currency" office:currency="PLN" office:value="8370" calcext:value-type="currency">
            <text:p>8 370,00 zł</text:p>
          </table:table-cell>
          <table:table-cell table:formula="of:=IF([.A94] &lt;= 300; [.A94]*(1-0.1)*12;&#10;     IF([.A94] &lt;= 600; 300*(1-0.1)*12 + ([.A94]-300)*(1-0.25)*12; &#10;&#10;[.A94]*(1-0.35)*12))" office:value-type="currency" office:currency="PLN" office:value="7254" calcext:value-type="currency">
            <text:p>7 254,00 zł</text:p>
          </table:table-cell>
          <table:table-cell table:formula="of:=IF([.C94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IF([.A95] &lt;= 500; [.A95]*(1-0.15)*12; [.A95]*(1-0.25)*12)" office:value-type="currency" office:currency="PLN" office:value="8460" calcext:value-type="currency">
            <text:p>8 460,00 zł</text:p>
          </table:table-cell>
          <table:table-cell table:formula="of:=IF([.A95] &lt;= 300; [.A95]*(1-0.1)*12;&#10;     IF([.A95] &lt;= 600; 300*(1-0.1)*12 + ([.A95]-300)*(1-0.25)*12; &#10;&#10;[.A95]*(1-0.35)*12))" office:value-type="currency" office:currency="PLN" office:value="7332" calcext:value-type="currency">
            <text:p>7 332,00 zł</text:p>
          </table:table-cell>
          <table:table-cell table:formula="of:=IF([.C95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IF([.A96] &lt;= 500; [.A96]*(1-0.15)*12; [.A96]*(1-0.25)*12)" office:value-type="currency" office:currency="PLN" office:value="8550" calcext:value-type="currency">
            <text:p>8 550,00 zł</text:p>
          </table:table-cell>
          <table:table-cell table:formula="of:=IF([.A96] &lt;= 300; [.A96]*(1-0.1)*12;&#10;     IF([.A96] &lt;= 600; 300*(1-0.1)*12 + ([.A96]-300)*(1-0.25)*12; &#10;&#10;[.A96]*(1-0.35)*12))" office:value-type="currency" office:currency="PLN" office:value="7410" calcext:value-type="currency">
            <text:p>7 410,00 zł</text:p>
          </table:table-cell>
          <table:table-cell table:formula="of:=IF([.C96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formula="of:=IF([.A97] &lt;= 500; [.A97]*(1-0.15)*12; [.A97]*(1-0.25)*12)" office:value-type="currency" office:currency="PLN" office:value="8640" calcext:value-type="currency">
            <text:p>8 640,00 zł</text:p>
          </table:table-cell>
          <table:table-cell table:formula="of:=IF([.A97] &lt;= 300; [.A97]*(1-0.1)*12;&#10;     IF([.A97] &lt;= 600; 300*(1-0.1)*12 + ([.A97]-300)*(1-0.25)*12; &#10;&#10;[.A97]*(1-0.35)*12))" office:value-type="currency" office:currency="PLN" office:value="7488" calcext:value-type="currency">
            <text:p>7 488,00 zł</text:p>
          </table:table-cell>
          <table:table-cell table:formula="of:=IF([.C97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formula="of:=IF([.A98] &lt;= 500; [.A98]*(1-0.15)*12; [.A98]*(1-0.25)*12)" office:value-type="currency" office:currency="PLN" office:value="8730" calcext:value-type="currency">
            <text:p>8 730,00 zł</text:p>
          </table:table-cell>
          <table:table-cell table:formula="of:=IF([.A98] &lt;= 300; [.A98]*(1-0.1)*12;&#10;     IF([.A98] &lt;= 600; 300*(1-0.1)*12 + ([.A98]-300)*(1-0.25)*12; &#10;&#10;[.A98]*(1-0.35)*12))" office:value-type="currency" office:currency="PLN" office:value="7566" calcext:value-type="currency">
            <text:p>7 566,00 zł</text:p>
          </table:table-cell>
          <table:table-cell table:formula="of:=IF([.C98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IF([.A99] &lt;= 500; [.A99]*(1-0.15)*12; [.A99]*(1-0.25)*12)" office:value-type="currency" office:currency="PLN" office:value="8820" calcext:value-type="currency">
            <text:p>8 820,00 zł</text:p>
          </table:table-cell>
          <table:table-cell table:formula="of:=IF([.A99] &lt;= 300; [.A99]*(1-0.1)*12;&#10;     IF([.A99] &lt;= 600; 300*(1-0.1)*12 + ([.A99]-300)*(1-0.25)*12; &#10;&#10;[.A99]*(1-0.35)*12))" office:value-type="currency" office:currency="PLN" office:value="7644" calcext:value-type="currency">
            <text:p>7 644,00 zł</text:p>
          </table:table-cell>
          <table:table-cell table:formula="of:=IF([.C99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formula="of:=IF([.A100] &lt;= 500; [.A100]*(1-0.15)*12; [.A100]*(1-0.25)*12)" office:value-type="currency" office:currency="PLN" office:value="8910" calcext:value-type="currency">
            <text:p>8 910,00 zł</text:p>
          </table:table-cell>
          <table:table-cell table:formula="of:=IF([.A100] &lt;= 300; [.A100]*(1-0.1)*12;&#10;     IF([.A100] &lt;= 600; 300*(1-0.1)*12 + ([.A100]-300)*(1-0.25)*12; &#10;&#10;[.A100]*(1-0.35)*12))" office:value-type="currency" office:currency="PLN" office:value="7722" calcext:value-type="currency">
            <text:p>7 722,00 zł</text:p>
          </table:table-cell>
          <table:table-cell table:formula="of:=IF([.C100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IF([.A101] &lt;= 500; [.A101]*(1-0.15)*12; [.A101]*(1-0.25)*12)" office:value-type="currency" office:currency="PLN" office:value="9000" calcext:value-type="currency">
            <text:p>9 000,00 zł</text:p>
          </table:table-cell>
          <table:table-cell table:formula="of:=IF([.A101] &lt;= 300; [.A101]*(1-0.1)*12;&#10;     IF([.A101] &lt;= 600; 300*(1-0.1)*12 + ([.A101]-300)*(1-0.25)*12; &#10;&#10;[.A101]*(1-0.35)*12))" office:value-type="currency" office:currency="PLN" office:value="7800" calcext:value-type="currency">
            <text:p>7 800,00 zł</text:p>
          </table:table-cell>
          <table:table-cell table:formula="of:=IF([.C101]&lt;[.$G$1]; &quot;&quot;; &quot;tak&quot;)" office:value-type="string" office:string-value="tak" calcext:value-type="string">
            <text:p>tak</text:p>
          </table:table-cell>
          <table:table-cell table:number-columns-repeated="2"/>
        </table:table-row>
      </table:table>
      <table:table table:name="Zadanie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7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liczba zakupionych sztuk</text:p>
          </table:table-cell>
          <table:table-cell/>
          <table:table-cell table:style-name="Default" office:value-type="string" calcext:value-type="string">
            <text:p>Producent a</text:p>
          </table:table-cell>
          <table:table-cell table:style-name="Default" office:value-type="string" calcext:value-type="string">
            <text:p>Producent b</text:p>
          </table:table-cell>
          <table:table-cell office:value-type="string" calcext:value-type="string">
            <text:p>Spr</text:p>
          </table:table-cell>
          <table:table-cell table:style-name="ce7" office:value-type="string" calcext:value-type="string">
            <text:p>Cena 600 sztuk u producenta a:</text:p>
          </table:table-cell>
          <table:table-cell table:style-name="ce3" office:value-type="currency" office:currency="PLN" office:value="5400" calcext:value-type="currency">
            <text:p>5 400,00 z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A2] &lt;= 500; [.A2]*(1-0.15)*12; [.A2]*(1-0.25)*12)" office:value-type="currency" office:currency="PLN" office:value="102" calcext:value-type="currency">
            <text:p>102,00 zł</text:p>
          </table:table-cell>
          <table:table-cell table:formula="of:=IF([.A2] &lt;= 300; [.A2]*(1-0.1)*12;&#10;     IF([.A2] &lt;= 600; 300*(1-0.1)*12 + ([.A2]-300)*(1-0.25)*12; &#10;&#10;[.A2]*(1-0.35)*12))" office:value-type="currency" office:currency="PLN" office:value="108" calcext:value-type="currency">
            <text:p>108,00 zł</text:p>
          </table:table-cell>
          <table:table-cell table:formula="of:=IF([.D2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/>
          <table:table-cell table:formula="of:=IF([.A3] &lt;= 500; [.A3]*(1-0.15)*12; [.A3]*(1-0.25)*12)" office:value-type="currency" office:currency="PLN" office:value="204" calcext:value-type="currency">
            <text:p>204,00 zł</text:p>
          </table:table-cell>
          <table:table-cell table:formula="of:=IF([.A3] &lt;= 300; [.A3]*(1-0.1)*12;&#10;     IF([.A3] &lt;= 600; 300*(1-0.1)*12 + ([.A3]-300)*(1-0.25)*12; &#10;&#10;[.A3]*(1-0.35)*12))" office:value-type="currency" office:currency="PLN" office:value="216" calcext:value-type="currency">
            <text:p>216,00 zł</text:p>
          </table:table-cell>
          <table:table-cell table:formula="of:=IF([.D3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/>
          <table:table-cell table:formula="of:=IF([.A4] &lt;= 500; [.A4]*(1-0.15)*12; [.A4]*(1-0.25)*12)" office:value-type="currency" office:currency="PLN" office:value="306" calcext:value-type="currency">
            <text:p>306,00 zł</text:p>
          </table:table-cell>
          <table:table-cell table:formula="of:=IF([.A4] &lt;= 300; [.A4]*(1-0.1)*12;&#10;     IF([.A4] &lt;= 600; 300*(1-0.1)*12 + ([.A4]-300)*(1-0.25)*12; &#10;&#10;[.A4]*(1-0.35)*12))" office:value-type="currency" office:currency="PLN" office:value="324" calcext:value-type="currency">
            <text:p>324,00 zł</text:p>
          </table:table-cell>
          <table:table-cell table:formula="of:=IF([.D4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/>
          <table:table-cell table:formula="of:=IF([.A5] &lt;= 500; [.A5]*(1-0.15)*12; [.A5]*(1-0.25)*12)" office:value-type="currency" office:currency="PLN" office:value="408" calcext:value-type="currency">
            <text:p>408,00 zł</text:p>
          </table:table-cell>
          <table:table-cell table:formula="of:=IF([.A5] &lt;= 300; [.A5]*(1-0.1)*12;&#10;     IF([.A5] &lt;= 600; 300*(1-0.1)*12 + ([.A5]-300)*(1-0.25)*12; &#10;&#10;[.A5]*(1-0.35)*12))" office:value-type="currency" office:currency="PLN" office:value="432" calcext:value-type="currency">
            <text:p>432,00 zł</text:p>
          </table:table-cell>
          <table:table-cell table:formula="of:=IF([.D5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50" calcext:value-type="float">
            <text:p>50</text:p>
          </table:table-cell>
          <table:table-cell/>
          <table:table-cell table:formula="of:=IF([.A6] &lt;= 500; [.A6]*(1-0.15)*12; [.A6]*(1-0.25)*12)" office:value-type="currency" office:currency="PLN" office:value="510" calcext:value-type="currency">
            <text:p>510,00 zł</text:p>
          </table:table-cell>
          <table:table-cell table:formula="of:=IF([.A6] &lt;= 300; [.A6]*(1-0.1)*12;&#10;     IF([.A6] &lt;= 600; 300*(1-0.1)*12 + ([.A6]-300)*(1-0.25)*12; &#10;&#10;[.A6]*(1-0.35)*12))" office:value-type="currency" office:currency="PLN" office:value="540" calcext:value-type="currency">
            <text:p>540,00 zł</text:p>
          </table:table-cell>
          <table:table-cell table:formula="of:=IF([.D6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60" calcext:value-type="float">
            <text:p>60</text:p>
          </table:table-cell>
          <table:table-cell/>
          <table:table-cell table:formula="of:=IF([.A7] &lt;= 500; [.A7]*(1-0.15)*12; [.A7]*(1-0.25)*12)" office:value-type="currency" office:currency="PLN" office:value="612" calcext:value-type="currency">
            <text:p>612,00 zł</text:p>
          </table:table-cell>
          <table:table-cell table:formula="of:=IF([.A7] &lt;= 300; [.A7]*(1-0.1)*12;&#10;     IF([.A7] &lt;= 600; 300*(1-0.1)*12 + ([.A7]-300)*(1-0.25)*12; &#10;&#10;[.A7]*(1-0.35)*12))" office:value-type="currency" office:currency="PLN" office:value="648" calcext:value-type="currency">
            <text:p>648,00 zł</text:p>
          </table:table-cell>
          <table:table-cell table:formula="of:=IF([.D7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/>
          <table:table-cell table:formula="of:=IF([.A8] &lt;= 500; [.A8]*(1-0.15)*12; [.A8]*(1-0.25)*12)" office:value-type="currency" office:currency="PLN" office:value="714" calcext:value-type="currency">
            <text:p>714,00 zł</text:p>
          </table:table-cell>
          <table:table-cell table:formula="of:=IF([.A8] &lt;= 300; [.A8]*(1-0.1)*12;&#10;     IF([.A8] &lt;= 600; 300*(1-0.1)*12 + ([.A8]-300)*(1-0.25)*12; &#10;&#10;[.A8]*(1-0.35)*12))" office:value-type="currency" office:currency="PLN" office:value="756" calcext:value-type="currency">
            <text:p>756,00 zł</text:p>
          </table:table-cell>
          <table:table-cell table:formula="of:=IF([.D8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80" calcext:value-type="float">
            <text:p>80</text:p>
          </table:table-cell>
          <table:table-cell/>
          <table:table-cell table:formula="of:=IF([.A9] &lt;= 500; [.A9]*(1-0.15)*12; [.A9]*(1-0.25)*12)" office:value-type="currency" office:currency="PLN" office:value="816" calcext:value-type="currency">
            <text:p>816,00 zł</text:p>
          </table:table-cell>
          <table:table-cell table:formula="of:=IF([.A9] &lt;= 300; [.A9]*(1-0.1)*12;&#10;     IF([.A9] &lt;= 600; 300*(1-0.1)*12 + ([.A9]-300)*(1-0.25)*12; &#10;&#10;[.A9]*(1-0.35)*12))" office:value-type="currency" office:currency="PLN" office:value="864" calcext:value-type="currency">
            <text:p>864,00 zł</text:p>
          </table:table-cell>
          <table:table-cell table:formula="of:=IF([.D9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90" calcext:value-type="float">
            <text:p>90</text:p>
          </table:table-cell>
          <table:table-cell/>
          <table:table-cell table:formula="of:=IF([.A10] &lt;= 500; [.A10]*(1-0.15)*12; [.A10]*(1-0.25)*12)" office:value-type="currency" office:currency="PLN" office:value="918" calcext:value-type="currency">
            <text:p>918,00 zł</text:p>
          </table:table-cell>
          <table:table-cell table:formula="of:=IF([.A10] &lt;= 300; [.A10]*(1-0.1)*12;&#10;     IF([.A10] &lt;= 600; 300*(1-0.1)*12 + ([.A10]-300)*(1-0.25)*12; &#10;&#10;[.A10]*(1-0.35)*12))" office:value-type="currency" office:currency="PLN" office:value="972" calcext:value-type="currency">
            <text:p>972,00 zł</text:p>
          </table:table-cell>
          <table:table-cell table:formula="of:=IF([.D10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/>
          <table:table-cell table:formula="of:=IF([.A11] &lt;= 500; [.A11]*(1-0.15)*12; [.A11]*(1-0.25)*12)" office:value-type="currency" office:currency="PLN" office:value="1020" calcext:value-type="currency">
            <text:p>1 020,00 zł</text:p>
          </table:table-cell>
          <table:table-cell table:formula="of:=IF([.A11] &lt;= 300; [.A11]*(1-0.1)*12;&#10;     IF([.A11] &lt;= 600; 300*(1-0.1)*12 + ([.A11]-300)*(1-0.25)*12; &#10;&#10;[.A11]*(1-0.35)*12))" office:value-type="currency" office:currency="PLN" office:value="1080" calcext:value-type="currency">
            <text:p>1 080,00 zł</text:p>
          </table:table-cell>
          <table:table-cell table:formula="of:=IF([.D11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/>
          <table:table-cell table:formula="of:=IF([.A12] &lt;= 500; [.A12]*(1-0.15)*12; [.A12]*(1-0.25)*12)" office:value-type="currency" office:currency="PLN" office:value="1122" calcext:value-type="currency">
            <text:p>1 122,00 zł</text:p>
          </table:table-cell>
          <table:table-cell table:formula="of:=IF([.A12] &lt;= 300; [.A12]*(1-0.1)*12;&#10;     IF([.A12] &lt;= 600; 300*(1-0.1)*12 + ([.A12]-300)*(1-0.25)*12; &#10;&#10;[.A12]*(1-0.35)*12))" office:value-type="currency" office:currency="PLN" office:value="1188" calcext:value-type="currency">
            <text:p>1 188,00 zł</text:p>
          </table:table-cell>
          <table:table-cell table:formula="of:=IF([.D12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/>
          <table:table-cell table:formula="of:=IF([.A13] &lt;= 500; [.A13]*(1-0.15)*12; [.A13]*(1-0.25)*12)" office:value-type="currency" office:currency="PLN" office:value="1224" calcext:value-type="currency">
            <text:p>1 224,00 zł</text:p>
          </table:table-cell>
          <table:table-cell table:formula="of:=IF([.A13] &lt;= 300; [.A13]*(1-0.1)*12;&#10;     IF([.A13] &lt;= 600; 300*(1-0.1)*12 + ([.A13]-300)*(1-0.25)*12; &#10;&#10;[.A13]*(1-0.35)*12))" office:value-type="currency" office:currency="PLN" office:value="1296" calcext:value-type="currency">
            <text:p>1 296,00 zł</text:p>
          </table:table-cell>
          <table:table-cell table:formula="of:=IF([.D13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30" calcext:value-type="float">
            <text:p>130</text:p>
          </table:table-cell>
          <table:table-cell/>
          <table:table-cell table:formula="of:=IF([.A14] &lt;= 500; [.A14]*(1-0.15)*12; [.A14]*(1-0.25)*12)" office:value-type="currency" office:currency="PLN" office:value="1326" calcext:value-type="currency">
            <text:p>1 326,00 zł</text:p>
          </table:table-cell>
          <table:table-cell table:formula="of:=IF([.A14] &lt;= 300; [.A14]*(1-0.1)*12;&#10;     IF([.A14] &lt;= 600; 300*(1-0.1)*12 + ([.A14]-300)*(1-0.25)*12; &#10;&#10;[.A14]*(1-0.35)*12))" office:value-type="currency" office:currency="PLN" office:value="1404" calcext:value-type="currency">
            <text:p>1 404,00 zł</text:p>
          </table:table-cell>
          <table:table-cell table:formula="of:=IF([.D14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40" calcext:value-type="float">
            <text:p>140</text:p>
          </table:table-cell>
          <table:table-cell/>
          <table:table-cell table:formula="of:=IF([.A15] &lt;= 500; [.A15]*(1-0.15)*12; [.A15]*(1-0.25)*12)" office:value-type="currency" office:currency="PLN" office:value="1428" calcext:value-type="currency">
            <text:p>1 428,00 zł</text:p>
          </table:table-cell>
          <table:table-cell table:formula="of:=IF([.A15] &lt;= 300; [.A15]*(1-0.1)*12;&#10;     IF([.A15] &lt;= 600; 300*(1-0.1)*12 + ([.A15]-300)*(1-0.25)*12; &#10;&#10;[.A15]*(1-0.35)*12))" office:value-type="currency" office:currency="PLN" office:value="1512" calcext:value-type="currency">
            <text:p>1 512,00 zł</text:p>
          </table:table-cell>
          <table:table-cell table:formula="of:=IF([.D15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50" calcext:value-type="float">
            <text:p>150</text:p>
          </table:table-cell>
          <table:table-cell/>
          <table:table-cell table:formula="of:=IF([.A16] &lt;= 500; [.A16]*(1-0.15)*12; [.A16]*(1-0.25)*12)" office:value-type="currency" office:currency="PLN" office:value="1530" calcext:value-type="currency">
            <text:p>1 530,00 zł</text:p>
          </table:table-cell>
          <table:table-cell table:formula="of:=IF([.A16] &lt;= 300; [.A16]*(1-0.1)*12;&#10;     IF([.A16] &lt;= 600; 300*(1-0.1)*12 + ([.A16]-300)*(1-0.25)*12; &#10;&#10;[.A16]*(1-0.35)*12))" office:value-type="currency" office:currency="PLN" office:value="1620" calcext:value-type="currency">
            <text:p>1 620,00 zł</text:p>
          </table:table-cell>
          <table:table-cell table:formula="of:=IF([.D16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60" calcext:value-type="float">
            <text:p>160</text:p>
          </table:table-cell>
          <table:table-cell/>
          <table:table-cell table:formula="of:=IF([.A17] &lt;= 500; [.A17]*(1-0.15)*12; [.A17]*(1-0.25)*12)" office:value-type="currency" office:currency="PLN" office:value="1632" calcext:value-type="currency">
            <text:p>1 632,00 zł</text:p>
          </table:table-cell>
          <table:table-cell table:formula="of:=IF([.A17] &lt;= 300; [.A17]*(1-0.1)*12;&#10;     IF([.A17] &lt;= 600; 300*(1-0.1)*12 + ([.A17]-300)*(1-0.25)*12; &#10;&#10;[.A17]*(1-0.35)*12))" office:value-type="currency" office:currency="PLN" office:value="1728" calcext:value-type="currency">
            <text:p>1 728,00 zł</text:p>
          </table:table-cell>
          <table:table-cell table:formula="of:=IF([.D17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/>
          <table:table-cell table:formula="of:=IF([.A18] &lt;= 500; [.A18]*(1-0.15)*12; [.A18]*(1-0.25)*12)" office:value-type="currency" office:currency="PLN" office:value="1734" calcext:value-type="currency">
            <text:p>1 734,00 zł</text:p>
          </table:table-cell>
          <table:table-cell table:formula="of:=IF([.A18] &lt;= 300; [.A18]*(1-0.1)*12;&#10;     IF([.A18] &lt;= 600; 300*(1-0.1)*12 + ([.A18]-300)*(1-0.25)*12; &#10;&#10;[.A18]*(1-0.35)*12))" office:value-type="currency" office:currency="PLN" office:value="1836" calcext:value-type="currency">
            <text:p>1 836,00 zł</text:p>
          </table:table-cell>
          <table:table-cell table:formula="of:=IF([.D18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/>
          <table:table-cell table:formula="of:=IF([.A19] &lt;= 500; [.A19]*(1-0.15)*12; [.A19]*(1-0.25)*12)" office:value-type="currency" office:currency="PLN" office:value="1836" calcext:value-type="currency">
            <text:p>1 836,00 zł</text:p>
          </table:table-cell>
          <table:table-cell table:formula="of:=IF([.A19] &lt;= 300; [.A19]*(1-0.1)*12;&#10;     IF([.A19] &lt;= 600; 300*(1-0.1)*12 + ([.A19]-300)*(1-0.25)*12; &#10;&#10;[.A19]*(1-0.35)*12))" office:value-type="currency" office:currency="PLN" office:value="1944" calcext:value-type="currency">
            <text:p>1 944,00 zł</text:p>
          </table:table-cell>
          <table:table-cell table:formula="of:=IF([.D19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/>
          <table:table-cell table:formula="of:=IF([.A20] &lt;= 500; [.A20]*(1-0.15)*12; [.A20]*(1-0.25)*12)" office:value-type="currency" office:currency="PLN" office:value="1938" calcext:value-type="currency">
            <text:p>1 938,00 zł</text:p>
          </table:table-cell>
          <table:table-cell table:formula="of:=IF([.A20] &lt;= 300; [.A20]*(1-0.1)*12;&#10;     IF([.A20] &lt;= 600; 300*(1-0.1)*12 + ([.A20]-300)*(1-0.25)*12; &#10;&#10;[.A20]*(1-0.35)*12))" office:value-type="currency" office:currency="PLN" office:value="2052" calcext:value-type="currency">
            <text:p>2 052,00 zł</text:p>
          </table:table-cell>
          <table:table-cell table:formula="of:=IF([.D20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/>
          <table:table-cell table:formula="of:=IF([.A21] &lt;= 500; [.A21]*(1-0.15)*12; [.A21]*(1-0.25)*12)" office:value-type="currency" office:currency="PLN" office:value="2040" calcext:value-type="currency">
            <text:p>2 040,00 zł</text:p>
          </table:table-cell>
          <table:table-cell table:formula="of:=IF([.A21] &lt;= 300; [.A21]*(1-0.1)*12;&#10;     IF([.A21] &lt;= 600; 300*(1-0.1)*12 + ([.A21]-300)*(1-0.25)*12; &#10;&#10;[.A21]*(1-0.35)*12))" office:value-type="currency" office:currency="PLN" office:value="2160" calcext:value-type="currency">
            <text:p>2 160,00 zł</text:p>
          </table:table-cell>
          <table:table-cell table:formula="of:=IF([.D21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/>
          <table:table-cell table:formula="of:=IF([.A22] &lt;= 500; [.A22]*(1-0.15)*12; [.A22]*(1-0.25)*12)" office:value-type="currency" office:currency="PLN" office:value="2142" calcext:value-type="currency">
            <text:p>2 142,00 zł</text:p>
          </table:table-cell>
          <table:table-cell table:formula="of:=IF([.A22] &lt;= 300; [.A22]*(1-0.1)*12;&#10;     IF([.A22] &lt;= 600; 300*(1-0.1)*12 + ([.A22]-300)*(1-0.25)*12; &#10;&#10;[.A22]*(1-0.35)*12))" office:value-type="currency" office:currency="PLN" office:value="2268" calcext:value-type="currency">
            <text:p>2 268,00 zł</text:p>
          </table:table-cell>
          <table:table-cell table:formula="of:=IF([.D22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/>
          <table:table-cell table:formula="of:=IF([.A23] &lt;= 500; [.A23]*(1-0.15)*12; [.A23]*(1-0.25)*12)" office:value-type="currency" office:currency="PLN" office:value="2244" calcext:value-type="currency">
            <text:p>2 244,00 zł</text:p>
          </table:table-cell>
          <table:table-cell table:formula="of:=IF([.A23] &lt;= 300; [.A23]*(1-0.1)*12;&#10;     IF([.A23] &lt;= 600; 300*(1-0.1)*12 + ([.A23]-300)*(1-0.25)*12; &#10;&#10;[.A23]*(1-0.35)*12))" office:value-type="currency" office:currency="PLN" office:value="2376" calcext:value-type="currency">
            <text:p>2 376,00 zł</text:p>
          </table:table-cell>
          <table:table-cell table:formula="of:=IF([.D23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/>
          <table:table-cell table:formula="of:=IF([.A24] &lt;= 500; [.A24]*(1-0.15)*12; [.A24]*(1-0.25)*12)" office:value-type="currency" office:currency="PLN" office:value="2346" calcext:value-type="currency">
            <text:p>2 346,00 zł</text:p>
          </table:table-cell>
          <table:table-cell table:formula="of:=IF([.A24] &lt;= 300; [.A24]*(1-0.1)*12;&#10;     IF([.A24] &lt;= 600; 300*(1-0.1)*12 + ([.A24]-300)*(1-0.25)*12; &#10;&#10;[.A24]*(1-0.35)*12))" office:value-type="currency" office:currency="PLN" office:value="2484" calcext:value-type="currency">
            <text:p>2 484,00 zł</text:p>
          </table:table-cell>
          <table:table-cell table:formula="of:=IF([.D24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40" calcext:value-type="float">
            <text:p>240</text:p>
          </table:table-cell>
          <table:table-cell/>
          <table:table-cell table:formula="of:=IF([.A25] &lt;= 500; [.A25]*(1-0.15)*12; [.A25]*(1-0.25)*12)" office:value-type="currency" office:currency="PLN" office:value="2448" calcext:value-type="currency">
            <text:p>2 448,00 zł</text:p>
          </table:table-cell>
          <table:table-cell table:formula="of:=IF([.A25] &lt;= 300; [.A25]*(1-0.1)*12;&#10;     IF([.A25] &lt;= 600; 300*(1-0.1)*12 + ([.A25]-300)*(1-0.25)*12; &#10;&#10;[.A25]*(1-0.35)*12))" office:value-type="currency" office:currency="PLN" office:value="2592" calcext:value-type="currency">
            <text:p>2 592,00 zł</text:p>
          </table:table-cell>
          <table:table-cell table:formula="of:=IF([.D25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50" calcext:value-type="float">
            <text:p>250</text:p>
          </table:table-cell>
          <table:table-cell/>
          <table:table-cell table:formula="of:=IF([.A26] &lt;= 500; [.A26]*(1-0.15)*12; [.A26]*(1-0.25)*12)" office:value-type="currency" office:currency="PLN" office:value="2550" calcext:value-type="currency">
            <text:p>2 550,00 zł</text:p>
          </table:table-cell>
          <table:table-cell table:formula="of:=IF([.A26] &lt;= 300; [.A26]*(1-0.1)*12;&#10;     IF([.A26] &lt;= 600; 300*(1-0.1)*12 + ([.A26]-300)*(1-0.25)*12; &#10;&#10;[.A26]*(1-0.35)*12))" office:value-type="currency" office:currency="PLN" office:value="2700" calcext:value-type="currency">
            <text:p>2 700,00 zł</text:p>
          </table:table-cell>
          <table:table-cell table:formula="of:=IF([.D26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60" calcext:value-type="float">
            <text:p>260</text:p>
          </table:table-cell>
          <table:table-cell/>
          <table:table-cell table:formula="of:=IF([.A27] &lt;= 500; [.A27]*(1-0.15)*12; [.A27]*(1-0.25)*12)" office:value-type="currency" office:currency="PLN" office:value="2652" calcext:value-type="currency">
            <text:p>2 652,00 zł</text:p>
          </table:table-cell>
          <table:table-cell table:formula="of:=IF([.A27] &lt;= 300; [.A27]*(1-0.1)*12;&#10;     IF([.A27] &lt;= 600; 300*(1-0.1)*12 + ([.A27]-300)*(1-0.25)*12; &#10;&#10;[.A27]*(1-0.35)*12))" office:value-type="currency" office:currency="PLN" office:value="2808" calcext:value-type="currency">
            <text:p>2 808,00 zł</text:p>
          </table:table-cell>
          <table:table-cell table:formula="of:=IF([.D27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70" calcext:value-type="float">
            <text:p>270</text:p>
          </table:table-cell>
          <table:table-cell/>
          <table:table-cell table:formula="of:=IF([.A28] &lt;= 500; [.A28]*(1-0.15)*12; [.A28]*(1-0.25)*12)" office:value-type="currency" office:currency="PLN" office:value="2754" calcext:value-type="currency">
            <text:p>2 754,00 zł</text:p>
          </table:table-cell>
          <table:table-cell table:formula="of:=IF([.A28] &lt;= 300; [.A28]*(1-0.1)*12;&#10;     IF([.A28] &lt;= 600; 300*(1-0.1)*12 + ([.A28]-300)*(1-0.25)*12; &#10;&#10;[.A28]*(1-0.35)*12))" office:value-type="currency" office:currency="PLN" office:value="2916" calcext:value-type="currency">
            <text:p>2 916,00 zł</text:p>
          </table:table-cell>
          <table:table-cell table:formula="of:=IF([.D28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80" calcext:value-type="float">
            <text:p>280</text:p>
          </table:table-cell>
          <table:table-cell/>
          <table:table-cell table:formula="of:=IF([.A29] &lt;= 500; [.A29]*(1-0.15)*12; [.A29]*(1-0.25)*12)" office:value-type="currency" office:currency="PLN" office:value="2856" calcext:value-type="currency">
            <text:p>2 856,00 zł</text:p>
          </table:table-cell>
          <table:table-cell table:formula="of:=IF([.A29] &lt;= 300; [.A29]*(1-0.1)*12;&#10;     IF([.A29] &lt;= 600; 300*(1-0.1)*12 + ([.A29]-300)*(1-0.25)*12; &#10;&#10;[.A29]*(1-0.35)*12))" office:value-type="currency" office:currency="PLN" office:value="3024" calcext:value-type="currency">
            <text:p>3 024,00 zł</text:p>
          </table:table-cell>
          <table:table-cell table:formula="of:=IF([.D29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290" calcext:value-type="float">
            <text:p>290</text:p>
          </table:table-cell>
          <table:table-cell/>
          <table:table-cell table:formula="of:=IF([.A30] &lt;= 500; [.A30]*(1-0.15)*12; [.A30]*(1-0.25)*12)" office:value-type="currency" office:currency="PLN" office:value="2958" calcext:value-type="currency">
            <text:p>2 958,00 zł</text:p>
          </table:table-cell>
          <table:table-cell table:formula="of:=IF([.A30] &lt;= 300; [.A30]*(1-0.1)*12;&#10;     IF([.A30] &lt;= 600; 300*(1-0.1)*12 + ([.A30]-300)*(1-0.25)*12; &#10;&#10;[.A30]*(1-0.35)*12))" office:value-type="currency" office:currency="PLN" office:value="3132" calcext:value-type="currency">
            <text:p>3 132,00 zł</text:p>
          </table:table-cell>
          <table:table-cell table:formula="of:=IF([.D30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00" calcext:value-type="float">
            <text:p>300</text:p>
          </table:table-cell>
          <table:table-cell/>
          <table:table-cell table:formula="of:=IF([.A31] &lt;= 500; [.A31]*(1-0.15)*12; [.A31]*(1-0.25)*12)" office:value-type="currency" office:currency="PLN" office:value="3060" calcext:value-type="currency">
            <text:p>3 060,00 zł</text:p>
          </table:table-cell>
          <table:table-cell table:formula="of:=IF([.A31] &lt;= 300; [.A31]*(1-0.1)*12;&#10;     IF([.A31] &lt;= 600; 300*(1-0.1)*12 + ([.A31]-300)*(1-0.25)*12; &#10;&#10;[.A31]*(1-0.35)*12))" office:value-type="currency" office:currency="PLN" office:value="3240" calcext:value-type="currency">
            <text:p>3 240,00 zł</text:p>
          </table:table-cell>
          <table:table-cell table:formula="of:=IF([.D31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10" calcext:value-type="float">
            <text:p>310</text:p>
          </table:table-cell>
          <table:table-cell/>
          <table:table-cell table:formula="of:=IF([.A32] &lt;= 500; [.A32]*(1-0.15)*12; [.A32]*(1-0.25)*12)" office:value-type="currency" office:currency="PLN" office:value="3162" calcext:value-type="currency">
            <text:p>3 162,00 zł</text:p>
          </table:table-cell>
          <table:table-cell table:formula="of:=IF([.A32] &lt;= 300; [.A32]*(1-0.1)*12;&#10;     IF([.A32] &lt;= 600; 300*(1-0.1)*12 + ([.A32]-300)*(1-0.25)*12; &#10;&#10;[.A32]*(1-0.35)*12))" office:value-type="currency" office:currency="PLN" office:value="3330" calcext:value-type="currency">
            <text:p>3 330,00 zł</text:p>
          </table:table-cell>
          <table:table-cell table:formula="of:=IF([.D32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20" calcext:value-type="float">
            <text:p>320</text:p>
          </table:table-cell>
          <table:table-cell/>
          <table:table-cell table:formula="of:=IF([.A33] &lt;= 500; [.A33]*(1-0.15)*12; [.A33]*(1-0.25)*12)" office:value-type="currency" office:currency="PLN" office:value="3264" calcext:value-type="currency">
            <text:p>3 264,00 zł</text:p>
          </table:table-cell>
          <table:table-cell table:formula="of:=IF([.A33] &lt;= 300; [.A33]*(1-0.1)*12;&#10;     IF([.A33] &lt;= 600; 300*(1-0.1)*12 + ([.A33]-300)*(1-0.25)*12; &#10;&#10;[.A33]*(1-0.35)*12))" office:value-type="currency" office:currency="PLN" office:value="3420" calcext:value-type="currency">
            <text:p>3 420,00 zł</text:p>
          </table:table-cell>
          <table:table-cell table:formula="of:=IF([.D33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30" calcext:value-type="float">
            <text:p>330</text:p>
          </table:table-cell>
          <table:table-cell/>
          <table:table-cell table:formula="of:=IF([.A34] &lt;= 500; [.A34]*(1-0.15)*12; [.A34]*(1-0.25)*12)" office:value-type="currency" office:currency="PLN" office:value="3366" calcext:value-type="currency">
            <text:p>3 366,00 zł</text:p>
          </table:table-cell>
          <table:table-cell table:formula="of:=IF([.A34] &lt;= 300; [.A34]*(1-0.1)*12;&#10;     IF([.A34] &lt;= 600; 300*(1-0.1)*12 + ([.A34]-300)*(1-0.25)*12; &#10;&#10;[.A34]*(1-0.35)*12))" office:value-type="currency" office:currency="PLN" office:value="3510" calcext:value-type="currency">
            <text:p>3 510,00 zł</text:p>
          </table:table-cell>
          <table:table-cell table:formula="of:=IF([.D34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40" calcext:value-type="float">
            <text:p>340</text:p>
          </table:table-cell>
          <table:table-cell/>
          <table:table-cell table:formula="of:=IF([.A35] &lt;= 500; [.A35]*(1-0.15)*12; [.A35]*(1-0.25)*12)" office:value-type="currency" office:currency="PLN" office:value="3468" calcext:value-type="currency">
            <text:p>3 468,00 zł</text:p>
          </table:table-cell>
          <table:table-cell table:formula="of:=IF([.A35] &lt;= 300; [.A35]*(1-0.1)*12;&#10;     IF([.A35] &lt;= 600; 300*(1-0.1)*12 + ([.A35]-300)*(1-0.25)*12; &#10;&#10;[.A35]*(1-0.35)*12))" office:value-type="currency" office:currency="PLN" office:value="3600" calcext:value-type="currency">
            <text:p>3 600,00 zł</text:p>
          </table:table-cell>
          <table:table-cell table:formula="of:=IF([.D35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50" calcext:value-type="float">
            <text:p>350</text:p>
          </table:table-cell>
          <table:table-cell/>
          <table:table-cell table:formula="of:=IF([.A36] &lt;= 500; [.A36]*(1-0.15)*12; [.A36]*(1-0.25)*12)" office:value-type="currency" office:currency="PLN" office:value="3570" calcext:value-type="currency">
            <text:p>3 570,00 zł</text:p>
          </table:table-cell>
          <table:table-cell table:formula="of:=IF([.A36] &lt;= 300; [.A36]*(1-0.1)*12;&#10;     IF([.A36] &lt;= 600; 300*(1-0.1)*12 + ([.A36]-300)*(1-0.25)*12; &#10;&#10;[.A36]*(1-0.35)*12))" office:value-type="currency" office:currency="PLN" office:value="3690" calcext:value-type="currency">
            <text:p>3 690,00 zł</text:p>
          </table:table-cell>
          <table:table-cell table:formula="of:=IF([.D36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60" calcext:value-type="float">
            <text:p>360</text:p>
          </table:table-cell>
          <table:table-cell/>
          <table:table-cell table:formula="of:=IF([.A37] &lt;= 500; [.A37]*(1-0.15)*12; [.A37]*(1-0.25)*12)" office:value-type="currency" office:currency="PLN" office:value="3672" calcext:value-type="currency">
            <text:p>3 672,00 zł</text:p>
          </table:table-cell>
          <table:table-cell table:formula="of:=IF([.A37] &lt;= 300; [.A37]*(1-0.1)*12;&#10;     IF([.A37] &lt;= 600; 300*(1-0.1)*12 + ([.A37]-300)*(1-0.25)*12; &#10;&#10;[.A37]*(1-0.35)*12))" office:value-type="currency" office:currency="PLN" office:value="3780" calcext:value-type="currency">
            <text:p>3 780,00 zł</text:p>
          </table:table-cell>
          <table:table-cell table:formula="of:=IF([.D37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70" calcext:value-type="float">
            <text:p>370</text:p>
          </table:table-cell>
          <table:table-cell/>
          <table:table-cell table:formula="of:=IF([.A38] &lt;= 500; [.A38]*(1-0.15)*12; [.A38]*(1-0.25)*12)" office:value-type="currency" office:currency="PLN" office:value="3774" calcext:value-type="currency">
            <text:p>3 774,00 zł</text:p>
          </table:table-cell>
          <table:table-cell table:formula="of:=IF([.A38] &lt;= 300; [.A38]*(1-0.1)*12;&#10;     IF([.A38] &lt;= 600; 300*(1-0.1)*12 + ([.A38]-300)*(1-0.25)*12; &#10;&#10;[.A38]*(1-0.35)*12))" office:value-type="currency" office:currency="PLN" office:value="3870" calcext:value-type="currency">
            <text:p>3 870,00 zł</text:p>
          </table:table-cell>
          <table:table-cell table:formula="of:=IF([.D38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80" calcext:value-type="float">
            <text:p>380</text:p>
          </table:table-cell>
          <table:table-cell/>
          <table:table-cell table:formula="of:=IF([.A39] &lt;= 500; [.A39]*(1-0.15)*12; [.A39]*(1-0.25)*12)" office:value-type="currency" office:currency="PLN" office:value="3876" calcext:value-type="currency">
            <text:p>3 876,00 zł</text:p>
          </table:table-cell>
          <table:table-cell table:formula="of:=IF([.A39] &lt;= 300; [.A39]*(1-0.1)*12;&#10;     IF([.A39] &lt;= 600; 300*(1-0.1)*12 + ([.A39]-300)*(1-0.25)*12; &#10;&#10;[.A39]*(1-0.35)*12))" office:value-type="currency" office:currency="PLN" office:value="3960" calcext:value-type="currency">
            <text:p>3 960,00 zł</text:p>
          </table:table-cell>
          <table:table-cell table:formula="of:=IF([.D39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390" calcext:value-type="float">
            <text:p>390</text:p>
          </table:table-cell>
          <table:table-cell/>
          <table:table-cell table:formula="of:=IF([.A40] &lt;= 500; [.A40]*(1-0.15)*12; [.A40]*(1-0.25)*12)" office:value-type="currency" office:currency="PLN" office:value="3978" calcext:value-type="currency">
            <text:p>3 978,00 zł</text:p>
          </table:table-cell>
          <table:table-cell table:formula="of:=IF([.A40] &lt;= 300; [.A40]*(1-0.1)*12;&#10;     IF([.A40] &lt;= 600; 300*(1-0.1)*12 + ([.A40]-300)*(1-0.25)*12; &#10;&#10;[.A40]*(1-0.35)*12))" office:value-type="currency" office:currency="PLN" office:value="4050" calcext:value-type="currency">
            <text:p>4 050,00 zł</text:p>
          </table:table-cell>
          <table:table-cell table:formula="of:=IF([.D40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00" calcext:value-type="float">
            <text:p>400</text:p>
          </table:table-cell>
          <table:table-cell/>
          <table:table-cell table:formula="of:=IF([.A41] &lt;= 500; [.A41]*(1-0.15)*12; [.A41]*(1-0.25)*12)" office:value-type="currency" office:currency="PLN" office:value="4080" calcext:value-type="currency">
            <text:p>4 080,00 zł</text:p>
          </table:table-cell>
          <table:table-cell table:formula="of:=IF([.A41] &lt;= 300; [.A41]*(1-0.1)*12;&#10;     IF([.A41] &lt;= 600; 300*(1-0.1)*12 + ([.A41]-300)*(1-0.25)*12; &#10;&#10;[.A41]*(1-0.35)*12))" office:value-type="currency" office:currency="PLN" office:value="4140" calcext:value-type="currency">
            <text:p>4 140,00 zł</text:p>
          </table:table-cell>
          <table:table-cell table:formula="of:=IF([.D41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10" calcext:value-type="float">
            <text:p>410</text:p>
          </table:table-cell>
          <table:table-cell/>
          <table:table-cell table:formula="of:=IF([.A42] &lt;= 500; [.A42]*(1-0.15)*12; [.A42]*(1-0.25)*12)" office:value-type="currency" office:currency="PLN" office:value="4182" calcext:value-type="currency">
            <text:p>4 182,00 zł</text:p>
          </table:table-cell>
          <table:table-cell table:formula="of:=IF([.A42] &lt;= 300; [.A42]*(1-0.1)*12;&#10;     IF([.A42] &lt;= 600; 300*(1-0.1)*12 + ([.A42]-300)*(1-0.25)*12; &#10;&#10;[.A42]*(1-0.35)*12))" office:value-type="currency" office:currency="PLN" office:value="4230" calcext:value-type="currency">
            <text:p>4 230,00 zł</text:p>
          </table:table-cell>
          <table:table-cell table:formula="of:=IF([.D42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20" calcext:value-type="float">
            <text:p>420</text:p>
          </table:table-cell>
          <table:table-cell/>
          <table:table-cell table:formula="of:=IF([.A43] &lt;= 500; [.A43]*(1-0.15)*12; [.A43]*(1-0.25)*12)" office:value-type="currency" office:currency="PLN" office:value="4284" calcext:value-type="currency">
            <text:p>4 284,00 zł</text:p>
          </table:table-cell>
          <table:table-cell table:formula="of:=IF([.A43] &lt;= 300; [.A43]*(1-0.1)*12;&#10;     IF([.A43] &lt;= 600; 300*(1-0.1)*12 + ([.A43]-300)*(1-0.25)*12; &#10;&#10;[.A43]*(1-0.35)*12))" office:value-type="currency" office:currency="PLN" office:value="4320" calcext:value-type="currency">
            <text:p>4 320,00 zł</text:p>
          </table:table-cell>
          <table:table-cell table:formula="of:=IF([.D43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30" calcext:value-type="float">
            <text:p>430</text:p>
          </table:table-cell>
          <table:table-cell/>
          <table:table-cell table:formula="of:=IF([.A44] &lt;= 500; [.A44]*(1-0.15)*12; [.A44]*(1-0.25)*12)" office:value-type="currency" office:currency="PLN" office:value="4386" calcext:value-type="currency">
            <text:p>4 386,00 zł</text:p>
          </table:table-cell>
          <table:table-cell table:formula="of:=IF([.A44] &lt;= 300; [.A44]*(1-0.1)*12;&#10;     IF([.A44] &lt;= 600; 300*(1-0.1)*12 + ([.A44]-300)*(1-0.25)*12; &#10;&#10;[.A44]*(1-0.35)*12))" office:value-type="currency" office:currency="PLN" office:value="4410" calcext:value-type="currency">
            <text:p>4 410,00 zł</text:p>
          </table:table-cell>
          <table:table-cell table:formula="of:=IF([.D44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40" calcext:value-type="float">
            <text:p>440</text:p>
          </table:table-cell>
          <table:table-cell/>
          <table:table-cell table:formula="of:=IF([.A45] &lt;= 500; [.A45]*(1-0.15)*12; [.A45]*(1-0.25)*12)" office:value-type="currency" office:currency="PLN" office:value="4488" calcext:value-type="currency">
            <text:p>4 488,00 zł</text:p>
          </table:table-cell>
          <table:table-cell table:formula="of:=IF([.A45] &lt;= 300; [.A45]*(1-0.1)*12;&#10;     IF([.A45] &lt;= 600; 300*(1-0.1)*12 + ([.A45]-300)*(1-0.25)*12; &#10;&#10;[.A45]*(1-0.35)*12))" office:value-type="currency" office:currency="PLN" office:value="4500" calcext:value-type="currency">
            <text:p>4 500,00 zł</text:p>
          </table:table-cell>
          <table:table-cell table:formula="of:=IF([.D45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50" calcext:value-type="float">
            <text:p>450</text:p>
          </table:table-cell>
          <table:table-cell/>
          <table:table-cell table:formula="of:=IF([.A46] &lt;= 500; [.A46]*(1-0.15)*12; [.A46]*(1-0.25)*12)" office:value-type="currency" office:currency="PLN" office:value="4590" calcext:value-type="currency">
            <text:p>4 590,00 zł</text:p>
          </table:table-cell>
          <table:table-cell table:formula="of:=IF([.A46] &lt;= 300; [.A46]*(1-0.1)*12;&#10;     IF([.A46] &lt;= 600; 300*(1-0.1)*12 + ([.A46]-300)*(1-0.25)*12; &#10;&#10;[.A46]*(1-0.35)*12))" office:value-type="currency" office:currency="PLN" office:value="4590" calcext:value-type="currency">
            <text:p>4 590,00 zł</text:p>
          </table:table-cell>
          <table:table-cell table:formula="of:=IF([.D46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60" calcext:value-type="float">
            <text:p>460</text:p>
          </table:table-cell>
          <table:table-cell/>
          <table:table-cell table:formula="of:=IF([.A47] &lt;= 500; [.A47]*(1-0.15)*12; [.A47]*(1-0.25)*12)" office:value-type="currency" office:currency="PLN" office:value="4692" calcext:value-type="currency">
            <text:p>4 692,00 zł</text:p>
          </table:table-cell>
          <table:table-cell table:formula="of:=IF([.A47] &lt;= 300; [.A47]*(1-0.1)*12;&#10;     IF([.A47] &lt;= 600; 300*(1-0.1)*12 + ([.A47]-300)*(1-0.25)*12; &#10;&#10;[.A47]*(1-0.35)*12))" office:value-type="currency" office:currency="PLN" office:value="4680" calcext:value-type="currency">
            <text:p>4 680,00 zł</text:p>
          </table:table-cell>
          <table:table-cell table:formula="of:=IF([.D47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70" calcext:value-type="float">
            <text:p>470</text:p>
          </table:table-cell>
          <table:table-cell/>
          <table:table-cell table:formula="of:=IF([.A48] &lt;= 500; [.A48]*(1-0.15)*12; [.A48]*(1-0.25)*12)" office:value-type="currency" office:currency="PLN" office:value="4794" calcext:value-type="currency">
            <text:p>4 794,00 zł</text:p>
          </table:table-cell>
          <table:table-cell table:formula="of:=IF([.A48] &lt;= 300; [.A48]*(1-0.1)*12;&#10;     IF([.A48] &lt;= 600; 300*(1-0.1)*12 + ([.A48]-300)*(1-0.25)*12; &#10;&#10;[.A48]*(1-0.35)*12))" office:value-type="currency" office:currency="PLN" office:value="4770" calcext:value-type="currency">
            <text:p>4 770,00 zł</text:p>
          </table:table-cell>
          <table:table-cell table:formula="of:=IF([.D48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80" calcext:value-type="float">
            <text:p>480</text:p>
          </table:table-cell>
          <table:table-cell/>
          <table:table-cell table:formula="of:=IF([.A49] &lt;= 500; [.A49]*(1-0.15)*12; [.A49]*(1-0.25)*12)" office:value-type="currency" office:currency="PLN" office:value="4896" calcext:value-type="currency">
            <text:p>4 896,00 zł</text:p>
          </table:table-cell>
          <table:table-cell table:formula="of:=IF([.A49] &lt;= 300; [.A49]*(1-0.1)*12;&#10;     IF([.A49] &lt;= 600; 300*(1-0.1)*12 + ([.A49]-300)*(1-0.25)*12; &#10;&#10;[.A49]*(1-0.35)*12))" office:value-type="currency" office:currency="PLN" office:value="4860" calcext:value-type="currency">
            <text:p>4 860,00 zł</text:p>
          </table:table-cell>
          <table:table-cell table:formula="of:=IF([.D49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490" calcext:value-type="float">
            <text:p>490</text:p>
          </table:table-cell>
          <table:table-cell/>
          <table:table-cell table:formula="of:=IF([.A50] &lt;= 500; [.A50]*(1-0.15)*12; [.A50]*(1-0.25)*12)" office:value-type="currency" office:currency="PLN" office:value="4998" calcext:value-type="currency">
            <text:p>4 998,00 zł</text:p>
          </table:table-cell>
          <table:table-cell table:formula="of:=IF([.A50] &lt;= 300; [.A50]*(1-0.1)*12;&#10;     IF([.A50] &lt;= 600; 300*(1-0.1)*12 + ([.A50]-300)*(1-0.25)*12; &#10;&#10;[.A50]*(1-0.35)*12))" office:value-type="currency" office:currency="PLN" office:value="4950" calcext:value-type="currency">
            <text:p>4 950,00 zł</text:p>
          </table:table-cell>
          <table:table-cell table:formula="of:=IF([.D50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500" calcext:value-type="float">
            <text:p>500</text:p>
          </table:table-cell>
          <table:table-cell/>
          <table:table-cell table:formula="of:=IF([.A51] &lt;= 500; [.A51]*(1-0.15)*12; [.A51]*(1-0.25)*12)" office:value-type="currency" office:currency="PLN" office:value="5100" calcext:value-type="currency">
            <text:p>5 100,00 zł</text:p>
          </table:table-cell>
          <table:table-cell table:formula="of:=IF([.A51] &lt;= 300; [.A51]*(1-0.1)*12;&#10;     IF([.A51] &lt;= 600; 300*(1-0.1)*12 + ([.A51]-300)*(1-0.25)*12; &#10;&#10;[.A51]*(1-0.35)*12))" office:value-type="currency" office:currency="PLN" office:value="5040" calcext:value-type="currency">
            <text:p>5 040,00 zł</text:p>
          </table:table-cell>
          <table:table-cell table:formula="of:=IF([.D51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510" calcext:value-type="float">
            <text:p>510</text:p>
          </table:table-cell>
          <table:table-cell/>
          <table:table-cell table:formula="of:=IF([.A52] &lt;= 500; [.A52]*(1-0.15)*12; [.A52]*(1-0.25)*12)" office:value-type="currency" office:currency="PLN" office:value="4590" calcext:value-type="currency">
            <text:p>4 590,00 zł</text:p>
          </table:table-cell>
          <table:table-cell table:formula="of:=IF([.A52] &lt;= 300; [.A52]*(1-0.1)*12;&#10;     IF([.A52] &lt;= 600; 300*(1-0.1)*12 + ([.A52]-300)*(1-0.25)*12; &#10;&#10;[.A52]*(1-0.35)*12))" office:value-type="currency" office:currency="PLN" office:value="5130" calcext:value-type="currency">
            <text:p>5 130,00 zł</text:p>
          </table:table-cell>
          <table:table-cell table:formula="of:=IF([.D52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520" calcext:value-type="float">
            <text:p>520</text:p>
          </table:table-cell>
          <table:table-cell/>
          <table:table-cell table:formula="of:=IF([.A53] &lt;= 500; [.A53]*(1-0.15)*12; [.A53]*(1-0.25)*12)" office:value-type="currency" office:currency="PLN" office:value="4680" calcext:value-type="currency">
            <text:p>4 680,00 zł</text:p>
          </table:table-cell>
          <table:table-cell table:formula="of:=IF([.A53] &lt;= 300; [.A53]*(1-0.1)*12;&#10;     IF([.A53] &lt;= 600; 300*(1-0.1)*12 + ([.A53]-300)*(1-0.25)*12; &#10;&#10;[.A53]*(1-0.35)*12))" office:value-type="currency" office:currency="PLN" office:value="5220" calcext:value-type="currency">
            <text:p>5 220,00 zł</text:p>
          </table:table-cell>
          <table:table-cell table:formula="of:=IF([.D53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530" calcext:value-type="float">
            <text:p>530</text:p>
          </table:table-cell>
          <table:table-cell/>
          <table:table-cell table:formula="of:=IF([.A54] &lt;= 500; [.A54]*(1-0.15)*12; [.A54]*(1-0.25)*12)" office:value-type="currency" office:currency="PLN" office:value="4770" calcext:value-type="currency">
            <text:p>4 770,00 zł</text:p>
          </table:table-cell>
          <table:table-cell table:formula="of:=IF([.A54] &lt;= 300; [.A54]*(1-0.1)*12;&#10;     IF([.A54] &lt;= 600; 300*(1-0.1)*12 + ([.A54]-300)*(1-0.25)*12; &#10;&#10;[.A54]*(1-0.35)*12))" office:value-type="currency" office:currency="PLN" office:value="5310" calcext:value-type="currency">
            <text:p>5 310,00 zł</text:p>
          </table:table-cell>
          <table:table-cell table:formula="of:=IF([.D54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540" calcext:value-type="float">
            <text:p>540</text:p>
          </table:table-cell>
          <table:table-cell/>
          <table:table-cell table:formula="of:=IF([.A55] &lt;= 500; [.A55]*(1-0.15)*12; [.A55]*(1-0.25)*12)" office:value-type="currency" office:currency="PLN" office:value="4860" calcext:value-type="currency">
            <text:p>4 860,00 zł</text:p>
          </table:table-cell>
          <table:table-cell table:formula="of:=IF([.A55] &lt;= 300; [.A55]*(1-0.1)*12;&#10;     IF([.A55] &lt;= 600; 300*(1-0.1)*12 + ([.A55]-300)*(1-0.25)*12; &#10;&#10;[.A55]*(1-0.35)*12))" office:value-type="currency" office:currency="PLN" office:value="5400" calcext:value-type="currency">
            <text:p>5 400,00 zł</text:p>
          </table:table-cell>
          <table:table-cell table:formula="of:=IF([.D55]&lt;[.$G$1]; &quot;tak&quot;; &quot;&quot;)">
            <text:p/>
          </table:table-cell>
          <table:table-cell table:number-columns-repeated="2"/>
        </table:table-row>
        <table:table-row table:style-name="ro1" table:visibility="collapse">
          <table:table-cell office:value-type="float" office:value="550" calcext:value-type="float">
            <text:p>550</text:p>
          </table:table-cell>
          <table:table-cell/>
          <table:table-cell table:formula="of:=IF([.A56] &lt;= 500; [.A56]*(1-0.15)*12; [.A56]*(1-0.25)*12)" office:value-type="currency" office:currency="PLN" office:value="4950" calcext:value-type="currency">
            <text:p>4 950,00 zł</text:p>
          </table:table-cell>
          <table:table-cell table:formula="of:=IF([.A56] &lt;= 300; [.A56]*(1-0.1)*12;&#10;     IF([.A56] &lt;= 600; 300*(1-0.1)*12 + ([.A56]-300)*(1-0.25)*12; &#10;&#10;[.A56]*(1-0.35)*12))" office:value-type="currency" office:currency="PLN" office:value="5490" calcext:value-type="currency">
            <text:p>5 490,00 zł</text:p>
          </table:table-cell>
          <table:table-cell table:formula="of:=IF([.D56]&lt;[.$G$1]; &quot;tak&quot;; &quot;&quot;)">
            <text:p/>
          </table:table-cell>
          <table:table-cell table:number-columns-repeated="2"/>
        </table:table-row>
        <table:table-row table:style-name="ro1" table:visibility="collapse">
          <table:table-cell office:value-type="float" office:value="560" calcext:value-type="float">
            <text:p>560</text:p>
          </table:table-cell>
          <table:table-cell/>
          <table:table-cell table:formula="of:=IF([.A57] &lt;= 500; [.A57]*(1-0.15)*12; [.A57]*(1-0.25)*12)" office:value-type="currency" office:currency="PLN" office:value="5040" calcext:value-type="currency">
            <text:p>5 040,00 zł</text:p>
          </table:table-cell>
          <table:table-cell table:formula="of:=IF([.A57] &lt;= 300; [.A57]*(1-0.1)*12;&#10;     IF([.A57] &lt;= 600; 300*(1-0.1)*12 + ([.A57]-300)*(1-0.25)*12; &#10;&#10;[.A57]*(1-0.35)*12))" office:value-type="currency" office:currency="PLN" office:value="5580" calcext:value-type="currency">
            <text:p>5 580,00 zł</text:p>
          </table:table-cell>
          <table:table-cell table:formula="of:=IF([.D57]&lt;[.$G$1]; &quot;tak&quot;; &quot;&quot;)">
            <text:p/>
          </table:table-cell>
          <table:table-cell table:number-columns-repeated="2"/>
        </table:table-row>
        <table:table-row table:style-name="ro1" table:visibility="collapse">
          <table:table-cell office:value-type="float" office:value="570" calcext:value-type="float">
            <text:p>570</text:p>
          </table:table-cell>
          <table:table-cell/>
          <table:table-cell table:formula="of:=IF([.A58] &lt;= 500; [.A58]*(1-0.15)*12; [.A58]*(1-0.25)*12)" office:value-type="currency" office:currency="PLN" office:value="5130" calcext:value-type="currency">
            <text:p>5 130,00 zł</text:p>
          </table:table-cell>
          <table:table-cell table:formula="of:=IF([.A58] &lt;= 300; [.A58]*(1-0.1)*12;&#10;     IF([.A58] &lt;= 600; 300*(1-0.1)*12 + ([.A58]-300)*(1-0.25)*12; &#10;&#10;[.A58]*(1-0.35)*12))" office:value-type="currency" office:currency="PLN" office:value="5670" calcext:value-type="currency">
            <text:p>5 670,00 zł</text:p>
          </table:table-cell>
          <table:table-cell table:formula="of:=IF([.D58]&lt;[.$G$1]; &quot;tak&quot;; &quot;&quot;)">
            <text:p/>
          </table:table-cell>
          <table:table-cell table:number-columns-repeated="2"/>
        </table:table-row>
        <table:table-row table:style-name="ro1" table:visibility="collapse">
          <table:table-cell office:value-type="float" office:value="580" calcext:value-type="float">
            <text:p>580</text:p>
          </table:table-cell>
          <table:table-cell/>
          <table:table-cell table:formula="of:=IF([.A59] &lt;= 500; [.A59]*(1-0.15)*12; [.A59]*(1-0.25)*12)" office:value-type="currency" office:currency="PLN" office:value="5220" calcext:value-type="currency">
            <text:p>5 220,00 zł</text:p>
          </table:table-cell>
          <table:table-cell table:formula="of:=IF([.A59] &lt;= 300; [.A59]*(1-0.1)*12;&#10;     IF([.A59] &lt;= 600; 300*(1-0.1)*12 + ([.A59]-300)*(1-0.25)*12; &#10;&#10;[.A59]*(1-0.35)*12))" office:value-type="currency" office:currency="PLN" office:value="5760" calcext:value-type="currency">
            <text:p>5 760,00 zł</text:p>
          </table:table-cell>
          <table:table-cell table:formula="of:=IF([.D59]&lt;[.$G$1]; &quot;tak&quot;; &quot;&quot;)">
            <text:p/>
          </table:table-cell>
          <table:table-cell table:number-columns-repeated="2"/>
        </table:table-row>
        <table:table-row table:style-name="ro1" table:visibility="collapse">
          <table:table-cell office:value-type="float" office:value="590" calcext:value-type="float">
            <text:p>590</text:p>
          </table:table-cell>
          <table:table-cell/>
          <table:table-cell table:formula="of:=IF([.A60] &lt;= 500; [.A60]*(1-0.15)*12; [.A60]*(1-0.25)*12)" office:value-type="currency" office:currency="PLN" office:value="5310" calcext:value-type="currency">
            <text:p>5 310,00 zł</text:p>
          </table:table-cell>
          <table:table-cell table:formula="of:=IF([.A60] &lt;= 300; [.A60]*(1-0.1)*12;&#10;     IF([.A60] &lt;= 600; 300*(1-0.1)*12 + ([.A60]-300)*(1-0.25)*12; &#10;&#10;[.A60]*(1-0.35)*12))" office:value-type="currency" office:currency="PLN" office:value="5850" calcext:value-type="currency">
            <text:p>5 850,00 zł</text:p>
          </table:table-cell>
          <table:table-cell table:formula="of:=IF([.D60]&lt;[.$G$1]; &quot;tak&quot;; &quot;&quot;)">
            <text:p/>
          </table:table-cell>
          <table:table-cell table:number-columns-repeated="2"/>
        </table:table-row>
        <table:table-row table:style-name="ro1" table:visibility="collapse">
          <table:table-cell office:value-type="float" office:value="600" calcext:value-type="float">
            <text:p>600</text:p>
          </table:table-cell>
          <table:table-cell/>
          <table:table-cell table:formula="of:=IF([.A61] &lt;= 500; [.A61]*(1-0.15)*12; [.A61]*(1-0.25)*12)" office:value-type="currency" office:currency="PLN" office:value="5400" calcext:value-type="currency">
            <text:p>5 400,00 zł</text:p>
          </table:table-cell>
          <table:table-cell table:formula="of:=IF([.A61] &lt;= 300; [.A61]*(1-0.1)*12;&#10;     IF([.A61] &lt;= 600; 300*(1-0.1)*12 + ([.A61]-300)*(1-0.25)*12; &#10;&#10;[.A61]*(1-0.35)*12))" office:value-type="currency" office:currency="PLN" office:value="5940" calcext:value-type="currency">
            <text:p>5 940,00 zł</text:p>
          </table:table-cell>
          <table:table-cell table:formula="of:=IF([.D61]&lt;[.$G$1]; &quot;tak&quot;; &quot;&quot;)">
            <text:p/>
          </table:table-cell>
          <table:table-cell table:number-columns-repeated="2"/>
        </table:table-row>
        <table:table-row table:style-name="ro1" table:visibility="collapse">
          <table:table-cell office:value-type="float" office:value="610" calcext:value-type="float">
            <text:p>610</text:p>
          </table:table-cell>
          <table:table-cell/>
          <table:table-cell table:formula="of:=IF([.A62] &lt;= 500; [.A62]*(1-0.15)*12; [.A62]*(1-0.25)*12)" office:value-type="currency" office:currency="PLN" office:value="5490" calcext:value-type="currency">
            <text:p>5 490,00 zł</text:p>
          </table:table-cell>
          <table:table-cell table:formula="of:=IF([.A62] &lt;= 300; [.A62]*(1-0.1)*12;&#10;     IF([.A62] &lt;= 600; 300*(1-0.1)*12 + ([.A62]-300)*(1-0.25)*12; &#10;&#10;[.A62]*(1-0.35)*12))" office:value-type="currency" office:currency="PLN" office:value="4758" calcext:value-type="currency">
            <text:p>4 758,00 zł</text:p>
          </table:table-cell>
          <table:table-cell table:formula="of:=IF([.D62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collapse">
          <table:table-cell office:value-type="float" office:value="620" calcext:value-type="float">
            <text:p>620</text:p>
          </table:table-cell>
          <table:table-cell/>
          <table:table-cell table:formula="of:=IF([.A63] &lt;= 500; [.A63]*(1-0.15)*12; [.A63]*(1-0.25)*12)" office:value-type="currency" office:currency="PLN" office:value="5580" calcext:value-type="currency">
            <text:p>5 580,00 zł</text:p>
          </table:table-cell>
          <table:table-cell table:formula="of:=IF([.A63] &lt;= 300; [.A63]*(1-0.1)*12;&#10;     IF([.A63] &lt;= 600; 300*(1-0.1)*12 + ([.A63]-300)*(1-0.25)*12; &#10;&#10;[.A63]*(1-0.35)*12))" office:value-type="currency" office:currency="PLN" office:value="4836" calcext:value-type="currency">
            <text:p>4 836,00 zł</text:p>
          </table:table-cell>
          <table:table-cell table:formula="of:=IF([.D63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table:formula="of:=IF([.A64] &lt;= 500; [.A64]*(1-0.15)*12; [.A64]*(1-0.25)*12)" office:value-type="currency" office:currency="PLN" office:value="5670" calcext:value-type="currency">
            <text:p>5 670,00 zł</text:p>
          </table:table-cell>
          <table:table-cell table:formula="of:=IF([.A64] &lt;= 300; [.A64]*(1-0.1)*12;&#10;     IF([.A64] &lt;= 600; 300*(1-0.1)*12 + ([.A64]-300)*(1-0.25)*12; &#10;&#10;[.A64]*(1-0.35)*12))" office:value-type="currency" office:currency="PLN" office:value="4914" calcext:value-type="currency">
            <text:p>4 914,00 zł</text:p>
          </table:table-cell>
          <table:table-cell table:formula="of:=IF([.D64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IF([.A65] &lt;= 500; [.A65]*(1-0.15)*12; [.A65]*(1-0.25)*12)" office:value-type="currency" office:currency="PLN" office:value="5760" calcext:value-type="currency">
            <text:p>5 760,00 zł</text:p>
          </table:table-cell>
          <table:table-cell table:formula="of:=IF([.A65] &lt;= 300; [.A65]*(1-0.1)*12;&#10;     IF([.A65] &lt;= 600; 300*(1-0.1)*12 + ([.A65]-300)*(1-0.25)*12; &#10;&#10;[.A65]*(1-0.35)*12))" office:value-type="currency" office:currency="PLN" office:value="4992" calcext:value-type="currency">
            <text:p>4 992,00 zł</text:p>
          </table:table-cell>
          <table:table-cell table:formula="of:=IF([.D65]&lt;[.$G$1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table:formula="of:=IF([.A66] &lt;= 500; [.A66]*(1-0.15)*12; [.A66]*(1-0.25)*12)" office:value-type="currency" office:currency="PLN" office:value="5850" calcext:value-type="currency">
            <text:p>5 850,00 zł</text:p>
          </table:table-cell>
          <table:table-cell table:formula="of:=IF([.A66] &lt;= 300; [.A66]*(1-0.1)*12;&#10;     IF([.A66] &lt;= 600; 300*(1-0.1)*12 + ([.A66]-300)*(1-0.25)*12; &#10;&#10;[.A66]*(1-0.35)*12))" office:value-type="currency" office:currency="PLN" office:value="5070" calcext:value-type="currency">
            <text:p>5 070,00 zł</text:p>
          </table:table-cell>
          <table:table-cell table:formula="of:=IF([.D66]&lt;[.$G$1]; &quot;tak&quot;; &quot;&quot;)" office:value-type="string" office:string-value="tak" calcext:value-type="string">
            <text:p>tak</text:p>
          </table:table-cell>
          <table:table-cell table:style-name="Default"/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IF([.A67] &lt;= 500; [.A67]*(1-0.15)*12; [.A67]*(1-0.25)*12)" office:value-type="currency" office:currency="PLN" office:value="5940" calcext:value-type="currency">
            <text:p>5 940,00 zł</text:p>
          </table:table-cell>
          <table:table-cell table:formula="of:=IF([.A67] &lt;= 300; [.A67]*(1-0.1)*12;&#10;     IF([.A67] &lt;= 600; 300*(1-0.1)*12 + ([.A67]-300)*(1-0.25)*12; &#10;&#10;[.A67]*(1-0.35)*12))" office:value-type="currency" office:currency="PLN" office:value="5148" calcext:value-type="currency">
            <text:p>5 148,00 zł</text:p>
          </table:table-cell>
          <table:table-cell table:formula="of:=IF([.D67]&lt;[.$G$1]; &quot;tak&quot;; &quot;&quot;)" office:value-type="string" office:string-value="tak" calcext:value-type="string">
            <text:p>tak</text:p>
          </table:table-cell>
          <table:table-cell table:style-name="Default"/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table:formula="of:=IF([.A68] &lt;= 500; [.A68]*(1-0.15)*12; [.A68]*(1-0.25)*12)" office:value-type="currency" office:currency="PLN" office:value="6030" calcext:value-type="currency">
            <text:p>6 030,00 zł</text:p>
          </table:table-cell>
          <table:table-cell table:formula="of:=IF([.A68] &lt;= 300; [.A68]*(1-0.1)*12;&#10;     IF([.A68] &lt;= 600; 300*(1-0.1)*12 + ([.A68]-300)*(1-0.25)*12; &#10;&#10;[.A68]*(1-0.35)*12))" office:value-type="currency" office:currency="PLN" office:value="5226" calcext:value-type="currency">
            <text:p>5 226,00 zł</text:p>
          </table:table-cell>
          <table:table-cell table:formula="of:=IF([.D68]&lt;[.$G$1]; &quot;tak&quot;; &quot;&quot;)" office:value-type="string" office:string-value="tak" calcext:value-type="string">
            <text:p>tak</text:p>
          </table:table-cell>
          <table:table-cell table:style-name="Default"/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IF([.A69] &lt;= 500; [.A69]*(1-0.15)*12; [.A69]*(1-0.25)*12)" office:value-type="currency" office:currency="PLN" office:value="6120" calcext:value-type="currency">
            <text:p>6 120,00 zł</text:p>
          </table:table-cell>
          <table:table-cell table:formula="of:=IF([.A69] &lt;= 300; [.A69]*(1-0.1)*12;&#10;     IF([.A69] &lt;= 600; 300*(1-0.1)*12 + ([.A69]-300)*(1-0.25)*12; &#10;&#10;[.A69]*(1-0.35)*12))" office:value-type="currency" office:currency="PLN" office:value="5304" calcext:value-type="currency">
            <text:p>5 304,00 zł</text:p>
          </table:table-cell>
          <table:table-cell table:formula="of:=IF([.D69]&lt;[.$G$1]; &quot;tak&quot;; &quot;&quot;)" office:value-type="string" office:string-value="tak" calcext:value-type="string">
            <text:p>tak</text:p>
          </table:table-cell>
          <table:table-cell table:style-name="Default"/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table:formula="of:=IF([.A70] &lt;= 500; [.A70]*(1-0.15)*12; [.A70]*(1-0.25)*12)" office:value-type="currency" office:currency="PLN" office:value="6210" calcext:value-type="currency">
            <text:p>6 210,00 zł</text:p>
          </table:table-cell>
          <table:table-cell table:formula="of:=IF([.A70] &lt;= 300; [.A70]*(1-0.1)*12;&#10;     IF([.A70] &lt;= 600; 300*(1-0.1)*12 + ([.A70]-300)*(1-0.25)*12; &#10;&#10;[.A70]*(1-0.35)*12))" office:value-type="currency" office:currency="PLN" office:value="5382" calcext:value-type="currency">
            <text:p>5 382,00 zł</text:p>
          </table:table-cell>
          <table:table-cell table:formula="of:=IF([.D70]&lt;[.$G$1]; &quot;tak&quot;; &quot;&quot;)" office:value-type="string" office:string-value="tak" calcext:value-type="string">
            <text:p>tak</text:p>
          </table:table-cell>
          <table:table-cell table:style-name="ce6" office:value-type="string" calcext:value-type="string">
            <text:p>Odpowiedz: 69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IF([.A71] &lt;= 500; [.A71]*(1-0.15)*12; [.A71]*(1-0.25)*12)" office:value-type="currency" office:currency="PLN" office:value="6300" calcext:value-type="currency">
            <text:p>6 300,00 zł</text:p>
          </table:table-cell>
          <table:table-cell table:formula="of:=IF([.A71] &lt;= 300; [.A71]*(1-0.1)*12;&#10;     IF([.A71] &lt;= 600; 300*(1-0.1)*12 + ([.A71]-300)*(1-0.25)*12; &#10;&#10;[.A71]*(1-0.35)*12))" office:value-type="currency" office:currency="PLN" office:value="5460" calcext:value-type="currency">
            <text:p>5 460,00 zł</text:p>
          </table:table-cell>
          <table:table-cell table:formula="of:=IF([.D71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table:formula="of:=IF([.A72] &lt;= 500; [.A72]*(1-0.15)*12; [.A72]*(1-0.25)*12)" office:value-type="currency" office:currency="PLN" office:value="6390" calcext:value-type="currency">
            <text:p>6 390,00 zł</text:p>
          </table:table-cell>
          <table:table-cell table:formula="of:=IF([.A72] &lt;= 300; [.A72]*(1-0.1)*12;&#10;     IF([.A72] &lt;= 600; 300*(1-0.1)*12 + ([.A72]-300)*(1-0.25)*12; &#10;&#10;[.A72]*(1-0.35)*12))" office:value-type="currency" office:currency="PLN" office:value="5538" calcext:value-type="currency">
            <text:p>5 538,00 zł</text:p>
          </table:table-cell>
          <table:table-cell table:formula="of:=IF([.D72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IF([.A73] &lt;= 500; [.A73]*(1-0.15)*12; [.A73]*(1-0.25)*12)" office:value-type="currency" office:currency="PLN" office:value="6480" calcext:value-type="currency">
            <text:p>6 480,00 zł</text:p>
          </table:table-cell>
          <table:table-cell table:formula="of:=IF([.A73] &lt;= 300; [.A73]*(1-0.1)*12;&#10;     IF([.A73] &lt;= 600; 300*(1-0.1)*12 + ([.A73]-300)*(1-0.25)*12; &#10;&#10;[.A73]*(1-0.35)*12))" office:value-type="currency" office:currency="PLN" office:value="5616" calcext:value-type="currency">
            <text:p>5 616,00 zł</text:p>
          </table:table-cell>
          <table:table-cell table:formula="of:=IF([.D73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table:formula="of:=IF([.A74] &lt;= 500; [.A74]*(1-0.15)*12; [.A74]*(1-0.25)*12)" office:value-type="currency" office:currency="PLN" office:value="6570" calcext:value-type="currency">
            <text:p>6 570,00 zł</text:p>
          </table:table-cell>
          <table:table-cell table:formula="of:=IF([.A74] &lt;= 300; [.A74]*(1-0.1)*12;&#10;     IF([.A74] &lt;= 600; 300*(1-0.1)*12 + ([.A74]-300)*(1-0.25)*12; &#10;&#10;[.A74]*(1-0.35)*12))" office:value-type="currency" office:currency="PLN" office:value="5694" calcext:value-type="currency">
            <text:p>5 694,00 zł</text:p>
          </table:table-cell>
          <table:table-cell table:formula="of:=IF([.D74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IF([.A75] &lt;= 500; [.A75]*(1-0.15)*12; [.A75]*(1-0.25)*12)" office:value-type="currency" office:currency="PLN" office:value="6660" calcext:value-type="currency">
            <text:p>6 660,00 zł</text:p>
          </table:table-cell>
          <table:table-cell table:formula="of:=IF([.A75] &lt;= 300; [.A75]*(1-0.1)*12;&#10;     IF([.A75] &lt;= 600; 300*(1-0.1)*12 + ([.A75]-300)*(1-0.25)*12; &#10;&#10;[.A75]*(1-0.35)*12))" office:value-type="currency" office:currency="PLN" office:value="5772" calcext:value-type="currency">
            <text:p>5 772,00 zł</text:p>
          </table:table-cell>
          <table:table-cell table:formula="of:=IF([.D75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formula="of:=IF([.A76] &lt;= 500; [.A76]*(1-0.15)*12; [.A76]*(1-0.25)*12)" office:value-type="currency" office:currency="PLN" office:value="6750" calcext:value-type="currency">
            <text:p>6 750,00 zł</text:p>
          </table:table-cell>
          <table:table-cell table:formula="of:=IF([.A76] &lt;= 300; [.A76]*(1-0.1)*12;&#10;     IF([.A76] &lt;= 600; 300*(1-0.1)*12 + ([.A76]-300)*(1-0.25)*12; &#10;&#10;[.A76]*(1-0.35)*12))" office:value-type="currency" office:currency="PLN" office:value="5850" calcext:value-type="currency">
            <text:p>5 850,00 zł</text:p>
          </table:table-cell>
          <table:table-cell table:formula="of:=IF([.D76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IF([.A77] &lt;= 500; [.A77]*(1-0.15)*12; [.A77]*(1-0.25)*12)" office:value-type="currency" office:currency="PLN" office:value="6840" calcext:value-type="currency">
            <text:p>6 840,00 zł</text:p>
          </table:table-cell>
          <table:table-cell table:formula="of:=IF([.A77] &lt;= 300; [.A77]*(1-0.1)*12;&#10;     IF([.A77] &lt;= 600; 300*(1-0.1)*12 + ([.A77]-300)*(1-0.25)*12; &#10;&#10;[.A77]*(1-0.35)*12))" office:value-type="currency" office:currency="PLN" office:value="5928" calcext:value-type="currency">
            <text:p>5 928,00 zł</text:p>
          </table:table-cell>
          <table:table-cell table:formula="of:=IF([.D77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table:formula="of:=IF([.A78] &lt;= 500; [.A78]*(1-0.15)*12; [.A78]*(1-0.25)*12)" office:value-type="currency" office:currency="PLN" office:value="6930" calcext:value-type="currency">
            <text:p>6 930,00 zł</text:p>
          </table:table-cell>
          <table:table-cell table:formula="of:=IF([.A78] &lt;= 300; [.A78]*(1-0.1)*12;&#10;     IF([.A78] &lt;= 600; 300*(1-0.1)*12 + ([.A78]-300)*(1-0.25)*12; &#10;&#10;[.A78]*(1-0.35)*12))" office:value-type="currency" office:currency="PLN" office:value="6006" calcext:value-type="currency">
            <text:p>6 006,00 zł</text:p>
          </table:table-cell>
          <table:table-cell table:formula="of:=IF([.D78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IF([.A79] &lt;= 500; [.A79]*(1-0.15)*12; [.A79]*(1-0.25)*12)" office:value-type="currency" office:currency="PLN" office:value="7020" calcext:value-type="currency">
            <text:p>7 020,00 zł</text:p>
          </table:table-cell>
          <table:table-cell table:formula="of:=IF([.A79] &lt;= 300; [.A79]*(1-0.1)*12;&#10;     IF([.A79] &lt;= 600; 300*(1-0.1)*12 + ([.A79]-300)*(1-0.25)*12; &#10;&#10;[.A79]*(1-0.35)*12))" office:value-type="currency" office:currency="PLN" office:value="6084" calcext:value-type="currency">
            <text:p>6 084,00 zł</text:p>
          </table:table-cell>
          <table:table-cell table:formula="of:=IF([.D79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table:formula="of:=IF([.A80] &lt;= 500; [.A80]*(1-0.15)*12; [.A80]*(1-0.25)*12)" office:value-type="currency" office:currency="PLN" office:value="7110" calcext:value-type="currency">
            <text:p>7 110,00 zł</text:p>
          </table:table-cell>
          <table:table-cell table:formula="of:=IF([.A80] &lt;= 300; [.A80]*(1-0.1)*12;&#10;     IF([.A80] &lt;= 600; 300*(1-0.1)*12 + ([.A80]-300)*(1-0.25)*12; &#10;&#10;[.A80]*(1-0.35)*12))" office:value-type="currency" office:currency="PLN" office:value="6162" calcext:value-type="currency">
            <text:p>6 162,00 zł</text:p>
          </table:table-cell>
          <table:table-cell table:formula="of:=IF([.D80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IF([.A81] &lt;= 500; [.A81]*(1-0.15)*12; [.A81]*(1-0.25)*12)" office:value-type="currency" office:currency="PLN" office:value="7200" calcext:value-type="currency">
            <text:p>7 200,00 zł</text:p>
          </table:table-cell>
          <table:table-cell table:formula="of:=IF([.A81] &lt;= 300; [.A81]*(1-0.1)*12;&#10;     IF([.A81] &lt;= 600; 300*(1-0.1)*12 + ([.A81]-300)*(1-0.25)*12; &#10;&#10;[.A81]*(1-0.35)*12))" office:value-type="currency" office:currency="PLN" office:value="6240" calcext:value-type="currency">
            <text:p>6 240,00 zł</text:p>
          </table:table-cell>
          <table:table-cell table:formula="of:=IF([.D81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table:formula="of:=IF([.A82] &lt;= 500; [.A82]*(1-0.15)*12; [.A82]*(1-0.25)*12)" office:value-type="currency" office:currency="PLN" office:value="7290" calcext:value-type="currency">
            <text:p>7 290,00 zł</text:p>
          </table:table-cell>
          <table:table-cell table:formula="of:=IF([.A82] &lt;= 300; [.A82]*(1-0.1)*12;&#10;     IF([.A82] &lt;= 600; 300*(1-0.1)*12 + ([.A82]-300)*(1-0.25)*12; &#10;&#10;[.A82]*(1-0.35)*12))" office:value-type="currency" office:currency="PLN" office:value="6318" calcext:value-type="currency">
            <text:p>6 318,00 zł</text:p>
          </table:table-cell>
          <table:table-cell table:formula="of:=IF([.D82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IF([.A83] &lt;= 500; [.A83]*(1-0.15)*12; [.A83]*(1-0.25)*12)" office:value-type="currency" office:currency="PLN" office:value="7380" calcext:value-type="currency">
            <text:p>7 380,00 zł</text:p>
          </table:table-cell>
          <table:table-cell table:formula="of:=IF([.A83] &lt;= 300; [.A83]*(1-0.1)*12;&#10;     IF([.A83] &lt;= 600; 300*(1-0.1)*12 + ([.A83]-300)*(1-0.25)*12; &#10;&#10;[.A83]*(1-0.35)*12))" office:value-type="currency" office:currency="PLN" office:value="6396" calcext:value-type="currency">
            <text:p>6 396,00 zł</text:p>
          </table:table-cell>
          <table:table-cell table:formula="of:=IF([.D83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table:formula="of:=IF([.A84] &lt;= 500; [.A84]*(1-0.15)*12; [.A84]*(1-0.25)*12)" office:value-type="currency" office:currency="PLN" office:value="7470" calcext:value-type="currency">
            <text:p>7 470,00 zł</text:p>
          </table:table-cell>
          <table:table-cell table:formula="of:=IF([.A84] &lt;= 300; [.A84]*(1-0.1)*12;&#10;     IF([.A84] &lt;= 600; 300*(1-0.1)*12 + ([.A84]-300)*(1-0.25)*12; &#10;&#10;[.A84]*(1-0.35)*12))" office:value-type="currency" office:currency="PLN" office:value="6474" calcext:value-type="currency">
            <text:p>6 474,00 zł</text:p>
          </table:table-cell>
          <table:table-cell table:formula="of:=IF([.D84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IF([.A85] &lt;= 500; [.A85]*(1-0.15)*12; [.A85]*(1-0.25)*12)" office:value-type="currency" office:currency="PLN" office:value="7560" calcext:value-type="currency">
            <text:p>7 560,00 zł</text:p>
          </table:table-cell>
          <table:table-cell table:formula="of:=IF([.A85] &lt;= 300; [.A85]*(1-0.1)*12;&#10;     IF([.A85] &lt;= 600; 300*(1-0.1)*12 + ([.A85]-300)*(1-0.25)*12; &#10;&#10;[.A85]*(1-0.35)*12))" office:value-type="currency" office:currency="PLN" office:value="6552" calcext:value-type="currency">
            <text:p>6 552,00 zł</text:p>
          </table:table-cell>
          <table:table-cell table:formula="of:=IF([.D85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table:formula="of:=IF([.A86] &lt;= 500; [.A86]*(1-0.15)*12; [.A86]*(1-0.25)*12)" office:value-type="currency" office:currency="PLN" office:value="7650" calcext:value-type="currency">
            <text:p>7 650,00 zł</text:p>
          </table:table-cell>
          <table:table-cell table:formula="of:=IF([.A86] &lt;= 300; [.A86]*(1-0.1)*12;&#10;     IF([.A86] &lt;= 600; 300*(1-0.1)*12 + ([.A86]-300)*(1-0.25)*12; &#10;&#10;[.A86]*(1-0.35)*12))" office:value-type="currency" office:currency="PLN" office:value="6630" calcext:value-type="currency">
            <text:p>6 630,00 zł</text:p>
          </table:table-cell>
          <table:table-cell table:formula="of:=IF([.D86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IF([.A87] &lt;= 500; [.A87]*(1-0.15)*12; [.A87]*(1-0.25)*12)" office:value-type="currency" office:currency="PLN" office:value="7740" calcext:value-type="currency">
            <text:p>7 740,00 zł</text:p>
          </table:table-cell>
          <table:table-cell table:formula="of:=IF([.A87] &lt;= 300; [.A87]*(1-0.1)*12;&#10;     IF([.A87] &lt;= 600; 300*(1-0.1)*12 + ([.A87]-300)*(1-0.25)*12; &#10;&#10;[.A87]*(1-0.35)*12))" office:value-type="currency" office:currency="PLN" office:value="6708" calcext:value-type="currency">
            <text:p>6 708,00 zł</text:p>
          </table:table-cell>
          <table:table-cell table:formula="of:=IF([.D87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table:formula="of:=IF([.A88] &lt;= 500; [.A88]*(1-0.15)*12; [.A88]*(1-0.25)*12)" office:value-type="currency" office:currency="PLN" office:value="7830" calcext:value-type="currency">
            <text:p>7 830,00 zł</text:p>
          </table:table-cell>
          <table:table-cell table:formula="of:=IF([.A88] &lt;= 300; [.A88]*(1-0.1)*12;&#10;     IF([.A88] &lt;= 600; 300*(1-0.1)*12 + ([.A88]-300)*(1-0.25)*12; &#10;&#10;[.A88]*(1-0.35)*12))" office:value-type="currency" office:currency="PLN" office:value="6786" calcext:value-type="currency">
            <text:p>6 786,00 zł</text:p>
          </table:table-cell>
          <table:table-cell table:formula="of:=IF([.D88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IF([.A89] &lt;= 500; [.A89]*(1-0.15)*12; [.A89]*(1-0.25)*12)" office:value-type="currency" office:currency="PLN" office:value="7920" calcext:value-type="currency">
            <text:p>7 920,00 zł</text:p>
          </table:table-cell>
          <table:table-cell table:formula="of:=IF([.A89] &lt;= 300; [.A89]*(1-0.1)*12;&#10;     IF([.A89] &lt;= 600; 300*(1-0.1)*12 + ([.A89]-300)*(1-0.25)*12; &#10;&#10;[.A89]*(1-0.35)*12))" office:value-type="currency" office:currency="PLN" office:value="6864" calcext:value-type="currency">
            <text:p>6 864,00 zł</text:p>
          </table:table-cell>
          <table:table-cell table:formula="of:=IF([.D89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table:formula="of:=IF([.A90] &lt;= 500; [.A90]*(1-0.15)*12; [.A90]*(1-0.25)*12)" office:value-type="currency" office:currency="PLN" office:value="8010" calcext:value-type="currency">
            <text:p>8 010,00 zł</text:p>
          </table:table-cell>
          <table:table-cell table:formula="of:=IF([.A90] &lt;= 300; [.A90]*(1-0.1)*12;&#10;     IF([.A90] &lt;= 600; 300*(1-0.1)*12 + ([.A90]-300)*(1-0.25)*12; &#10;&#10;[.A90]*(1-0.35)*12))" office:value-type="currency" office:currency="PLN" office:value="6942" calcext:value-type="currency">
            <text:p>6 942,00 zł</text:p>
          </table:table-cell>
          <table:table-cell table:formula="of:=IF([.D90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IF([.A91] &lt;= 500; [.A91]*(1-0.15)*12; [.A91]*(1-0.25)*12)" office:value-type="currency" office:currency="PLN" office:value="8100" calcext:value-type="currency">
            <text:p>8 100,00 zł</text:p>
          </table:table-cell>
          <table:table-cell table:formula="of:=IF([.A91] &lt;= 300; [.A91]*(1-0.1)*12;&#10;     IF([.A91] &lt;= 600; 300*(1-0.1)*12 + ([.A91]-300)*(1-0.25)*12; &#10;&#10;[.A91]*(1-0.35)*12))" office:value-type="currency" office:currency="PLN" office:value="7020" calcext:value-type="currency">
            <text:p>7 020,00 zł</text:p>
          </table:table-cell>
          <table:table-cell table:formula="of:=IF([.D91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table:formula="of:=IF([.A92] &lt;= 500; [.A92]*(1-0.15)*12; [.A92]*(1-0.25)*12)" office:value-type="currency" office:currency="PLN" office:value="8190" calcext:value-type="currency">
            <text:p>8 190,00 zł</text:p>
          </table:table-cell>
          <table:table-cell table:formula="of:=IF([.A92] &lt;= 300; [.A92]*(1-0.1)*12;&#10;     IF([.A92] &lt;= 600; 300*(1-0.1)*12 + ([.A92]-300)*(1-0.25)*12; &#10;&#10;[.A92]*(1-0.35)*12))" office:value-type="currency" office:currency="PLN" office:value="7098" calcext:value-type="currency">
            <text:p>7 098,00 zł</text:p>
          </table:table-cell>
          <table:table-cell table:formula="of:=IF([.D92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IF([.A93] &lt;= 500; [.A93]*(1-0.15)*12; [.A93]*(1-0.25)*12)" office:value-type="currency" office:currency="PLN" office:value="8280" calcext:value-type="currency">
            <text:p>8 280,00 zł</text:p>
          </table:table-cell>
          <table:table-cell table:formula="of:=IF([.A93] &lt;= 300; [.A93]*(1-0.1)*12;&#10;     IF([.A93] &lt;= 600; 300*(1-0.1)*12 + ([.A93]-300)*(1-0.25)*12; &#10;&#10;[.A93]*(1-0.35)*12))" office:value-type="currency" office:currency="PLN" office:value="7176" calcext:value-type="currency">
            <text:p>7 176,00 zł</text:p>
          </table:table-cell>
          <table:table-cell table:formula="of:=IF([.D93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table:formula="of:=IF([.A94] &lt;= 500; [.A94]*(1-0.15)*12; [.A94]*(1-0.25)*12)" office:value-type="currency" office:currency="PLN" office:value="8370" calcext:value-type="currency">
            <text:p>8 370,00 zł</text:p>
          </table:table-cell>
          <table:table-cell table:formula="of:=IF([.A94] &lt;= 300; [.A94]*(1-0.1)*12;&#10;     IF([.A94] &lt;= 600; 300*(1-0.1)*12 + ([.A94]-300)*(1-0.25)*12; &#10;&#10;[.A94]*(1-0.35)*12))" office:value-type="currency" office:currency="PLN" office:value="7254" calcext:value-type="currency">
            <text:p>7 254,00 zł</text:p>
          </table:table-cell>
          <table:table-cell table:formula="of:=IF([.D94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IF([.A95] &lt;= 500; [.A95]*(1-0.15)*12; [.A95]*(1-0.25)*12)" office:value-type="currency" office:currency="PLN" office:value="8460" calcext:value-type="currency">
            <text:p>8 460,00 zł</text:p>
          </table:table-cell>
          <table:table-cell table:formula="of:=IF([.A95] &lt;= 300; [.A95]*(1-0.1)*12;&#10;     IF([.A95] &lt;= 600; 300*(1-0.1)*12 + ([.A95]-300)*(1-0.25)*12; &#10;&#10;[.A95]*(1-0.35)*12))" office:value-type="currency" office:currency="PLN" office:value="7332" calcext:value-type="currency">
            <text:p>7 332,00 zł</text:p>
          </table:table-cell>
          <table:table-cell table:formula="of:=IF([.D95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table:formula="of:=IF([.A96] &lt;= 500; [.A96]*(1-0.15)*12; [.A96]*(1-0.25)*12)" office:value-type="currency" office:currency="PLN" office:value="8550" calcext:value-type="currency">
            <text:p>8 550,00 zł</text:p>
          </table:table-cell>
          <table:table-cell table:formula="of:=IF([.A96] &lt;= 300; [.A96]*(1-0.1)*12;&#10;     IF([.A96] &lt;= 600; 300*(1-0.1)*12 + ([.A96]-300)*(1-0.25)*12; &#10;&#10;[.A96]*(1-0.35)*12))" office:value-type="currency" office:currency="PLN" office:value="7410" calcext:value-type="currency">
            <text:p>7 410,00 zł</text:p>
          </table:table-cell>
          <table:table-cell table:formula="of:=IF([.D96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formula="of:=IF([.A97] &lt;= 500; [.A97]*(1-0.15)*12; [.A97]*(1-0.25)*12)" office:value-type="currency" office:currency="PLN" office:value="8640" calcext:value-type="currency">
            <text:p>8 640,00 zł</text:p>
          </table:table-cell>
          <table:table-cell table:formula="of:=IF([.A97] &lt;= 300; [.A97]*(1-0.1)*12;&#10;     IF([.A97] &lt;= 600; 300*(1-0.1)*12 + ([.A97]-300)*(1-0.25)*12; &#10;&#10;[.A97]*(1-0.35)*12))" office:value-type="currency" office:currency="PLN" office:value="7488" calcext:value-type="currency">
            <text:p>7 488,00 zł</text:p>
          </table:table-cell>
          <table:table-cell table:formula="of:=IF([.D97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table:formula="of:=IF([.A98] &lt;= 500; [.A98]*(1-0.15)*12; [.A98]*(1-0.25)*12)" office:value-type="currency" office:currency="PLN" office:value="8730" calcext:value-type="currency">
            <text:p>8 730,00 zł</text:p>
          </table:table-cell>
          <table:table-cell table:formula="of:=IF([.A98] &lt;= 300; [.A98]*(1-0.1)*12;&#10;     IF([.A98] &lt;= 600; 300*(1-0.1)*12 + ([.A98]-300)*(1-0.25)*12; &#10;&#10;[.A98]*(1-0.35)*12))" office:value-type="currency" office:currency="PLN" office:value="7566" calcext:value-type="currency">
            <text:p>7 566,00 zł</text:p>
          </table:table-cell>
          <table:table-cell table:formula="of:=IF([.D98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IF([.A99] &lt;= 500; [.A99]*(1-0.15)*12; [.A99]*(1-0.25)*12)" office:value-type="currency" office:currency="PLN" office:value="8820" calcext:value-type="currency">
            <text:p>8 820,00 zł</text:p>
          </table:table-cell>
          <table:table-cell table:formula="of:=IF([.A99] &lt;= 300; [.A99]*(1-0.1)*12;&#10;     IF([.A99] &lt;= 600; 300*(1-0.1)*12 + ([.A99]-300)*(1-0.25)*12; &#10;&#10;[.A99]*(1-0.35)*12))" office:value-type="currency" office:currency="PLN" office:value="7644" calcext:value-type="currency">
            <text:p>7 644,00 zł</text:p>
          </table:table-cell>
          <table:table-cell table:formula="of:=IF([.D99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table:formula="of:=IF([.A100] &lt;= 500; [.A100]*(1-0.15)*12; [.A100]*(1-0.25)*12)" office:value-type="currency" office:currency="PLN" office:value="8910" calcext:value-type="currency">
            <text:p>8 910,00 zł</text:p>
          </table:table-cell>
          <table:table-cell table:formula="of:=IF([.A100] &lt;= 300; [.A100]*(1-0.1)*12;&#10;     IF([.A100] &lt;= 600; 300*(1-0.1)*12 + ([.A100]-300)*(1-0.25)*12; &#10;&#10;[.A100]*(1-0.35)*12))" office:value-type="currency" office:currency="PLN" office:value="7722" calcext:value-type="currency">
            <text:p>7 722,00 zł</text:p>
          </table:table-cell>
          <table:table-cell table:formula="of:=IF([.D100]&lt;[.$G$1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IF([.A101] &lt;= 500; [.A101]*(1-0.15)*12; [.A101]*(1-0.25)*12)" office:value-type="currency" office:currency="PLN" office:value="9000" calcext:value-type="currency">
            <text:p>9 000,00 zł</text:p>
          </table:table-cell>
          <table:table-cell table:formula="of:=IF([.A101] &lt;= 300; [.A101]*(1-0.1)*12;&#10;     IF([.A101] &lt;= 600; 300*(1-0.1)*12 + ([.A101]-300)*(1-0.25)*12; &#10;&#10;[.A101]*(1-0.35)*12))" office:value-type="currency" office:currency="PLN" office:value="7800" calcext:value-type="currency">
            <text:p>7 800,00 zł</text:p>
          </table:table-cell>
          <table:table-cell table:formula="of:=IF([.D101]&lt;[.$G$1]; &quot;tak&quot;; &quot;&quot;)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3:26:54.659635141</meta:creation-date>
    <dc:date>2026-02-28T14:35:09.434466313</dc:date>
    <meta:editing-duration>PT1M2S</meta:editing-duration>
    <meta:editing-cycles>1</meta:editing-cycles>
    <meta:document-statistic meta:table-count="4" meta:cell-count="1626" meta:object-count="0"/>
    <meta:generator>LibreOffice/26.2.0.3$Linux_X86_64 LibreOffice_project/620$Build-3</meta:generator>
  </office:meta>
</office:document-meta>
</file>